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94cm" fo:margin-left="2.565cm" fo:margin-right="0.005cm" table:align="margins" style:writing-mode="lr-tb"/>
    </style:style>
    <style:style style:name="Table1.A" style:family="table-column">
      <style:table-column-properties style:column-width="2.043cm" style:rel-column-width="9602*"/>
    </style:style>
    <style:style style:name="Table1.B" style:family="table-column">
      <style:table-column-properties style:column-width="11.897cm"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13.981cm" fo:margin-left="2.544cm" fo:margin-right="-0.014cm" table:align="margins" style:writing-mode="lr-tb"/>
    </style:style>
    <style:style style:name="Table5.A" style:family="table-column">
      <style:table-column-properties style:column-width="6.168cm" style:rel-column-width="28914*"/>
    </style:style>
    <style:style style:name="Table5.B" style:family="table-column">
      <style:table-column-properties style:column-width="7.812cm"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43cm" fo:margin-left="1.916cm" fo:margin-right="0.051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041cm" style:rel-column-width="18209*"/>
    </style:style>
    <style:style style:name="Table2.B" style:family="table-column">
      <style:table-column-properties style:column-width="3.833cm" style:rel-column-width="17271*"/>
    </style:style>
    <style:style style:name="Table2.C" style:family="table-column">
      <style:table-column-properties style:column-width="6.669cm"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084cm"/>
    </style:style>
    <style:style style:name="Table3.B" style:family="table-column">
      <style:table-column-properties style:column-width="2.792cm"/>
    </style:style>
    <style:style style:name="Table3.C" style:family="table-column">
      <style:table-column-properties style:column-width="1.896cm"/>
    </style:style>
    <style:style style:name="Table3.D" style:family="table-column">
      <style:table-column-properties style:column-width="3.877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fo:margin-left="1.942cm" fo:margin-right="0.025cm" table:align="margins" style:writing-mode="lr-tb"/>
    </style:style>
    <style:style style:name="Table4.A" style:family="table-column">
      <style:table-column-properties style:rel-column-width="11731*"/>
    </style:style>
    <style:style style:name="Table4.B" style:family="table-column">
      <style:table-column-properties style:rel-column-width="17335*"/>
    </style:style>
    <style:style style:name="Table4.C" style:family="table-column">
      <style:table-column-properties style:rel-column-width="12518*"/>
    </style:style>
    <style:style style:name="Table4.D" style:family="table-column">
      <style:table-column-properties style:rel-column-width="8465*"/>
    </style:style>
    <style:style style:name="Table4.E" style:family="table-column">
      <style:table-column-properties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ode">
      <style:paragraph-properties fo:orphans="2" fo:widows="2"/>
    </style:style>
    <style:style style:name="P2" style:family="paragraph" style:parent-style-name="code">
      <style:paragraph-properties fo:orphans="2" fo:widows="2"/>
      <style:text-properties style:font-name="Courier New2" fo:font-size="8.5pt" style:font-size-asian="8.5pt" style:font-size-complex="8.5pt"/>
    </style:style>
    <style:style style:name="P3" style:family="paragraph" style:parent-style-name="code">
      <style:text-properties fo:color="#000000" style:font-name-asian="Courier New2" style:font-name-complex="Courier New2"/>
    </style:style>
    <style:style style:name="P4" style:family="paragraph" style:parent-style-name="body-code">
      <style:paragraph-properties fo:orphans="2" fo:widows="2"/>
    </style:style>
    <style:style style:name="P5" style:family="paragraph" style:parent-style-name="body-code">
      <style:paragraph-properties fo:orphans="2" fo:widows="2"/>
      <style:text-properties style:font-name="Times New Roman" style:font-name-complex="Times New Roman2"/>
    </style:style>
    <style:style style:name="P6" style:family="paragraph" style:parent-style-name="code">
      <style:paragraph-properties fo:orphans="2" fo:widows="2"/>
    </style:style>
    <style:style style:name="P7" style:family="paragraph" style:parent-style-name="code">
      <style:paragraph-properties fo:orphans="2" fo:widows="2"/>
      <style:text-properties style:font-name="Courier New2" fo:font-size="8.5pt" style:font-size-asian="8.5pt" style:font-size-complex="8.5pt"/>
    </style:style>
    <style:style style:name="P8"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9" style:family="paragraph" style:parent-style-name="code">
      <style:text-properties fo:color="#000000" style:font-name-asian="Courier New2" style:font-name-complex="Courier New2"/>
    </style:style>
    <style:style style:name="P10"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11"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12" style:family="paragraph" style:parent-style-name="code">
      <style:text-properties fo:color="#008000" style:font-name="Courier New1" fo:font-size="8pt" fo:font-weight="bold" style:font-size-asian="8pt" style:font-name-complex="Courier New3" style:font-size-complex="8pt"/>
    </style:style>
    <style:style style:name="P13" style:family="paragraph" style:parent-style-name="code">
      <style:paragraph-properties fo:orphans="2" fo:widows="2"/>
      <style:text-properties fo:font-size="8.5pt" style:font-size-asian="8.5pt" style:font-size-complex="8.5pt"/>
    </style:style>
    <style:style style:name="P14" style:family="paragraph" style:parent-style-name="code">
      <style:paragraph-properties style:line-height-at-least="0.441cm" fo:orphans="2" fo:widows="2"/>
      <style:text-properties fo:font-size="8.5pt" style:font-size-asian="8.5pt" style:font-size-complex="8.5pt"/>
    </style:style>
    <style:style style:name="P15" style:family="paragraph" style:parent-style-name="code">
      <style:text-properties style:font-name="Courier New" style:font-name-complex="Courier New3"/>
    </style:style>
    <style:style style:name="P16" style:family="paragraph" style:parent-style-name="body">
      <style:paragraph-properties fo:orphans="2" fo:widows="2"/>
    </style:style>
    <style:style style:name="P17" style:family="paragraph" style:parent-style-name="body">
      <style:paragraph-properties loext:contextual-spacing="false" fo:orphans="2" fo:widows="2"/>
    </style:style>
    <style:style style:name="P18" style:family="paragraph" style:parent-style-name="body">
      <style:paragraph-properties fo:orphans="2" fo:widows="2"/>
      <style:text-properties style:font-name="Courier New2"/>
    </style:style>
    <style:style style:name="P19" style:family="paragraph" style:parent-style-name="body">
      <style:paragraph-properties loext:contextual-spacing="false"/>
    </style:style>
    <style:style style:name="P20" style:family="paragraph" style:parent-style-name="body">
      <style:paragraph-properties fo:orphans="2" fo:widows="2"/>
      <style:text-properties style:font-name="Courier New" style:font-name-complex="Courier New3"/>
    </style:style>
    <style:style style:name="P21" style:family="paragraph" style:parent-style-name="body">
      <style:paragraph-properties fo:orphans="2" fo:widows="2"/>
      <style:text-properties fo:font-size="11pt" fo:font-weight="bold" style:font-size-asian="11pt" style:font-weight-asian="bold" style:font-size-complex="11pt" style:font-weight-complex="bold"/>
    </style:style>
    <style:style style:name="P22" style:family="paragraph" style:parent-style-name="body">
      <style:text-properties fo:color="#000000" style:font-name="Times New Roman" fo:font-size="10.5pt" style:font-name-asian="Courier New2" style:font-size-asian="10.5pt" style:font-name-complex="Courier New2" style:font-size-complex="10.5pt"/>
    </style:style>
    <style:style style:name="P23" style:family="paragraph" style:parent-style-name="body">
      <style:paragraph-properties fo:text-align="start" style:justify-single-word="false"/>
    </style:style>
    <style:style style:name="P24" style:family="paragraph" style:parent-style-name="body">
      <style:paragraph-properties fo:text-align="start" style:justify-single-word="false" fo:orphans="2" fo:widows="2"/>
    </style:style>
    <style:style style:name="P25" style:family="paragraph" style:parent-style-name="body">
      <style:paragraph-properties fo:orphans="2" fo:widows="2"/>
      <style:text-properties style:font-name="Times New Roman"/>
    </style:style>
    <style:style style:name="P26" style:family="paragraph" style:parent-style-name="body">
      <style:paragraph-properties fo:text-align="justify" style:justify-single-word="false" fo:orphans="2" fo:widows="2"/>
    </style:style>
    <style:style style:name="P27" style:family="paragraph" style:parent-style-name="bullet">
      <style:paragraph-properties fo:margin-top="0cm" fo:margin-bottom="0.176cm" fo:orphans="2" fo:widows="2"/>
    </style:style>
    <style:style style:name="P28" style:family="paragraph" style:parent-style-name="bullet">
      <style:paragraph-properties loext:contextual-spacing="false" fo:margin-top="0cm" fo:margin-bottom="0.176cm" fo:orphans="2" fo:widows="2"/>
    </style:style>
    <style:style style:name="P29" style:family="paragraph" style:parent-style-name="bullet">
      <style:paragraph-properties loext:contextual-spacing="false" fo:margin-top="0cm" fo:margin-bottom="0.176cm" fo:text-align="start" style:justify-single-word="false" fo:orphans="2" fo:widows="2"/>
    </style:style>
    <style:style style:name="P30" style:family="paragraph" style:parent-style-name="CellBody">
      <style:paragraph-properties loext:contextual-spacing="false" fo:margin-left="0.212cm" fo:margin-right="0.212cm" fo:margin-top="0.212cm" fo:margin-bottom="0.141cm" fo:orphans="2" fo:widows="2" fo:text-indent="0cm" style:auto-text-indent="false"/>
    </style:style>
    <style:style style:name="P31"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32"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33" style:family="paragraph" style:parent-style-name="CellHeading">
      <style:paragraph-properties loext:contextual-spacing="false" fo:margin-left="0.212cm" fo:margin-right="0.212cm" fo:margin-top="0.282cm" fo:margin-bottom="0.212cm" fo:orphans="2" fo:widows="2" fo:text-indent="0cm" style:auto-text-indent="false"/>
    </style:style>
    <style:style style:name="P34" style:family="paragraph" style:parent-style-name="CellHeading">
      <style:paragraph-properties loext:contextual-spacing="false" fo:margin-left="0.212cm" fo:margin-right="0.212cm" fo:margin-top="0.282cm" fo:margin-bottom="0.212cm" fo:orphans="2" fo:widows="2" fo:text-indent="0cm" style:auto-text-indent="false"/>
      <style:text-properties fo:font-weight="bold" style:font-weight-asian="bold" style:font-weight-complex="bold"/>
    </style:style>
    <style:style style:name="P35" style:family="paragraph" style:parent-style-name="CellHeading">
      <style:paragraph-properties loext:contextual-spacing="false" fo:margin-left="0.212cm" fo:margin-right="0.212cm" fo:margin-top="0.282cm" fo:margin-bottom="0.212cm" fo:orphans="2" fo:widows="2" fo:text-indent="0cm" style:auto-text-indent="false"/>
      <style:text-properties fo:font-size="10.5pt" fo:font-weight="bold" style:font-size-asian="10.5pt" style:font-weight-asian="bold" style:font-size-complex="10.5pt" style:font-weight-complex="bold"/>
    </style:style>
    <style:style style:name="P36" style:family="paragraph" style:parent-style-name="CellHeading">
      <style:paragraph-properties loext:contextual-spacing="false" fo:margin-left="0.212cm" fo:margin-right="0.212cm" fo:margin-top="0.282cm" fo:margin-bottom="0.212cm" fo:orphans="2" fo:widows="2" fo:text-indent="0cm" style:auto-text-indent="false"/>
      <style:text-properties fo:font-size="10.5pt" style:font-size-asian="10.5pt" style:font-size-complex="10.5pt"/>
    </style:style>
    <style:style style:name="P37" style:family="paragraph" style:parent-style-name="sectionheading">
      <style:paragraph-properties loext:contextual-spacing="false" fo:margin-top="0.106cm" fo:margin-bottom="0.141cm" fo:orphans="2" fo:widows="2"/>
    </style:style>
    <style:style style:name="P38" style:family="paragraph" style:parent-style-name="body">
      <style:paragraph-properties fo:margin-left="2.54cm" fo:margin-right="0cm" fo:orphans="2" fo:widows="2" fo:text-indent="0cm" style:auto-text-indent="false"/>
    </style:style>
    <style:style style:name="P39" style:family="paragraph" style:parent-style-name="TableTitle">
      <style:paragraph-properties fo:orphans="2" fo:widows="2"/>
    </style:style>
    <style:style style:name="P40" style:family="paragraph" style:parent-style-name="Standard">
      <style:paragraph-properties loext:contextual-spacing="false" fo:margin-top="0cm" fo:margin-bottom="0cm" fo:orphans="2" fo:widows="2"/>
    </style:style>
    <style:style style:name="P41" style:family="paragraph" style:parent-style-name="bullet">
      <style:paragraph-properties loext:contextual-spacing="false" fo:margin-top="0cm" fo:margin-bottom="0.141cm" fo:orphans="2" fo:widows="2"/>
      <style:text-properties style:font-name="Courier New" style:font-name-complex="Courier New3"/>
    </style:style>
    <style:style style:name="P42" style:family="paragraph" style:parent-style-name="Text_20_body">
      <style:paragraph-properties loext:contextual-spacing="false" fo:margin-top="0cm" fo:margin-bottom="0.141cm" fo:orphans="2" fo:widows="2"/>
    </style:style>
    <style:style style:name="P43" style:family="paragraph" style:parent-style-name="Standard">
      <style:paragraph-properties fo:line-height="0.353cm" fo:orphans="2" fo:widows="2"/>
      <style:text-properties fo:font-size="12pt" style:font-size-asian="12pt" style:font-size-complex="12pt"/>
    </style:style>
    <style:style style:name="P44" style:family="paragraph" style:parent-style-name="Standard">
      <style:paragraph-properties fo:line-height="0.212cm" fo:orphans="2" fo:widows="2"/>
      <style:text-properties fo:font-size="12pt" style:font-size-asian="12pt" style:font-size-complex="12pt"/>
    </style:style>
    <style:style style:name="P45" style:family="paragraph" style:parent-style-name="Standard">
      <style:paragraph-properties loext:contextual-spacing="false" fo:margin-top="0cm" fo:margin-bottom="2.54cm" style:line-height-at-least="0.353cm" fo:orphans="2" fo:widows="2"/>
    </style:style>
    <style:style style:name="P46" style:family="paragraph" style:parent-style-name="Standard">
      <style:paragraph-properties loext:contextual-spacing="false" fo:margin-top="0.423cm" fo:margin-bottom="0cm" style:line-height-at-least="0.353cm" fo:orphans="2" fo:widows="2" fo:keep-with-next="always"/>
    </style:style>
    <style:style style:name="P47" style:family="paragraph" style:parent-style-name="CellBody">
      <style:paragraph-properties fo:orphans="2" fo:widows="2"/>
    </style:style>
    <style:style style:name="P48" style:family="paragraph" style:parent-style-name="sectionheading">
      <style:paragraph-properties fo:orphans="2" fo:widows="2"/>
    </style:style>
    <style:style style:name="P49" style:family="paragraph" style:parent-style-name="sectionheading">
      <style:paragraph-properties loext:contextual-spacing="false" fo:margin-top="0.071cm" fo:margin-bottom="0.141cm" fo:orphans="2" fo:widows="2"/>
    </style:style>
    <style:style style:name="P50" style:family="paragraph" style:parent-style-name="bullet">
      <style:paragraph-properties loext:contextual-spacing="false" fo:margin-left="2.54cm" fo:margin-right="0.635cm" fo:margin-top="0cm" fo:margin-bottom="0.176cm" fo:orphans="2" fo:widows="2" fo:text-indent="-0.388cm" style:auto-text-indent="false"/>
    </style:style>
    <style:style style:name="P51" style:family="paragraph" style:parent-style-name="bullet">
      <style:paragraph-properties loext:contextual-spacing="false" fo:margin-left="3.81cm" fo:margin-right="0.635cm" fo:margin-top="0cm" fo:margin-bottom="0.176cm" fo:orphans="2" fo:widows="2" fo:text-indent="-0.388cm" style:auto-text-indent="false"/>
    </style:style>
    <style:style style:name="P52" style:family="paragraph" style:parent-style-name="body" style:master-page-name="">
      <style:paragraph-properties fo:margin-top="0.101cm" fo:margin-bottom="0.139cm" style:page-number="auto"/>
    </style:style>
    <style:style style:name="P53" style:family="paragraph" style:parent-style-name="body">
      <style:paragraph-properties fo:margin-top="0.101cm" fo:margin-bottom="0.139cm"/>
    </style:style>
    <style:style style:name="P54" style:family="paragraph" style:parent-style-name="body" style:master-page-name="">
      <style:paragraph-properties fo:keep-together="always" style:page-number="auto"/>
    </style:style>
    <style:style style:name="P55" style:family="paragraph" style:parent-style-name="body" style:master-page-name="">
      <style:paragraph-properties loext:contextual-spacing="false" style:page-number="auto"/>
    </style:style>
    <style:style style:name="P56" style:family="paragraph" style:parent-style-name="body">
      <style:paragraph-properties fo:margin-top="0.3cm" fo:margin-bottom="0.139cm"/>
    </style:style>
    <style:style style:name="P57" style:family="paragraph" style:parent-style-name="body">
      <style:paragraph-properties fo:margin-top="0.3cm" fo:margin-bottom="0.139cm" fo:text-align="start" style:justify-single-word="false"/>
    </style:style>
    <style:style style:name="P58" style:family="paragraph" style:parent-style-name="body" style:master-page-name="">
      <style:paragraph-properties fo:margin-top="0.3cm" fo:margin-bottom="0.139cm" fo:keep-together="always" style:page-number="auto" fo:keep-with-next="always"/>
    </style:style>
    <style:style style:name="P59" style:family="paragraph" style:parent-style-name="bullet">
      <style:paragraph-properties fo:orphans="2" fo:widows="2"/>
    </style:style>
    <style:style style:name="P60" style:family="paragraph" style:parent-style-name="Heading_20_1" style:master-page-name="Standard">
      <style:paragraph-properties loext:contextual-spacing="false" fo:margin-top="0cm" fo:margin-bottom="0cm" fo:orphans="2" fo:widows="2" style:page-number="auto"/>
    </style:style>
    <style:style style:name="P61" style:family="paragraph" style:parent-style-name="Heading_20_2">
      <style:paragraph-properties loext:contextual-spacing="false" fo:margin-top="0cm" fo:margin-bottom="0.141cm" fo:orphans="2" fo:widows="2"/>
    </style:style>
    <style:style style:name="P6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63" style:family="paragraph" style:parent-style-name="Heading_20_3">
      <style:paragraph-properties fo:orphans="2" fo:widows="2"/>
    </style:style>
    <style:style style:name="P64" style:family="paragraph" style:parent-style-name="Heading_20_3">
      <style:text-properties style:use-window-font-color="true" style:font-name="Times New Roman"/>
    </style:style>
    <style:style style:name="P65" style:family="paragraph" style:parent-style-name="Heading_20_3">
      <style:paragraph-properties loext:contextual-spacing="false" fo:margin-top="0.106cm" fo:margin-bottom="0.176cm" fo:orphans="2" fo:widows="2"/>
    </style:style>
    <style:style style:name="P66"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67" style:family="paragraph" style:parent-style-name="Heading_20_3">
      <style:paragraph-properties loext:contextual-spacing="false" fo:margin-top="0.071cm" fo:margin-bottom="0.176cm" fo:orphans="2" fo:widows="2"/>
    </style:style>
    <style:style style:name="P68" style:family="paragraph" style:parent-style-name="Heading_20_3">
      <style:paragraph-properties fo:orphans="0" fo:widows="0" style:writing-mode="lr-tb"/>
    </style:style>
    <style:style style:name="P69" style:family="paragraph" style:parent-style-name="Heading_20_3">
      <style:paragraph-properties fo:orphans="2" fo:widows="2" style:writing-mode="lr-tb"/>
    </style:style>
    <style:style style:name="P70" style:family="paragraph" style:parent-style-name="body" style:list-style-name="L7"/>
    <style:style style:name="P71" style:family="paragraph" style:parent-style-name="body" style:list-style-name="L8"/>
    <style:style style:name="P72" style:family="paragraph" style:parent-style-name="body" style:list-style-name="L9"/>
    <style:style style:name="P73" style:family="paragraph" style:parent-style-name="body" style:list-style-name="L10"/>
    <style:style style:name="P74" style:family="paragraph" style:parent-style-name="body" style:list-style-name="L11"/>
    <style:style style:name="P75" style:family="paragraph" style:parent-style-name="body" style:list-style-name="L11">
      <style:text-properties style:font-name="Courier New1"/>
    </style:style>
    <style:style style:name="P76" style:family="paragraph" style:parent-style-name="body" style:list-style-name="L12"/>
    <style:style style:name="P77" style:family="paragraph" style:parent-style-name="body" style:list-style-name="L13">
      <style:paragraph-properties loext:contextual-spacing="false"/>
    </style:style>
    <style:style style:name="P78" style:family="paragraph" style:parent-style-name="body" style:list-style-name="L14">
      <style:paragraph-properties loext:contextual-spacing="false"/>
    </style:style>
    <style:style style:name="P79" style:family="paragraph" style:parent-style-name="body">
      <style:paragraph-properties fo:orphans="2" fo:widows="2"/>
      <style:text-properties style:use-window-font-color="true" style:font-name="Times New Roman"/>
    </style:style>
    <style:style style:name="P80" style:family="paragraph" style:parent-style-name="body-code" style:list-style-name="L6">
      <style:paragraph-properties fo:orphans="2" fo:widows="2"/>
    </style:style>
    <style:style style:name="P81" style:family="paragraph" style:parent-style-name="body-code" style:list-style-name="L15">
      <style:paragraph-properties fo:orphans="2" fo:widows="2"/>
    </style:style>
    <style:style style:name="P82" style:family="paragraph" style:parent-style-name="body-code" style:list-style-name="L16">
      <style:paragraph-properties fo:orphans="2" fo:widows="2"/>
    </style:style>
    <style:style style:name="P83" style:family="paragraph" style:parent-style-name="body-code" style:list-style-name="L16">
      <style:paragraph-properties fo:margin-top="0cm" fo:margin-bottom="0.439cm" fo:orphans="2" fo:widows="2"/>
    </style:style>
    <style:style style:name="P84" style:family="paragraph" style:parent-style-name="bullet" style:list-style-name="L2">
      <style:paragraph-properties fo:margin-left="2.54cm" fo:margin-right="0.64cm" fo:margin-top="0cm" fo:margin-bottom="0.176cm" fo:text-align="start" style:justify-single-word="false" fo:orphans="2" fo:widows="2" fo:text-indent="-0.39cm" style:auto-text-indent="false">
        <style:tab-stops>
          <style:tab-stop style:position="2.54cm"/>
          <style:tab-stop style:position="3.81cm"/>
          <style:tab-stop style:position="5.08cm"/>
        </style:tab-stops>
      </style:paragraph-properties>
    </style:style>
    <style:style style:name="P85" style:family="paragraph" style:parent-style-name="bullet" style:list-style-name="L3">
      <style:paragraph-properties fo:margin-left="2.54cm" fo:margin-right="0.64cm" fo:margin-top="0cm" fo:margin-bottom="0.176cm" fo:text-align="start" style:justify-single-word="false" fo:orphans="2" fo:widows="2" fo:text-indent="-0.39cm" style:auto-text-indent="false">
        <style:tab-stops>
          <style:tab-stop style:position="2.54cm"/>
          <style:tab-stop style:position="3.81cm"/>
          <style:tab-stop style:position="5.08cm"/>
        </style:tab-stops>
      </style:paragraph-properties>
    </style:style>
    <style:style style:name="P86" style:family="paragraph" style:parent-style-name="bullet" style:list-style-name="L5">
      <style:paragraph-properties fo:margin-left="2.54cm" fo:margin-right="0.64cm" fo:margin-top="0cm" fo:margin-bottom="0.176cm" fo:text-align="start" style:justify-single-word="false" fo:orphans="2" fo:widows="2" fo:text-indent="-0.39cm" style:auto-text-indent="false"/>
    </style:style>
    <style:style style:name="P87" style:family="paragraph" style:parent-style-name="bullet" style:list-style-name="L4">
      <style:paragraph-properties fo:margin-left="3.54cm" fo:margin-right="0.64cm" fo:orphans="2" fo:widows="2" fo:text-indent="-0.39cm" style:auto-text-indent="false">
        <style:tab-stops>
          <style:tab-stop style:position="2.54cm"/>
          <style:tab-stop style:position="3.81cm"/>
          <style:tab-stop style:position="5.08cm"/>
        </style:tab-stops>
      </style:paragraph-properties>
    </style:style>
    <style:style style:name="P88" style:family="paragraph" style:parent-style-name="code">
      <style:paragraph-properties fo:orphans="2" fo:widows="2"/>
    </style:style>
    <style:style style:name="P89" style:family="paragraph" style:parent-style-name="code">
      <style:paragraph-properties fo:orphans="2" fo:widows="2"/>
      <style:text-properties style:font-name="Courier New2" fo:font-size="8.5pt" style:font-size-asian="8.5pt" style:font-size-complex="8.5pt"/>
    </style:style>
    <style:style style:name="P90" style:family="paragraph" style:parent-style-name="code">
      <style:text-properties fo:color="#000000" style:font-name-asian="Courier New2" style:font-name-complex="Courier New2"/>
    </style:style>
    <style:style style:name="P91" style:family="paragraph" style:parent-style-name="bullet2" style:list-style-name="L1">
      <style:paragraph-properties loext:contextual-spacing="false" fo:margin-top="0cm" fo:margin-bottom="0.035cm" fo:orphans="2" fo:widows="2"/>
    </style:style>
    <style:style style:name="P92" style:family="paragraph" style:parent-style-name="bullet2" style:list-style-name="L1">
      <style:paragraph-properties loext:contextual-spacing="false" fo:margin-top="0cm" fo:margin-bottom="0.035cm" fo:orphans="2" fo:widows="2"/>
      <style:text-properties style:font-name="Courier New2" fo:font-size="10.5pt" style:font-size-asian="10.5pt" style:font-size-complex="10.5pt"/>
    </style:style>
    <style:style style:name="P93"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73cm" fo:text-indent="-0.635cm" fo:margin-left="8.5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208cm" fo:text-indent="-0.635cm" fo:margin-left="9.2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843cm" fo:text-indent="-0.635cm" fo:margin-left="9.84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cm" fo:text-indent="-0.635cm" fo:margin-left="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5cm" fo:text-indent="-0.635cm" fo:margin-left="9.1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3cm" fo:text-indent="-0.635cm" fo:margin-left="7.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48cm" fo:text-indent="-0.635cm" fo:margin-left="8.3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3cm" fo:text-indent="-0.635cm" fo:margin-left="8.98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69726848" text:id="ct105553169726848">
          <text:insertion>
            <office:change-info>
              <dc:creator>Craig Russell</dc:creator>
              <dc:date>2025-01-20T17:36:00</dc:date>
            </office:change-info>
          </text:insertion>
        </text:changed-region>
        <text:changed-region xml:id="ct105553169727040" text:id="ct105553169727040">
          <text:insertion>
            <office:change-info>
              <dc:creator>Craig Russell</dc:creator>
              <dc:date>2025-01-20T17:37:00</dc:date>
            </office:change-info>
          </text:insertion>
        </text:changed-region>
        <text:changed-region xml:id="ct105553169629184" text:id="ct105553169629184">
          <text:insertion>
            <office:change-info>
              <dc:creator>Craig Russell</dc:creator>
              <dc:date>2024-10-22T10:55:00</dc:date>
            </office:change-info>
          </text:insertion>
        </text:changed-region>
        <text:changed-region xml:id="ct105553169629376" text:id="ct105553169629376">
          <text:insertion>
            <office:change-info>
              <dc:creator>Craig Russell</dc:creator>
              <dc:date>2024-11-11T16:31:00</dc:date>
            </office:change-info>
          </text:insertion>
        </text:changed-region>
        <text:changed-region xml:id="ct105553169629568" text:id="ct105553169629568">
          <text:insertion>
            <office:change-info>
              <dc:creator>Craig Russell</dc:creator>
              <dc:date>2024-11-11T16:33:00</dc:date>
            </office:change-info>
          </text:insertion>
        </text:changed-region>
        <text:changed-region xml:id="ct105553169630528" text:id="ct105553169630528">
          <text:format-change>
            <office:change-info>
              <dc:creator>Craig Russell</dc:creator>
              <dc:date>2024-11-11T18:19:00</dc:date>
            </office:change-info>
          </text:format-change>
        </text:changed-region>
        <text:changed-region xml:id="ct105553169630720" text:id="ct105553169630720">
          <text:insertion>
            <office:change-info>
              <dc:creator>Craig Russell</dc:creator>
              <dc:date>2024-11-11T18:23:00</dc:date>
            </office:change-info>
          </text:insertion>
        </text:changed-region>
        <text:changed-region xml:id="ct105553169630912" text:id="ct105553169630912">
          <text:insertion>
            <office:change-info>
              <dc:creator>Craig Russell</dc:creator>
              <dc:date>2024-11-11T18:24:00</dc:date>
            </office:change-info>
          </text:insertion>
        </text:changed-region>
        <text:changed-region xml:id="ct105553169631104" text:id="ct105553169631104">
          <text:insertion>
            <office:change-info>
              <dc:creator>Michael Bouschen</dc:creator>
              <dc:date>2025-01-26T22:40:00</dc:date>
            </office:change-info>
          </text:insertion>
        </text:changed-region>
        <text:changed-region xml:id="ct105553169631296" text:id="ct105553169631296">
          <text:insertion>
            <office:change-info>
              <dc:creator>Michael Bouschen</dc:creator>
              <dc:date>2025-01-26T23:12:00</dc:date>
            </office:change-info>
          </text:insertion>
        </text:changed-region>
        <text:changed-region xml:id="ct105553169631488" text:id="ct105553169631488">
          <text:deletion>
            <office:change-info>
              <dc:creator>Michael Bouschen</dc:creator>
              <dc:date>2025-01-26T23:09:00</dc:date>
            </office:change-info>
            <text:p text:style-name="P1"><text:alphabetical-index-mark-start text:id="IMark9865862408" text:main-entry="true"/><text:s/><text:alphabetical-index-mark-end text:id="IMark9865862408"/></text:p>
          </text:deletion>
        </text:changed-region>
        <text:changed-region xml:id="ct105553169631680" text:id="ct105553169631680">
          <text:deletion>
            <office:change-info>
              <dc:creator>Michael Bouschen</dc:creator>
              <dc:date>2025-01-26T23:09:00</dc:date>
            </office:change-info>
            <text:p text:style-name="P1"><text:alphabetical-index-mark-start text:id="IMark9865862408" text:main-entry="true"/><text:s/><text:alphabetical-index-mark-end text:id="IMark9865862408"/></text:p>
          </text:deletion>
        </text:changed-region>
        <text:changed-region xml:id="ct105553169631872" text:id="ct105553169631872">
          <text:insertion>
            <office:change-info>
              <dc:creator>Craig Russell</dc:creator>
              <dc:date>2024-10-29T16:55:00</dc:date>
            </office:change-info>
          </text:insertion>
        </text:changed-region>
        <text:changed-region xml:id="ct105553169632064" text:id="ct105553169632064">
          <text:deletion>
            <office:change-info>
              <dc:creator>Craig Russell</dc:creator>
              <dc:date>2024-10-29T16:55:00</dc:date>
            </office:change-info>
            <text:p text:style-name="code">e</text:p>
          </text:deletion>
        </text:changed-region>
        <text:changed-region xml:id="ct105553169632256" text:id="ct105553169632256">
          <text:insertion>
            <office:change-info>
              <dc:creator>Craig Russell</dc:creator>
              <dc:date>2024-10-28T14:27:00</dc:date>
            </office:change-info>
          </text:insertion>
        </text:changed-region>
        <text:changed-region xml:id="ct105553169632448" text:id="ct105553169632448">
          <text:insertion>
            <office:change-info>
              <dc:creator>Michael Bouschen</dc:creator>
              <dc:date>2025-01-26T23:12:00</dc:date>
            </office:change-info>
          </text:insertion>
        </text:changed-region>
        <text:changed-region xml:id="ct105553169632640" text:id="ct105553169632640">
          <text:deletion>
            <office:change-info>
              <dc:creator>Michael Bouschen</dc:creator>
              <dc:date>2025-01-26T23:07:00</dc:date>
            </office:change-info>
            <text:p text:style-name="P1"><text:s/></text:p>
          </text:deletion>
        </text:changed-region>
        <text:changed-region xml:id="ct105553169632832" text:id="ct105553169632832">
          <text:deletion>
            <office:change-info>
              <dc:creator>Michael Bouschen</dc:creator>
              <dc:date>2025-01-26T23:07:00</dc:date>
            </office:change-info>
            <text:p text:style-name="P1"><text:alphabetical-index-mark-start text:id="IMark9865862408" text:main-entry="true"/><text:s/><text:alphabetical-index-mark-end text:id="IMark9865862408"/></text:p>
          </text:deletion>
        </text:changed-region>
        <text:changed-region xml:id="ct105553169633024" text:id="ct105553169633024">
          <text:deletion>
            <office:change-info>
              <dc:creator>Michael Bouschen</dc:creator>
              <dc:date>2025-01-26T23:07:00</dc:date>
            </office:change-info>
            <text:p text:style-name="P1"><text:s/></text:p>
          </text:deletion>
        </text:changed-region>
        <text:changed-region xml:id="ct105553169633216" text:id="ct105553169633216">
          <text:insertion>
            <office:change-info>
              <dc:creator>Craig Russell</dc:creator>
              <dc:date>2024-10-29T16:56:00</dc:date>
            </office:change-info>
          </text:insertion>
        </text:changed-region>
        <text:changed-region xml:id="ct105553169633408" text:id="ct105553169633408">
          <text:deletion>
            <office:change-info>
              <dc:creator>Craig Russell</dc:creator>
              <dc:date>2024-10-29T16:56:00</dc:date>
            </office:change-info>
            <text:p text:style-name="code">e</text:p>
          </text:deletion>
        </text:changed-region>
        <text:changed-region xml:id="ct105553169633600" text:id="ct105553169633600">
          <text:insertion>
            <office:change-info>
              <dc:creator>Craig Russell</dc:creator>
              <dc:date>2024-10-28T14:29:00</dc:date>
            </office:change-info>
          </text:insertion>
        </text:changed-region>
        <text:changed-region xml:id="ct105553169633792" text:id="ct105553169633792">
          <text:insertion>
            <office:change-info>
              <dc:creator>Michael Bouschen</dc:creator>
              <dc:date>2025-01-26T23:12:00</dc:date>
            </office:change-info>
          </text:insertion>
        </text:changed-region>
        <text:changed-region xml:id="ct105553169633984" text:id="ct105553169633984">
          <text:deletion>
            <office:change-info>
              <dc:creator>Michael Bouschen</dc:creator>
              <dc:date>2025-01-26T23:09:00</dc:date>
            </office:change-info>
            <text:p text:style-name="P1"><text:s/></text:p>
          </text:deletion>
        </text:changed-region>
        <text:changed-region xml:id="ct105553169634176" text:id="ct105553169634176">
          <text:deletion>
            <office:change-info>
              <dc:creator>Michael Bouschen</dc:creator>
              <dc:date>2025-01-26T23:09:00</dc:date>
            </office:change-info>
            <text:p text:style-name="P1"><text:s/></text:p>
          </text:deletion>
        </text:changed-region>
        <text:changed-region xml:id="ct105553169634368" text:id="ct105553169634368">
          <text:deletion>
            <office:change-info>
              <dc:creator>Michael Bouschen</dc:creator>
              <dc:date>2025-01-26T23:09:00</dc:date>
            </office:change-info>
            <text:p text:style-name="P1"><text:alphabetical-index-mark-start text:id="IMark9865862408" text:main-entry="true"/><text:s/><text:alphabetical-index-mark-end text:id="IMark9865862408"/></text:p>
          </text:deletion>
        </text:changed-region>
        <text:changed-region xml:id="ct105553169634560" text:id="ct105553169634560">
          <text:insertion>
            <office:change-info>
              <dc:creator>Craig Russell</dc:creator>
              <dc:date>2024-10-29T16:56:00</dc:date>
            </office:change-info>
          </text:insertion>
        </text:changed-region>
        <text:changed-region xml:id="ct105553169634752" text:id="ct105553169634752">
          <text:deletion>
            <office:change-info>
              <dc:creator>Craig Russell</dc:creator>
              <dc:date>2024-10-29T16:56:00</dc:date>
            </office:change-info>
            <text:p text:style-name="code">e</text:p>
          </text:deletion>
        </text:changed-region>
        <text:changed-region xml:id="ct105553169634944" text:id="ct105553169634944">
          <text:insertion>
            <office:change-info>
              <dc:creator>Craig Russell</dc:creator>
              <dc:date>2024-10-28T14:29:00</dc:date>
            </office:change-info>
          </text:insertion>
        </text:changed-region>
        <text:changed-region xml:id="ct105553169635136" text:id="ct105553169635136">
          <text:insertion>
            <office:change-info>
              <dc:creator>Michael Bouschen</dc:creator>
              <dc:date>2025-01-26T23:13:00</dc:date>
            </office:change-info>
          </text:insertion>
        </text:changed-region>
        <text:changed-region xml:id="ct105553169635328" text:id="ct105553169635328">
          <text:deletion>
            <office:change-info>
              <dc:creator>Michael Bouschen</dc:creator>
              <dc:date>2025-01-26T23:10:00</dc:date>
            </office:change-info>
            <text:p text:style-name="P1"><text:s/></text:p>
          </text:deletion>
        </text:changed-region>
        <text:changed-region xml:id="ct105553169635520" text:id="ct105553169635520">
          <text:deletion>
            <office:change-info>
              <dc:creator>Michael Bouschen</dc:creator>
              <dc:date>2025-01-26T23:10:00</dc:date>
            </office:change-info>
            <text:p text:style-name="P2"><text:s/></text:p>
          </text:deletion>
        </text:changed-region>
        <text:changed-region xml:id="ct105553169635712" text:id="ct105553169635712">
          <text:insertion>
            <office:change-info>
              <dc:creator>Craig Russell</dc:creator>
              <dc:date>2024-10-29T16:56:00</dc:date>
            </office:change-info>
          </text:insertion>
        </text:changed-region>
        <text:changed-region xml:id="ct105553169635904" text:id="ct105553169635904">
          <text:deletion>
            <office:change-info>
              <dc:creator>Craig Russell</dc:creator>
              <dc:date>2024-10-29T16:56:00</dc:date>
            </office:change-info>
            <text:p text:style-name="code">e</text:p>
          </text:deletion>
        </text:changed-region>
        <text:changed-region xml:id="ct105553169636096" text:id="ct105553169636096">
          <text:insertion>
            <office:change-info>
              <dc:creator>Craig Russell</dc:creator>
              <dc:date>2024-10-28T14:29:00</dc:date>
            </office:change-info>
          </text:insertion>
        </text:changed-region>
        <text:changed-region xml:id="ct105553169636288" text:id="ct105553169636288">
          <text:format-change>
            <office:change-info>
              <dc:creator>Craig Russell</dc:creator>
              <dc:date>2024-10-28T14:30:00</dc:date>
            </office:change-info>
          </text:format-change>
        </text:changed-region>
        <text:changed-region xml:id="ct105553169636480" text:id="ct105553169636480">
          <text:format-change>
            <office:change-info>
              <dc:creator>Craig Russell</dc:creator>
              <dc:date>2024-10-29T12:14:00</dc:date>
            </office:change-info>
          </text:format-change>
        </text:changed-region>
        <text:changed-region xml:id="ct105553169636672" text:id="ct105553169636672">
          <text:deletion>
            <office:change-info>
              <dc:creator>Michael Bouschen</dc:creator>
              <dc:date>2025-01-26T23:10:00</dc:date>
            </office:change-info>
            <text:p text:style-name="P1"><text:s/></text:p>
          </text:deletion>
        </text:changed-region>
        <text:changed-region xml:id="ct105553169636864" text:id="ct105553169636864">
          <text:deletion>
            <office:change-info>
              <dc:creator>Michael Bouschen</dc:creator>
              <dc:date>2025-01-26T23:10:00</dc:date>
            </office:change-info>
            <text:p text:style-name="P1"><text:s/></text:p>
          </text:deletion>
        </text:changed-region>
        <text:changed-region xml:id="ct105553169637056" text:id="ct105553169637056">
          <text:insertion>
            <office:change-info>
              <dc:creator>Craig Russell</dc:creator>
              <dc:date>2024-10-28T14:30:00</dc:date>
            </office:change-info>
          </text:insertion>
        </text:changed-region>
        <text:changed-region xml:id="ct105553169637248" text:id="ct105553169637248">
          <text:deletion>
            <office:change-info>
              <dc:creator>Michael Bouschen</dc:creator>
              <dc:date>2025-01-26T23:10:00</dc:date>
            </office:change-info>
            <text:p text:style-name="P1"><text:s/></text:p>
          </text:deletion>
        </text:changed-region>
        <text:changed-region xml:id="ct105553169637440" text:id="ct105553169637440">
          <text:insertion>
            <office:change-info>
              <dc:creator>Craig Russell</dc:creator>
              <dc:date>2024-10-29T16:57:00</dc:date>
            </office:change-info>
          </text:insertion>
        </text:changed-region>
        <text:changed-region xml:id="ct105553169637632" text:id="ct105553169637632">
          <text:deletion>
            <office:change-info>
              <dc:creator>Craig Russell</dc:creator>
              <dc:date>2024-10-29T16:57:00</dc:date>
            </office:change-info>
            <text:p text:style-name="code">d</text:p>
          </text:deletion>
        </text:changed-region>
        <text:changed-region xml:id="ct105553169637824" text:id="ct105553169637824">
          <text:insertion>
            <office:change-info>
              <dc:creator>Craig Russell</dc:creator>
              <dc:date>2024-10-28T14:31:00</dc:date>
            </office:change-info>
          </text:insertion>
        </text:changed-region>
        <text:changed-region xml:id="ct105553169638016" text:id="ct105553169638016">
          <text:insertion>
            <office:change-info>
              <dc:creator>Michael Bouschen</dc:creator>
              <dc:date>2025-01-26T22:29:00</dc:date>
            </office:change-info>
          </text:insertion>
        </text:changed-region>
        <text:changed-region xml:id="ct105553169638208" text:id="ct105553169638208">
          <text:insertion>
            <office:change-info>
              <dc:creator>Michael Bouschen</dc:creator>
              <dc:date>2025-01-26T23:14:00</dc:date>
            </office:change-info>
          </text:insertion>
        </text:changed-region>
        <text:changed-region xml:id="ct105553169638592" text:id="ct105553169638592">
          <text:deletion>
            <office:change-info>
              <dc:creator>Michael Bouschen</dc:creator>
              <dc:date>2025-01-26T23:14:00</dc:date>
            </office:change-info>
            <text:p text:style-name="code">where department.name == :deptName</text:p>
          </text:deletion>
        </text:changed-region>
        <text:changed-region xml:id="ct105553169638400" text:id="ct105553169638400">
          <text:deletion>
            <office:change-info>
              <dc:creator>Michael Bouschen</dc:creator>
              <dc:date>2025-01-26T23:13:00</dc:date>
            </office:change-info>
            <text:p text:style-name="code"/>
            <text:p text:style-name="code"/>
          </text:deletion>
        </text:changed-region>
        <text:changed-region xml:id="ct105553169638784" text:id="ct105553169638784">
          <text:insertion>
            <office:change-info>
              <dc:creator>Michael Bouschen</dc:creator>
              <dc:date>2025-01-26T23:13:00</dc:date>
            </office:change-info>
          </text:insertion>
        </text:changed-region>
        <text:changed-region xml:id="ct105553169638976" text:id="ct105553169638976">
          <text:deletion>
            <office:change-info>
              <dc:creator>Michael Bouschen</dc:creator>
              <dc:date>2025-01-26T23:13:00</dc:date>
            </office:change-info>
            <text:p text:style-name="P1"><text:s/></text:p>
          </text:deletion>
        </text:changed-region>
        <text:changed-region xml:id="ct105553169639168" text:id="ct105553169639168">
          <text:deletion>
            <office:change-info>
              <dc:creator>Michael Bouschen</dc:creator>
              <dc:date>2025-01-26T23:13:00</dc:date>
            </office:change-info>
            <text:p text:style-name="P1"><text:s/></text:p>
          </text:deletion>
        </text:changed-region>
        <text:changed-region xml:id="ct105553169639360" text:id="ct105553169639360">
          <text:insertion>
            <office:change-info>
              <dc:creator>Craig Russell</dc:creator>
              <dc:date>2024-10-29T12:12:00</dc:date>
            </office:change-info>
          </text:insertion>
        </text:changed-region>
        <text:changed-region xml:id="ct105553169639552" text:id="ct105553169639552">
          <text:deletion>
            <office:change-info>
              <dc:creator>Craig Russell</dc:creator>
              <dc:date>2024-10-29T12:12:00</dc:date>
            </office:change-info>
            <text:p text:style-name="code">e</text:p>
          </text:deletion>
        </text:changed-region>
        <text:changed-region xml:id="ct105553169639744" text:id="ct105553169639744">
          <text:insertion>
            <office:change-info>
              <dc:creator>Craig Russell</dc:creator>
              <dc:date>2024-10-28T14:31:00</dc:date>
            </office:change-info>
          </text:insertion>
        </text:changed-region>
        <text:changed-region xml:id="ct105553169639936" text:id="ct105553169639936">
          <text:insertion>
            <office:change-info>
              <dc:creator>Michael Bouschen</dc:creator>
              <dc:date>2025-01-26T23:15:00</dc:date>
            </office:change-info>
          </text:insertion>
        </text:changed-region>
        <text:changed-region xml:id="ct105553169640128" text:id="ct105553169640128">
          <text:deletion>
            <office:change-info>
              <dc:creator>Michael Bouschen</dc:creator>
              <dc:date>2025-01-26T23:15:00</dc:date>
            </office:change-info>
            <text:p text:style-name="P1"><text:s/></text:p>
          </text:deletion>
        </text:changed-region>
        <text:changed-region xml:id="ct105553169640320" text:id="ct105553169640320">
          <text:deletion>
            <office:change-info>
              <dc:creator>Michael Bouschen</dc:creator>
              <dc:date>2025-01-26T23:15:00</dc:date>
            </office:change-info>
            <text:p text:style-name="P1"><text:s/></text:p>
          </text:deletion>
        </text:changed-region>
        <text:changed-region xml:id="ct105553169640512" text:id="ct105553169640512">
          <text:insertion>
            <office:change-info>
              <dc:creator>Craig Russell</dc:creator>
              <dc:date>2024-10-29T12:13:00</dc:date>
            </office:change-info>
          </text:insertion>
        </text:changed-region>
        <text:changed-region xml:id="ct105553169640704" text:id="ct105553169640704">
          <text:deletion>
            <office:change-info>
              <dc:creator>Craig Russell</dc:creator>
              <dc:date>2024-10-29T12:13:00</dc:date>
            </office:change-info>
            <text:p text:style-name="code">e</text:p>
          </text:deletion>
        </text:changed-region>
        <text:changed-region xml:id="ct105553169640896" text:id="ct105553169640896">
          <text:insertion>
            <office:change-info>
              <dc:creator>Craig Russell</dc:creator>
              <dc:date>2024-10-28T14:31:00</dc:date>
            </office:change-info>
          </text:insertion>
        </text:changed-region>
        <text:changed-region xml:id="ct105553169641088" text:id="ct105553169641088">
          <text:deletion>
            <office:change-info>
              <dc:creator>Michael Bouschen</dc:creator>
              <dc:date>2025-01-26T23:15:00</dc:date>
            </office:change-info>
            <text:p text:style-name="code"><text:s/></text:p>
          </text:deletion>
        </text:changed-region>
        <text:changed-region xml:id="ct105553169641280" text:id="ct105553169641280">
          <text:insertion>
            <office:change-info>
              <dc:creator>Michael Bouschen</dc:creator>
              <dc:date>2025-01-26T23:15:00</dc:date>
            </office:change-info>
          </text:insertion>
        </text:changed-region>
        <text:changed-region xml:id="ct105553169641472" text:id="ct105553169641472">
          <text:deletion>
            <office:change-info>
              <dc:creator>Michael Bouschen</dc:creator>
              <dc:date>2025-01-26T23:15:00</dc:date>
            </office:change-info>
            <text:p text:style-name="P1"><text:s/></text:p>
          </text:deletion>
        </text:changed-region>
        <text:changed-region xml:id="ct105553169641664" text:id="ct105553169641664">
          <text:deletion>
            <office:change-info>
              <dc:creator>Michael Bouschen</dc:creator>
              <dc:date>2025-01-26T23:15:00</dc:date>
            </office:change-info>
            <text:p text:style-name="P1"><text:s/></text:p>
          </text:deletion>
        </text:changed-region>
        <text:changed-region xml:id="ct105553169641856" text:id="ct105553169641856">
          <text:deletion>
            <office:change-info>
              <dc:creator>Michael Bouschen</dc:creator>
              <dc:date>2025-01-26T23:16:00</dc:date>
            </office:change-info>
            <text:p text:style-name="body"/>
            <text:p text:style-name="body"/>
          </text:deletion>
        </text:changed-region>
        <text:changed-region xml:id="ct105553169642048" text:id="ct105553169642048">
          <text:deletion>
            <office:change-info>
              <dc:creator>Michael Bouschen</dc:creator>
              <dc:date>2025-01-26T23:16:00</dc:date>
            </office:change-info>
            <text:p text:style-name="P1"><text:s/></text:p>
          </text:deletion>
        </text:changed-region>
        <text:changed-region xml:id="ct105553169642240" text:id="ct105553169642240">
          <text:insertion>
            <office:change-info>
              <dc:creator>Craig Russell</dc:creator>
              <dc:date>2024-10-29T16:57:00</dc:date>
            </office:change-info>
          </text:insertion>
        </text:changed-region>
        <text:changed-region xml:id="ct105553169642432" text:id="ct105553169642432">
          <text:deletion>
            <office:change-info>
              <dc:creator>Craig Russell</dc:creator>
              <dc:date>2024-10-29T16:57:00</dc:date>
            </office:change-info>
            <text:p text:style-name="code">e</text:p>
          </text:deletion>
        </text:changed-region>
        <text:changed-region xml:id="ct105553169642624" text:id="ct105553169642624">
          <text:insertion>
            <office:change-info>
              <dc:creator>Craig Russell</dc:creator>
              <dc:date>2024-10-28T14:32:00</dc:date>
            </office:change-info>
          </text:insertion>
        </text:changed-region>
        <text:changed-region xml:id="ct105553169642816" text:id="ct105553169642816">
          <text:insertion>
            <office:change-info>
              <dc:creator>Michael Bouschen</dc:creator>
              <dc:date>2025-01-26T23:16:00</dc:date>
            </office:change-info>
          </text:insertion>
        </text:changed-region>
        <text:changed-region xml:id="ct105553169643008" text:id="ct105553169643008">
          <text:deletion>
            <office:change-info>
              <dc:creator>Michael Bouschen</dc:creator>
              <dc:date>2025-01-26T23:16:00</dc:date>
            </office:change-info>
            <text:p text:style-name="P1"><text:s/></text:p>
          </text:deletion>
        </text:changed-region>
        <text:changed-region xml:id="ct105553169643200" text:id="ct105553169643200">
          <text:deletion>
            <office:change-info>
              <dc:creator>Michael Bouschen</dc:creator>
              <dc:date>2025-01-26T23:16:00</dc:date>
            </office:change-info>
            <text:p text:style-name="P1"><text:s/></text:p>
          </text:deletion>
        </text:changed-region>
        <text:changed-region xml:id="ct105553169643392" text:id="ct105553169643392">
          <text:insertion>
            <office:change-info>
              <dc:creator>Craig Russell</dc:creator>
              <dc:date>2024-10-29T16:57:00</dc:date>
            </office:change-info>
          </text:insertion>
        </text:changed-region>
        <text:changed-region xml:id="ct105553169643584" text:id="ct105553169643584">
          <text:deletion>
            <office:change-info>
              <dc:creator>Craig Russell</dc:creator>
              <dc:date>2024-10-29T16:57:00</dc:date>
            </office:change-info>
            <text:p text:style-name="P3">e</text:p>
          </text:deletion>
        </text:changed-region>
        <text:changed-region xml:id="ct105553169643776" text:id="ct105553169643776">
          <text:insertion>
            <office:change-info>
              <dc:creator>Craig Russell</dc:creator>
              <dc:date>2024-10-28T14:32:00</dc:date>
            </office:change-info>
          </text:insertion>
        </text:changed-region>
        <text:changed-region xml:id="ct105553169643968" text:id="ct105553169643968">
          <text:insertion>
            <office:change-info>
              <dc:creator>Michael Bouschen</dc:creator>
              <dc:date>2025-01-26T23:17:00</dc:date>
            </office:change-info>
          </text:insertion>
        </text:changed-region>
        <text:changed-region xml:id="ct105553169644160" text:id="ct105553169644160">
          <text:deletion>
            <office:change-info>
              <dc:creator>Michael Bouschen</dc:creator>
              <dc:date>2025-01-26T23:17:00</dc:date>
            </office:change-info>
            <text:p text:style-name="P1"><text:s/></text:p>
          </text:deletion>
        </text:changed-region>
        <text:changed-region xml:id="ct105553169644736" text:id="ct105553169644736">
          <text:deletion>
            <office:change-info>
              <dc:creator>Michael Bouschen</dc:creator>
              <dc:date>2025-01-26T23:17:00</dc:date>
            </office:change-info>
            <text:p text:style-name="P1"><text:s/></text:p>
          </text:deletion>
        </text:changed-region>
        <text:changed-region xml:id="ct105553169644928" text:id="ct105553169644928">
          <text:insertion>
            <office:change-info>
              <dc:creator>Craig Russell</dc:creator>
              <dc:date>2024-10-29T16:57:00</dc:date>
            </office:change-info>
          </text:insertion>
        </text:changed-region>
        <text:changed-region xml:id="ct105553169645120" text:id="ct105553169645120">
          <text:deletion>
            <office:change-info>
              <dc:creator>Craig Russell</dc:creator>
              <dc:date>2024-10-29T16:57:00</dc:date>
            </office:change-info>
            <text:p text:style-name="code">e</text:p>
          </text:deletion>
        </text:changed-region>
        <text:changed-region xml:id="ct105553169645312" text:id="ct105553169645312">
          <text:insertion>
            <office:change-info>
              <dc:creator>Craig Russell</dc:creator>
              <dc:date>2024-10-28T14:32:00</dc:date>
            </office:change-info>
          </text:insertion>
        </text:changed-region>
        <text:changed-region xml:id="ct105553169724160" text:id="ct105553169724160">
          <text:insertion>
            <office:change-info>
              <dc:creator>Michael Bouschen</dc:creator>
              <dc:date>2025-01-26T23:17:00</dc:date>
            </office:change-info>
          </text:insertion>
        </text:changed-region>
        <text:changed-region xml:id="ct105553169726656" text:id="ct105553169726656">
          <text:deletion>
            <office:change-info>
              <dc:creator>Michael Bouschen</dc:creator>
              <dc:date>2025-01-26T23:17:00</dc:date>
            </office:change-info>
            <text:p text:style-name="P1"><text:s/></text:p>
          </text:deletion>
        </text:changed-region>
        <text:changed-region xml:id="ct105553169612800" text:id="ct105553169612800">
          <text:insertion>
            <office:change-info>
              <dc:creator>Craig Russell</dc:creator>
              <dc:date>2024-10-29T16:57:00</dc:date>
            </office:change-info>
          </text:insertion>
        </text:changed-region>
        <text:changed-region xml:id="ct105553169612992" text:id="ct105553169612992">
          <text:deletion>
            <office:change-info>
              <dc:creator>Craig Russell</dc:creator>
              <dc:date>2024-10-29T16:57:00</dc:date>
            </office:change-info>
            <text:p text:style-name="code">e</text:p>
          </text:deletion>
        </text:changed-region>
        <text:changed-region xml:id="ct105553169613184" text:id="ct105553169613184">
          <text:insertion>
            <office:change-info>
              <dc:creator>Craig Russell</dc:creator>
              <dc:date>2024-10-28T14:32:00</dc:date>
            </office:change-info>
          </text:insertion>
        </text:changed-region>
        <text:changed-region xml:id="ct105553169613376" text:id="ct105553169613376">
          <text:insertion>
            <office:change-info>
              <dc:creator>Michael Bouschen</dc:creator>
              <dc:date>2025-01-26T23:18:00</dc:date>
            </office:change-info>
          </text:insertion>
        </text:changed-region>
        <text:changed-region xml:id="ct105553169613568" text:id="ct105553169613568">
          <text:deletion>
            <office:change-info>
              <dc:creator>Michael Bouschen</dc:creator>
              <dc:date>2025-01-26T23:18:00</dc:date>
            </office:change-info>
            <text:p text:style-name="P1"><text:s/></text:p>
          </text:deletion>
        </text:changed-region>
        <text:changed-region xml:id="ct105553169613760" text:id="ct105553169613760">
          <text:deletion>
            <office:change-info>
              <dc:creator>Michael Bouschen</dc:creator>
              <dc:date>2025-01-26T23:18:00</dc:date>
            </office:change-info>
            <text:p text:style-name="P1"><text:s/></text:p>
          </text:deletion>
        </text:changed-region>
        <text:changed-region xml:id="ct105553169613952" text:id="ct105553169613952">
          <text:insertion>
            <office:change-info>
              <dc:creator>Craig Russell</dc:creator>
              <dc:date>2024-10-29T16:58:00</dc:date>
            </office:change-info>
          </text:insertion>
        </text:changed-region>
        <text:changed-region xml:id="ct105553169614144" text:id="ct105553169614144">
          <text:deletion>
            <office:change-info>
              <dc:creator>Craig Russell</dc:creator>
              <dc:date>2024-10-29T16:58:00</dc:date>
            </office:change-info>
            <text:p text:style-name="code">e</text:p>
          </text:deletion>
        </text:changed-region>
        <text:changed-region xml:id="ct105553169614336" text:id="ct105553169614336">
          <text:insertion>
            <office:change-info>
              <dc:creator>Craig Russell</dc:creator>
              <dc:date>2024-10-28T14:32:00</dc:date>
            </office:change-info>
          </text:insertion>
        </text:changed-region>
        <text:changed-region xml:id="ct105553169614528" text:id="ct105553169614528">
          <text:insertion>
            <office:change-info>
              <dc:creator>Michael Bouschen</dc:creator>
              <dc:date>2025-01-26T23:18:00</dc:date>
            </office:change-info>
          </text:insertion>
        </text:changed-region>
        <text:changed-region xml:id="ct105553169614720" text:id="ct105553169614720">
          <text:deletion>
            <office:change-info>
              <dc:creator>Michael Bouschen</dc:creator>
              <dc:date>2025-01-26T23:18:00</dc:date>
            </office:change-info>
            <text:p text:style-name="P1"><text:s/></text:p>
          </text:deletion>
        </text:changed-region>
        <text:changed-region xml:id="ct105553169614912" text:id="ct105553169614912">
          <text:deletion>
            <office:change-info>
              <dc:creator>Michael Bouschen</dc:creator>
              <dc:date>2025-01-26T23:18:00</dc:date>
            </office:change-info>
            <text:p text:style-name="P1"><text:s/></text:p>
          </text:deletion>
        </text:changed-region>
        <text:changed-region xml:id="ct105553169615104" text:id="ct105553169615104">
          <text:deletion>
            <office:change-info>
              <dc:creator>Michael Bouschen</dc:creator>
              <dc:date>2025-01-26T23:18:00</dc:date>
            </office:change-info>
            <text:p text:style-name="P1"><text:s/></text:p>
          </text:deletion>
        </text:changed-region>
        <text:changed-region xml:id="ct105553169615296" text:id="ct105553169615296">
          <text:insertion>
            <office:change-info>
              <dc:creator>Craig Russell</dc:creator>
              <dc:date>2024-10-29T16:58:00</dc:date>
            </office:change-info>
          </text:insertion>
        </text:changed-region>
        <text:changed-region xml:id="ct105553169615488" text:id="ct105553169615488">
          <text:deletion>
            <office:change-info>
              <dc:creator>Craig Russell</dc:creator>
              <dc:date>2024-10-29T16:58:00</dc:date>
            </office:change-info>
            <text:p text:style-name="code">e</text:p>
          </text:deletion>
        </text:changed-region>
        <text:changed-region xml:id="ct105553169615680" text:id="ct105553169615680">
          <text:insertion>
            <office:change-info>
              <dc:creator>Craig Russell</dc:creator>
              <dc:date>2024-10-28T14:32:00</dc:date>
            </office:change-info>
          </text:insertion>
        </text:changed-region>
        <text:changed-region xml:id="ct105553169615872" text:id="ct105553169615872">
          <text:insertion>
            <office:change-info>
              <dc:creator>Michael Bouschen</dc:creator>
              <dc:date>2025-01-26T23:18:00</dc:date>
            </office:change-info>
          </text:insertion>
        </text:changed-region>
        <text:changed-region xml:id="ct105553169616064" text:id="ct105553169616064">
          <text:deletion>
            <office:change-info>
              <dc:creator>Michael Bouschen</dc:creator>
              <dc:date>2025-01-26T23:18:00</dc:date>
            </office:change-info>
            <text:p text:style-name="P1"><text:s/></text:p>
          </text:deletion>
        </text:changed-region>
        <text:changed-region xml:id="ct105553169616256" text:id="ct105553169616256">
          <text:insertion>
            <office:change-info>
              <dc:creator>Craig Russell</dc:creator>
              <dc:date>2024-10-29T17:00:00</dc:date>
            </office:change-info>
          </text:insertion>
        </text:changed-region>
        <text:changed-region xml:id="ct105553169616448" text:id="ct105553169616448">
          <text:deletion>
            <office:change-info>
              <dc:creator>Craig Russell</dc:creator>
              <dc:date>2024-10-29T17:00:00</dc:date>
            </office:change-info>
            <text:p text:style-name="code">e</text:p>
          </text:deletion>
        </text:changed-region>
        <text:changed-region xml:id="ct105553169616640" text:id="ct105553169616640">
          <text:insertion>
            <office:change-info>
              <dc:creator>Craig Russell</dc:creator>
              <dc:date>2024-10-28T14:33:00</dc:date>
            </office:change-info>
          </text:insertion>
        </text:changed-region>
        <text:changed-region xml:id="ct105553169617216" text:id="ct105553169617216">
          <text:insertion>
            <office:change-info>
              <dc:creator>Michael Bouschen</dc:creator>
              <dc:date>2025-01-26T23:18:00</dc:date>
            </office:change-info>
          </text:insertion>
        </text:changed-region>
        <text:changed-region xml:id="ct105553169617408" text:id="ct105553169617408">
          <text:deletion>
            <office:change-info>
              <dc:creator>Michael Bouschen</dc:creator>
              <dc:date>2025-01-26T23:18:00</dc:date>
            </office:change-info>
            <text:p text:style-name="P1"><text:s/></text:p>
          </text:deletion>
        </text:changed-region>
        <text:changed-region xml:id="ct105553169617600" text:id="ct105553169617600">
          <text:deletion>
            <office:change-info>
              <dc:creator>Michael Bouschen</dc:creator>
              <dc:date>2025-01-26T23:18:00</dc:date>
            </office:change-info>
            <text:p text:style-name="P1"><text:s/></text:p>
          </text:deletion>
        </text:changed-region>
        <text:changed-region xml:id="ct105553169617792" text:id="ct105553169617792">
          <text:insertion>
            <office:change-info>
              <dc:creator>Craig Russell</dc:creator>
              <dc:date>2024-10-29T16:59:00</dc:date>
            </office:change-info>
          </text:insertion>
        </text:changed-region>
        <text:changed-region xml:id="ct105553169617984" text:id="ct105553169617984">
          <text:deletion>
            <office:change-info>
              <dc:creator>Craig Russell</dc:creator>
              <dc:date>2024-10-29T16:59:00</dc:date>
            </office:change-info>
            <text:p text:style-name="code">e</text:p>
          </text:deletion>
        </text:changed-region>
        <text:changed-region xml:id="ct105553169618176" text:id="ct105553169618176">
          <text:insertion>
            <office:change-info>
              <dc:creator>Craig Russell</dc:creator>
              <dc:date>2024-10-28T14:33:00</dc:date>
            </office:change-info>
          </text:insertion>
        </text:changed-region>
        <text:changed-region xml:id="ct105553169618368" text:id="ct105553169618368">
          <text:insertion>
            <office:change-info>
              <dc:creator>Michael Bouschen</dc:creator>
              <dc:date>2025-01-26T23:18:00</dc:date>
            </office:change-info>
          </text:insertion>
        </text:changed-region>
        <text:changed-region xml:id="ct105553169618560" text:id="ct105553169618560">
          <text:deletion>
            <office:change-info>
              <dc:creator>Michael Bouschen</dc:creator>
              <dc:date>2025-01-26T23:19:00</dc:date>
            </office:change-info>
            <text:p text:style-name="body"/>
            <text:p text:style-name="body"/>
          </text:deletion>
        </text:changed-region>
        <text:changed-region xml:id="ct105553169618752" text:id="ct105553169618752">
          <text:insertion>
            <office:change-info>
              <dc:creator>Craig Russell</dc:creator>
              <dc:date>2024-10-29T16:53:00</dc:date>
            </office:change-info>
          </text:insertion>
        </text:changed-region>
        <text:changed-region xml:id="ct105553169618944" text:id="ct105553169618944">
          <text:deletion>
            <office:change-info>
              <dc:creator>Craig Russell</dc:creator>
              <dc:date>2024-10-29T16:53:00</dc:date>
            </office:change-info>
            <text:p text:style-name="code">d</text:p>
          </text:deletion>
        </text:changed-region>
        <text:changed-region xml:id="ct105553169619136" text:id="ct105553169619136">
          <text:insertion>
            <office:change-info>
              <dc:creator>Craig Russell</dc:creator>
              <dc:date>2024-10-28T14:33:00</dc:date>
            </office:change-info>
          </text:insertion>
        </text:changed-region>
        <text:changed-region xml:id="ct105553169619328" text:id="ct105553169619328">
          <text:insertion>
            <office:change-info>
              <dc:creator>Craig Russell</dc:creator>
              <dc:date>2024-10-29T16:59:00</dc:date>
            </office:change-info>
          </text:insertion>
        </text:changed-region>
        <text:changed-region xml:id="ct105553169619712" text:id="ct105553169619712">
          <text:deletion>
            <office:change-info>
              <dc:creator>Craig Russell</dc:creator>
              <dc:date>2024-10-29T16:54:00</dc:date>
            </office:change-info>
            <text:p text:style-name="code">Q</text:p>
          </text:deletion>
        </text:changed-region>
        <text:changed-region xml:id="ct105553169619520" text:id="ct105553169619520">
          <text:deletion>
            <office:change-info>
              <dc:creator>Craig Russell</dc:creator>
              <dc:date>2024-10-29T16:53:00</dc:date>
            </office:change-info>
            <text:p text:style-name="code">e</text:p>
          </text:deletion>
        </text:changed-region>
        <text:changed-region xml:id="ct105553169619904" text:id="ct105553169619904">
          <text:insertion>
            <office:change-info>
              <dc:creator>Craig Russell</dc:creator>
              <dc:date>2024-10-29T16:54:00</dc:date>
            </office:change-info>
          </text:insertion>
        </text:changed-region>
        <text:changed-region xml:id="ct105553169620096" text:id="ct105553169620096">
          <text:deletion>
            <office:change-info>
              <dc:creator>Craig Russell</dc:creator>
              <dc:date>2024-10-29T16:54:00</dc:date>
            </office:change-info>
            <text:p text:style-name="code">e</text:p>
          </text:deletion>
        </text:changed-region>
        <text:changed-region xml:id="ct105553169620288" text:id="ct105553169620288">
          <text:insertion>
            <office:change-info>
              <dc:creator>Craig Russell</dc:creator>
              <dc:date>2024-10-28T14:33:00</dc:date>
            </office:change-info>
          </text:insertion>
        </text:changed-region>
        <text:changed-region xml:id="ct105553169620480" text:id="ct105553169620480">
          <text:insertion>
            <office:change-info>
              <dc:creator>Craig Russell</dc:creator>
              <dc:date>2024-10-29T16:55:00</dc:date>
            </office:change-info>
          </text:insertion>
        </text:changed-region>
        <text:changed-region xml:id="ct105553169620672" text:id="ct105553169620672">
          <text:deletion>
            <office:change-info>
              <dc:creator>Craig Russell</dc:creator>
              <dc:date>2024-10-29T16:55:00</dc:date>
            </office:change-info>
            <text:p text:style-name="code">e</text:p>
          </text:deletion>
        </text:changed-region>
        <text:changed-region xml:id="ct105553169620864" text:id="ct105553169620864">
          <text:insertion>
            <office:change-info>
              <dc:creator>Craig Russell</dc:creator>
              <dc:date>2024-10-28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3" svg:width="16.509cm" svg:height="0.343cm" svg:x="-6.033cm" svg:y="0cm">
        <draw:image xlink:href="Pictures/20000009000025F9000000C9A96828DD27FE8892.wmf" xlink:type="simple" xlink:show="embed" xlink:actuate="onLoad">
          <text:p/>
        </draw:image>
      </draw:frame>
      <draw:frame text:anchor-type="page" text:anchor-page-number="1" draw:z-index="5" draw:name="Picture 67"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6" draw:name="Picture 68"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7" draw:name="Picture 69"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8" draw:name="Picture 70"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9" draw:name="Picture 71"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10" draw:name="Picture 72"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11" draw:name="Picture 73"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12" draw:name="Picture 74"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13" draw:name="Picture 75"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14" draw:name="Picture 76"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15" draw:name="Picture 77"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16" draw:name="Picture 78" draw:style-name="gr2" draw:text-style-name="P93" svg:width="7.09cm" svg:height="0.343cm" svg:x="-6.033cm" svg:y="0cm">
        <draw:image xlink:href="Pictures/2000000900000FB5000000C9E5A4A80D23E7850E.wmf" xlink:type="simple" xlink:show="embed" xlink:actuate="onLoad">
          <text:p/>
        </draw:image>
      </draw:frame>
      <draw:frame text:anchor-type="page" text:anchor-page-number="1" draw:z-index="17" draw:name="Picture 79" draw:style-name="gr2" draw:text-style-name="P93" svg:width="7.09cm" svg:height="0.343cm" svg:x="-6.033cm" svg:y="0cm">
        <draw:image xlink:href="Pictures/2000000900000FB5000000C9E5A4A80D23E7850E.wmf" xlink:type="simple" xlink:show="embed" xlink:actuate="onLoad">
          <text:p/>
        </draw:image>
      </draw:frame>
      <text:p text:style-name="P60">Query</text:p>
      <text:p text:style-name="P45"><text:bookmark text:name="_GoBack"/><draw:frame draw:style-name="fr1" draw:name="graphics1" text:anchor-type="as-char" svg:width="16.51cm" svg:height="0.342cm" draw:z-index="18"><draw:image xlink:href="Pictures/20000009000025F9000000C9A96828DD27FE8892.wmf" xlink:type="simple" xlink:show="embed" xlink:actuate="onLoad"/></draw:frame></text:p>
      <text:p text:style-name="P16">This chapter specifies the query contract between an application component and the JDO <text:span text:style-name="T18">PersistenceManager</text:span>. </text:p>
      <text:p text:style-name="P16">The query facility consists of two parts: the query API, and the query language. This chapter specifies the query language “JDOQL”, and includes conventions for the use of “SQL” as the language for JDO implementations using a relational store.</text:p>
      <text:p text:style-name="P46"><draw:frame draw:style-name="fr1" draw:name="1" text:anchor-type="as-char" svg:width="7.091cm" svg:height="0.342cm" draw:z-index="19"><draw:image xlink:href="Pictures/2000000900000FB5000000C9E5A4A80D23E7850E.wmf" xlink:type="simple" xlink:show="embed" xlink:actuate="onLoad"/></draw:frame></text:p>
      <text:h text:style-name="P61" text:outline-level="2">Overview</text:h>
      <text:p text:style-name="P16">An application component requires access to JDO instances so it can invoke specific behavior on those instances. From a JDO instance, it might navigate to other associated instances, thereby operating on an application-specific closure of instances.</text:p>
      <text:p text:style-name="P16">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16">The persistent manager instance is a factory for query instances, and queries are executed in the context of the persistent manager instance. </text:p>
      <text:p text:style-name="P16">The actual <text:alphabetical-index-mark-start text:id="IMark9865862696" text:main-entry="true"/>query execution<text:alphabetical-index-mark-end text:id="IMark9865862696"/>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16">For this reason, methods in the query filter have semantics possibly different from those in the Java VM.</text:p>
      <text:p text:style-name="P46"><draw:frame draw:style-name="fr1" draw:name="2" text:anchor-type="as-char" svg:width="7.091cm" svg:height="0.342cm" draw:z-index="20"><draw:image xlink:href="Pictures/2000000900000FB5000000C9E5A4A80D23E7850E.wmf" xlink:type="simple" xlink:show="embed" xlink:actuate="onLoad"/></draw:frame></text:p>
      <text:h text:style-name="P61" text:outline-level="2">Goals</text:h>
      <text:p text:style-name="P16">The JDO <text:span text:style-name="T18">Query</text:span> interface has the following goals:</text:p>
      <text:p text:style-name="P28">•<text:tab/>Query language neutrality. The underlying query language might be a relational query language such as SQL; an object database query language such as OQL; or a specialized API to a hierarchical database or mainframe EIS system.</text:p>
      <text:p text:style-name="P28"><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28">•<text:tab/>Accommodation of multi-tier architectures. Queries might be executed entirely in memory, or might be delegated to a back end query engine. The JDO <text:span text:style-name="T18">Query</text:span> interface must provide for both types of <text:alphabetical-index-mark-start text:id="IMark9865862696" text:main-entry="true"/>query execution<text:alphabetical-index-mark-end text:id="IMark9865862696"/> strategies.</text:p>
      <text:p text:style-name="P28">•<text:tab/><text:alphabetical-index-mark-start text:id="IMark9865862696" text:main-entry="true"/>Large result set<text:alphabetical-index-mark-end text:id="IMark9865862696"/> support. Queries might return massive numbers of JDO instances that match the query. The JDO <text:span text:style-name="T18">Query</text:span> architecture must provide for processing the results within the resource constraints of the execution environment.</text:p>
      <text:p text:style-name="P28">•<text:tab/><text:alphabetical-index-mark-start text:id="IMark9865862696" text:main-entry="true"/>Compiled query<text:alphabetical-index-mark-end text:id="IMark9865862696"/>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8">•<text:tab/><text:alphabetical-index-mark-start text:id="IMark9865862696" text:main-entry="true"/>Deletion by query<text:alphabetical-index-mark-end text:id="IMark9865862696"/>. Deleting multiple instances in the datastore can be done efficiently if specified as a query method instead of instantiating all persistent instances and calling the <text:span text:style-name="T18">deletePersistent</text:span> method on them.</text:p>
      <text:p text:style-name="P46"><draw:frame draw:style-name="fr1" draw:name="3" text:anchor-type="as-char" svg:width="7.091cm" svg:height="0.342cm" draw:z-index="1"><draw:image xlink:href="Pictures/2000000900000FB5000000C9E5A4A80D23E7850E.wmf" xlink:type="simple" xlink:show="embed" xlink:actuate="onLoad"/></draw:frame></text:p>
      <text:h text:style-name="P61" text:outline-level="2">Architecture: Query</text:h>
      <text:p text:style-name="P16">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9865862696" text:main-entry="true"/>execute<text:alphabetical-index-mark-end text:id="IMark9865862696"/> them serially. In either case, the execution must be thread safe.<text:span text:style-name="Assertion">]</text:span></text:p>
      <text:p text:style-name="P16">There are three required components in any query: </text:p>
      <text:p text:style-name="P28">•<text:tab/>the class of the <text:alphabetical-index-mark-start text:id="IMark9865862696" text:main-entry="true"/>candidate instances<text:alphabetical-index-mark-end text:id="IMark9865862696"/>. The class is used to scope the names in the query filter. All of the candidate instances are of this class or a subclass of this class. If the class is not explicitly passed to the query, it is obtained from the <text:alphabetical-index-mark-start text:id="IMark9865862792" text:main-entry="true"/>Extent<text:alphabetical-index-mark-end text:id="IMark9865862792"/>.</text:p>
      <text:p text:style-name="P28">•<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28">•<text:tab/>the <text:alphabetical-index-mark-start text:id="IMark9865862792" text:main-entry="true"/>query filter<text:alphabetical-index-mark-end text:id="IMark9865862792"/>. The query filter is a Java <text:span text:style-name="T18">boolean</text:span> expression that tells whether instances in the candidate collection are to be returned in the result. If not specified, the filter defaults to <text:span text:style-name="T18">true</text:span>.</text:p>
      <text:p text:style-name="P16">Other components in queries include:</text:p>
      <text:p text:style-name="P28">•<text:tab/><text:alphabetical-index-mark-start text:id="IMark9865862792" text:main-entry="true"/>parameter declarations<text:alphabetical-index-mark-end text:id="IMark9865862792"/>.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8"><text:soft-page-break/>•<text:tab/>parameter values to bind to parameters. Values are specified as Java <text:span text:style-name="T18">Object</text:span>s, and might include simple wrapper types or more complex object types. The values are passed to the execute methods and are not preserved after a query executes.</text:p>
      <text:p text:style-name="P28">•<text:tab/><text:alphabetical-index-mark-start text:id="IMark9865862792" text:main-entry="true"/>variable declarations<text:alphabetical-index-mark-end text:id="IMark9865862792"/>: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8">•<text:tab/><text:alphabetical-index-mark-start text:id="IMark9865862792" text:main-entry="true"/>import statements<text:alphabetical-index-mark-end text:id="IMark9865862792"/>: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28">•<text:tab/><text:alphabetical-index-mark-start text:id="IMark9865862792" text:main-entry="true"/>ordering specification<text:alphabetical-index-mark-end text:id="IMark9865862792"/>. <text:span text:style-name="Assertion">A14.3-6 duplicate of 14.6-11 [</text:span>The ordering specification includes a list of expressions with the ascending/descending indicator. To be portable, the expression’s type must be one of: </text:p>
      <text:list xml:id="list8525874981778901037" text:style-name="L1">
        <text:list-item>
          <text:p text:style-name="P91">primitive types except <text:span text:style-name="T19">boolean</text:span>; </text:p>
        </text:list-item>
        <text:list-item>
          <text:p text:style-name="P91">wrapper types except <text:span text:style-name="T19">Boolean</text:span>; </text:p>
        </text:list-item>
        <text:list-item>
          <text:p text:style-name="P91"><text:span text:style-name="T19">BigDecimal</text:span>; </text:p>
        </text:list-item>
        <text:list-item>
          <text:p text:style-name="P91"><text:span text:style-name="T19">BigInteger</text:span>; </text:p>
        </text:list-item>
        <text:list-item>
          <text:p text:style-name="P91"><text:span text:style-name="T19">String</text:span>;</text:p>
        </text:list-item>
        <text:list-item>
          <text:p text:style-name="P92"><text:span text:style-name="T29">java.time</text:span><text:span text:style-name="T29">.LocalDate;</text:span></text:p>
        </text:list-item>
        <text:list-item>
          <text:p text:style-name="P92"><text:span text:style-name="T29">java.time</text:span><text:span text:style-name="T29">.LocalDateTime;</text:span></text:p>
        </text:list-item>
        <text:list-item>
          <text:p text:style-name="P92"><text:span text:style-name="T29">java.time</text:span><text:span text:style-name="T29">.LocalTime;</text:span></text:p>
        </text:list-item>
        <text:list-item>
          <text:p text:style-name="P91"><text:span text:style-name="T19">Date</text:span>.<text:span text:style-name="Assertion"><text:span text:style-name="T22">]</text:span></text:span></text:p>
        </text:list-item>
      </text:list>
      <text:p text:style-name="P28">•<text:tab/><text:alphabetical-index-mark-start text:id="IMark9865862792" text:main-entry="true"/>result specification<text:alphabetical-index-mark-end text:id="IMark9865862792"/>. The application might want to get results from a query that are not instances of the candidate class. The results might be fields of persistent instances, instances of classes other than the candidate class, or aggregates of fields.</text:p>
      <text:p text:style-name="P28">•<text:tab/><text:alphabetical-index-mark-start text:id="IMark9865862792" text:main-entry="true"/>grouping specification<text:alphabetical-index-mark-end text:id="IMark9865862792"/>. Aggregates are most useful when the application can specify the result field by which to group the results.</text:p>
      <text:p text:style-name="P28">•<text:tab/><text:alphabetical-index-mark-start text:id="IMark9865862792" text:main-entry="true"/>uniqueness<text:alphabetical-index-mark-end text:id="IMark9865862792"/>. The application can specify that the result of a query is unique, and therefore a single value instead of a <text:span text:style-name="T18">List</text:span> should be returned from the query.</text:p>
      <text:p text:style-name="P28">•<text:tab/><text:alphabetical-index-mark-start text:id="IMark9865862792" text:main-entry="true"/>result class<text:alphabetical-index-mark-end text:id="IMark9865862792"/>. The application may have a user-defined class that best represents the results of a query. In this case, the application can specify that instances of this class should be returned.</text:p>
      <text:p text:style-name="P28">•<text:tab/>limiting the size of the results. The application might want to limit the number of instances returned by the query, and might want to skip over some number of instances that might have been returned previously.</text:p>
      <text:p text:style-name="P28">•<text:tab/><text:alphabetical-index-mark-start text:id="IMark9865862792" text:main-entry="true"/>subqueries<text:alphabetical-index-mark-end text:id="IMark9865862792"/>.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6"><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6"><draw:frame draw:style-name="fr1" draw:name="4" text:anchor-type="as-char" svg:width="7.091cm" svg:height="0.342cm" draw:z-index="2"><draw:image xlink:href="Pictures/2000000900000FB5000000C9E5A4A80D23E7850E.wmf" xlink:type="simple" xlink:show="embed" xlink:actuate="onLoad"/></draw:frame></text:p>
      <text:h text:style-name="P61" text:outline-level="2">Namespaces in queries</text:h>
      <text:p text:style-name="P16">The query namespace is modeled after methods in Java:</text:p>
      <text:p text:style-name="P28">•<text:span text:style-name="T18"><text:tab/></text:span><text:span text:style-name="T18">setClass</text:span> corresponds to the class definition</text:p>
      <text:p text:style-name="P28">•<text:span text:style-name="T18"><text:tab/></text:span><text:span text:style-name="T18">declareParameters</text:span> corresponds to formal parameters of a method</text:p>
      <text:p text:style-name="P28">•<text:span text:style-name="T18"><text:tab/></text:span><text:span text:style-name="T18">declareVariables</text:span> corresponds to local variables of a method</text:p>
      <text:p text:style-name="P28">•<text:span text:style-name="T18"><text:tab/></text:span><text:span text:style-name="T18">setFilter</text:span>, <text:span text:style-name="T18">setGrouping</text:span>, <text:span text:style-name="T18">setOrdering</text:span>, and <text:span text:style-name="T18">setResult</text:span> correspond to the method body and do not introduce names to the namespace</text:p>
      <text:p text:style-name="P16">There are two <text:alphabetical-index-mark-start text:id="IMark9865862792" text:main-entry="true"/>namespaces<text:alphabetical-index-mark-end text:id="IMark9865862792"/> in queries. <text:span text:style-name="Assertion">A14.4-1 [</text:span>Type names have their own namespace that is separate from the namespace for fields, variables and parameters.<text:span text:style-name="Assertion">]</text:span></text:p>
      <text:p text:style-name="P37"><text:tab/><text:tab/>Keywords</text:p>
      <text:p text:style-name="P16"><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16"><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16">The method <text:alphabetical-index-mark-start text:id="IMark9865862792" text:main-entry="true"/><text:span text:style-name="T18">setClass</text:span><text:alphabetical-index-mark-end text:id="IMark9865862792"/> introduces the name of the candidate class in the type namespace. The method <text:alphabetical-index-mark-start text:id="IMark9865862696" text:main-entry="true"/><text:span text:style-name="T18">declareImports</text:span><text:alphabetical-index-mark-end text:id="IMark9865862696"/>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8">declareImports</text:span>,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26">The names of the public types declared in the packages <text:span text:style-name="T18">java.lang</text:span> and <text:span text:style-name="T18">javax.jdo</text:span> are automatically imported as if the declaration “<text:span text:style-name="T18">import java.lang.*; import javax.jdo.*;</text:span>” appeared in <text:span text:style-name="T18">declareImports</text:span>. It is a JDOQL-compile time error (reported during compile or execute methods) if a used type name is declared by more than one type-import-on-demand declaration. </text:p>
      <text:p text:style-name="P16">The method <text:span text:style-name="T18">setClass</text:span> also introduces the names of the candidate class fields.</text:p>
      <text:p text:style-name="P16"><text:soft-page-break/>The method <text:alphabetical-index-mark-start text:id="IMark9865862696" text:main-entry="true"/><text:span text:style-name="T18">declareParameters</text:span><text:alphabetical-index-mark-end text:id="IMark9865862696"/>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6">The method <text:alphabetical-index-mark-start text:id="IMark9865862696" text:main-entry="true"/><text:span text:style-name="T18">declareVariables</text:span><text:alphabetical-index-mark-end text:id="IMark9865862696"/> introduces the names of variables. A14.4-3 [A name introduced by <text:span text:style-name="T18">declareVariables</text:span> hides the name of a candidate class field if equal.] Variable names must be unique and must not conflict with parameter names. A name in the filter that is not a parameter name or a field name is implicitly a variable name. </text:p>
      <text:p text:style-name="P16">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9865862696" text:main-entry="true"/><text:span text:style-name="T20">this</text:span><text:alphabetical-index-mark-end text:id="IMark9865862696"/> would be allowed. </text:p>
      <text:p text:style-name="P16"><text:span text:style-name="Assertion">A14.4-4 [</text:span>A hidden field may be accessed using the <text:span text:style-name="T18">this</text:span> qualifier: <text:span text:style-name="T18">this.fieldName</text:span>.<text:span text:style-name="Assertion">]</text:span></text:p>
      <text:p text:style-name="P46"><draw:frame draw:style-name="fr1" draw:name="5" text:anchor-type="as-char" svg:width="7.091cm" svg:height="0.342cm" draw:z-index="3"><draw:image xlink:href="Pictures/2000000900000FB5000000C9E5A4A80D23E7850E.wmf" xlink:type="simple" xlink:show="embed" xlink:actuate="onLoad"/></draw:frame></text:p>
      <text:h text:style-name="P61" text:outline-level="2"><text:bookmark text:name="R-1088897"/>Query Factory in PersistenceManager interface</text:h>
      <text:p text:style-name="P16">The <text:span text:style-name="T18">PersistenceManager</text:span> interface contains <text:span text:style-name="T18">Query</text:span> factory methods.</text:p>
      <text:p text:style-name="P4">Query <text:alphabetical-index-mark-start text:id="IMark9865862696" text:main-entry="true"/>newQuery<text:alphabetical-index-mark-end text:id="IMark9865862696"/>();</text:p>
      <text:p text:style-name="P16"><text:span text:style-name="Assertion">A14.5-1 [</text:span>Construct a new empty query instance.<text:span text:style-name="Assertion">]</text:span> </text:p>
      <text:p text:style-name="P4">Query newQuery (Object query);</text:p>
      <text:p text:style-name="P16">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newQuery (String queryString);</text:p>
      <text:p text:style-name="P16"><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16"><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16">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4">Query newQuery (Class cls);</text:p>
      <text:p text:style-name="P16"><text:span text:style-name="Assertion">A14.5-5 [</text:span>Construct a new query instance with the candidate class specified.<text:span text:style-name="Assertion">]</text:span></text:p>
      <text:p text:style-name="P4">Query newQuery (Extent cln);</text:p>
      <text:p text:style-name="P16"><text:soft-page-break/><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4">Query newQuery (Class cls, Collection cln);</text:p>
      <text:p text:style-name="P16"><text:span text:style-name="Assertion">A14.5-7 [</text:span>Construct a new query instance with the candidate class and candidate <text:span text:style-name="T18">Collection</text:span> specified.<text:span text:style-name="Assertion">]</text:span></text:p>
      <text:p text:style-name="P4">Query newQuery (Class cls, String queryString);</text:p>
      <text:p text:style-name="P16"><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4">Query newQuery (Class cls, Collection cln, String queryString);</text:p>
      <text:p text:style-name="P16"><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4">Query newQuery (Extent cln, String queryString);</text:p>
      <text:p text:style-name="P16"><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4">Query <text:alphabetical-index-mark-start text:id="IMark9865862696" text:main-entry="true"/>newNamedQuery<text:alphabetical-index-mark-end text:id="IMark9865862696"/> (Class cls, String queryName);</text:p>
      <text:p text:style-name="P16"><text:span text:style-name="Assertion">A14.5-12 [</text:span>Construct a new query instance with the given candidate class from a <text:alphabetical-index-mark-start text:id="IMark9865862696" text:main-entry="true"/>named query<text:alphabetical-index-mark-end text:id="IMark9865862696"/>.<text:span text:style-name="Assertion">]</text:span> The query name given must be the name of a query defined in metadata. The metadata is searched for the specified name. The extent, including subclasses, is the default for the candidate collection.</text:p>
      <text:p text:style-name="P16"><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4">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24">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24">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pan text:style-name="T2">com/sun/nb/package.jdoquery</text:span>, <text:span text:style-name="T2">com/sun/nb/Bar.jdoquery</text:span>. <text:line-break/>Once the query metadata is found, no more .jdoquery files will be examined for the query.</text:p>
      <text:p text:style-name="P16"><text:soft-page-break/><text:span text:style-name="Assertion">A14.5-14 [</text:span>If the metadata for the named query is not found in the above, a <text:span text:style-name="T2">JDOUserException</text:span> is thrown.<text:span text:style-name="Assertion">]</text:span> </text:p>
      <text:p text:style-name="P16">NOTE: If no class is provided as a parameter, the metadata must be in one of the top level locations or must have already been processed during loading of metadata for a class or interface whose metadata has been loaded.</text:p>
      <text:p text:style-name="P16">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6"><text:span text:style-name="Assertion">A14.5-15 [</text:span>If the <text:alphabetical-index-mark-start text:id="IMark9865862696" text:main-entry="true"/>unmodifiable<text:alphabetical-index-mark-end text:id="IMark9865862696"/> attribute is specified as or defaults to “false”, then the Query instance returned from this method can be modified by the application, just like any other Query instance.<text:span text:style-name="Assertion">]</text:span></text:p>
      <text:p text:style-name="P16"><text:span text:style-name="Assertion">A14.5-16 [</text:span>Named queries must be compilable. Attempts to get a named query that cannot be compiled result in <text:span text:style-name="T2">JDOUserException</text:span>.<text:span text:style-name="Assertion">]</text:span> </text:p>
      <text:p text:style-name="P46"><draw:frame draw:style-name="fr1" draw:name="6" text:anchor-type="as-char" svg:width="7.091cm" svg:height="0.342cm" draw:z-index="4"><draw:image xlink:href="Pictures/2000000900000FB5000000C9E5A4A80D23E7850E.wmf" xlink:type="simple" xlink:show="embed" xlink:actuate="onLoad"/></draw:frame></text:p>
      <text:h text:style-name="P61" text:outline-level="2">Query Interface</text:h>
      <text:p text:style-name="P4">package javax.jdo;</text:p>
      <text:p text:style-name="body-code">public interface Query extends <text:alphabetical-index-mark-start text:id="IMark9865862696" text:main-entry="true"/>AutoCloseable<text:alphabetical-index-mark-end text:id="IMark9865862696"/>, Serializable {</text:p>
      <text:p text:style-name="P5"><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4">String JDOQL = "javax.jdo.query.JDOQL";</text:p>
      <text:p text:style-name="P4">String SQL = "javax.jdo.query.SQL";</text:p>
      <text:p text:style-name="P37"><text:tab/><text:tab/>Persistence Manager</text:p>
      <text:p text:style-name="P4">PersistenceManager <text:alphabetical-index-mark-start text:id="IMark9865862696" text:main-entry="true"/>getPersistenceManager<text:alphabetical-index-mark-end text:id="IMark9865862696"/>();</text:p>
      <text:p text:style-name="P16"><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37"><text:tab/><text:tab/>Fetch Plan </text:p>
      <text:p text:style-name="P4">FetchPlan <text:alphabetical-index-mark-start text:id="IMark9865862696" text:main-entry="true"/>getFetchPlan<text:alphabetical-index-mark-end text:id="IMark9865862696"/>(); </text:p>
      <text:p text:style-name="P16"><text:span text:style-name="Assertion">A14.6-21 [</text:span>This method retrieves the fetch plan associated with the Query. It always returns the identical instance for the same Query instance. Any change made to the fetch plan affects subsequent <text:alphabetical-index-mark-start text:id="IMark9865862696" text:main-entry="true"/>query execution<text:alphabetical-index-mark-end text:id="IMark9865862696"/>.<text:span text:style-name="Assertion">]</text:span> Fetch plan is described in Chapter 12.</text:p>
      <text:p text:style-name="P37"><text:tab/><text:tab/>Query component binding</text:p>
      <text:p text:style-name="P16">The <text:span text:style-name="T18">Query</text:span> interface provides methods to bind required and other components prior to execution.</text:p>
      <text:p text:style-name="P16"><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9865862696" text:main-entry="true"/>declareVariables<text:alphabetical-index-mark-end text:id="IMark9865862696"/>.<text:span text:style-name="Assertion">]</text:span></text:p>
      <text:p text:style-name="P4">void <text:alphabetical-index-mark-start text:id="IMark9865862696" text:main-entry="true"/>setClass<text:alphabetical-index-mark-end text:id="IMark9865862696"/> (Class candidateClass);</text:p>
      <text:p text:style-name="P16"><text:span text:style-name="Assertion">A14.6-4 [BindBind</text:span>the candidate class to the query instance.<text:span text:style-name="Assertion">]</text:span></text:p>
      <text:p text:style-name="P4">void <text:alphabetical-index-mark-start text:id="IMark9865862696" text:main-entry="true"/>setCandidates<text:alphabetical-index-mark-end text:id="IMark9865862696"/> (Collection candidateCollection);</text:p>
      <text:p text:style-name="P16"><text:soft-page-break/><text:span text:style-name="Assertion">A14.6-5 [BindBind</text:span>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16">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span text:style-name="T18">execute</text:span><text:span text:style-name="T18">()</text:span>.</text:p>
      <text:p text:style-name="P26">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4">void <text:alphabetical-index-mark-start text:id="IMark9865862696" text:main-entry="true"/>setCandidates<text:alphabetical-index-mark-end text:id="IMark9865862696"/> (Extent candidateExtent);</text:p>
      <text:p text:style-name="P16"><text:span text:style-name="Assertion">A14.6-6 [</text:span>Bind the candidate <text:span text:style-name="T18">Extent</text:span> to the query instance.<text:span text:style-name="Assertion">]</text:span></text:p>
      <text:p text:style-name="P4">void <text:alphabetical-index-mark-start text:id="IMark9865862696" text:main-entry="true"/>setFilter<text:alphabetical-index-mark-end text:id="IMark9865862696"/> (String filter);</text:p>
      <text:p text:style-name="P4">Query&lt;T&gt; <text:alphabetical-index-mark-start text:id="IMark9865862696" text:main-entry="true"/>filter<text:alphabetical-index-mark-end text:id="IMark9865862696"/>(String filter);</text:p>
      <text:p text:style-name="P16"><text:span text:style-name="Assertion">A14.6-7 [</text:span>Bind the query filter to the query instance.<text:span text:style-name="Assertion">]</text:span></text:p>
      <text:p text:style-name="P4">void <text:alphabetical-index-mark-start text:id="IMark9865862696" text:main-entry="true"/>declareImports<text:alphabetical-index-mark-end text:id="IMark9865862696"/> (String imports);</text:p>
      <text:p text:style-name="P4">Query&lt;T&gt; <text:alphabetical-index-mark-start text:id="IMark9865862696" text:main-entry="true"/>imports<text:alphabetical-index-mark-end text:id="IMark9865862696"/>(String imports);</text:p>
      <text:p text:style-name="P16"><text:span text:style-name="Assertion">A14.6-8 [</text:span>Bind the import statements to the query instance.<text:span text:style-name="Assertion">]</text:span> All imports must be declared in the same method call, and the imports must be separated by semicolons.</text:p>
      <text:p text:style-name="P4">void <text:alphabetical-index-mark-start text:id="IMark9865862696" text:main-entry="true"/>declareVariables<text:alphabetical-index-mark-end text:id="IMark9865862696"/> (String variables);</text:p>
      <text:p text:style-name="P4">Query&lt;T&gt; <text:alphabetical-index-mark-start text:id="IMark9865862696" text:main-entry="true"/>variables<text:alphabetical-index-mark-end text:id="IMark9865862696"/>(String variables);</text:p>
      <text:p text:style-name="P16"><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8">execute</text:span> method.</text:p>
      <text:p text:style-name="P4">void <text:alphabetical-index-mark-start text:id="IMark9865862696" text:main-entry="true"/>declareParameters<text:alphabetical-index-mark-end text:id="IMark9865862696"/> (String parameters);</text:p>
      <text:p text:style-name="P16">Bind the parameter statements to the query instance. This method defines the parameter types and names that will be used by a subsequent execute method. <text:alphabetical-index-mark-start text:id="IMark9865862696" text:main-entry="true"/><text:alphabetical-index-mark-start text:id="IMark9865862792" text:main-entry="true"/>Converted types<text:alphabetical-index-mark-end text:id="IMark9865862792"/><text:alphabetical-index-mark-end text:id="IMark9865862696"/> may be used as parameters and the datastore values of the converted type are used when constructing the query.</text:p>
      <text:p text:style-name="P4">Query&lt;T&gt; <text:alphabetical-index-mark-start text:id="IMark9865862696" text:main-entry="true"/>parameters<text:alphabetical-index-mark-end text:id="IMark9865862696"/>(String parameters);</text:p>
      <text:p text:style-name="P16"><text:span text:style-name="Assertion">A14.6-10 [</text:span>Bind the parameter statements to the query instance.<text:span text:style-name="Assertion">]</text:span> This method defines the parameter types and names that will be used by a subsequent <text:alphabetical-index-mark-start text:id="IMark9865862696" text:main-entry="true"/><text:span text:style-name="T18">execute</text:span><text:alphabetical-index-mark-end text:id="IMark9865862696"/> method.</text:p>
      <text:p text:style-name="P4">void <text:alphabetical-index-mark-start text:id="IMark9865862696" text:main-entry="true"/>setOrdering<text:alphabetical-index-mark-end text:id="IMark9865862696"/> (String ordering);</text:p>
      <text:p text:style-name="P4">Query&lt;T&gt; <text:alphabetical-index-mark-start text:id="IMark9865862696" text:main-entry="true"/>orderBy<text:alphabetical-index-mark-end text:id="IMark9865862696"/>(String ordering);</text:p>
      <text:p text:style-name="P16"><text:span text:style-name="Assertion">A14.6-11 [</text:span>Bind the ordering statements to the query instance.<text:span text:style-name="Assertion">]</text:span></text:p>
      <text:p text:style-name="P4">void <text:alphabetical-index-mark-start text:id="IMark9865862696" text:main-entry="true"/>setResult<text:alphabetical-index-mark-end text:id="IMark9865862696"/> (String result);</text:p>
      <text:p text:style-name="P4">Query&lt;T&gt; <text:alphabetical-index-mark-start text:id="IMark9865862696" text:main-entry="true"/>result<text:alphabetical-index-mark-end text:id="IMark9865862696"/>(String result);</text:p>
      <text:p text:style-name="P16"><text:span text:style-name="Assertion">A14.6-16 [</text:span>Specify the results of the query if not instances of the candidate class.<text:span text:style-name="Assertion">]</text:span></text:p>
      <text:p text:style-name="P4"><text:soft-page-break/>void <text:alphabetical-index-mark-start text:id="IMark9865862696" text:main-entry="true"/>setGrouping<text:alphabetical-index-mark-end text:id="IMark9865862696"/> (String grouping);</text:p>
      <text:p text:style-name="P4">Query&lt;T&gt; <text:alphabetical-index-mark-start text:id="IMark9865862696" text:main-entry="true"/>groupBy<text:alphabetical-index-mark-end text:id="IMark9865862696"/>(String grouping);</text:p>
      <text:p text:style-name="P16"><text:span text:style-name="Assertion">A14.6-17 [</text:span>Specify the grouping of results for aggregates.<text:span text:style-name="Assertion">]</text:span></text:p>
      <text:p text:style-name="P4">void <text:alphabetical-index-mark-start text:id="IMark9865862696" text:main-entry="true"/>setUnique<text:alphabetical-index-mark-end text:id="IMark9865862696"/> (boolean unique);</text:p>
      <text:p text:style-name="P4">Query&lt;T&gt; <text:alphabetical-index-mark-start text:id="IMark9865862696" text:main-entry="true"/>unique<text:alphabetical-index-mark-end text:id="IMark9865862696"/>(boolean unique);</text:p>
      <text:p text:style-name="P16"><text:span text:style-name="Assertion">A14.6-18 [</text:span>Specify that there is a single result of the query.<text:span text:style-name="Assertion">]</text:span></text:p>
      <text:p text:style-name="P4">void <text:alphabetical-index-mark-start text:id="IMark9865862696" text:main-entry="true"/>setResultClass<text:alphabetical-index-mark-end text:id="IMark9865862696"/> (Class resultClass);</text:p>
      <text:p text:style-name="P16"><text:span text:style-name="Assertion">A14.6-19 [</text:span>Specify the class to be used to return result instances.<text:span text:style-name="Assertion">]</text:span></text:p>
      <text:p text:style-name="P4"><text:bookmark text:name="X-101916953"/>void <text:alphabetical-index-mark-start text:id="IMark9865862696" text:main-entry="true"/>setRange<text:alphabetical-index-mark-end text:id="IMark9865862696"/> (long fromIncl, long toExcl);</text:p>
      <text:p text:style-name="P4"><text:bookmark text:name="X-101916955"/>void setRange (String fromIncltoExcl);</text:p>
      <text:p text:style-name="P4">Query&lt;T&gt; <text:alphabetical-index-mark-start text:id="IMark9865862696" text:main-entry="true"/>range<text:alphabetical-index-mark-end text:id="IMark9865862696"/>(long fromIncl, long toExcl);</text:p>
      <text:p text:style-name="P4">Query&lt;T&gt; range(String fromInclToExcl);</text:p>
      <text:p text:style-name="P16"><text:span text:style-name="Assertion">A14.6-20 [</text:span>Specify the number of instances to skip over and the maximum number of result instances to return.<text:span text:style-name="Assertion">]</text:span></text:p>
      <text:p text:style-name="P4">void <text:alphabetical-index-mark-start text:id="IMark9865862696" text:main-entry="true"/>addSubquery<text:alphabetical-index-mark-end text:id="IMark9865862696"/> (Query subquery, String variableDeclaration, </text:p>
      <text:p text:style-name="P4"><text:tab/>String candidateCollectionExpression);</text:p>
      <text:p text:style-name="P4">Query&lt;T&gt; <text:alphabetical-index-mark-start text:id="IMark9865862696" text:main-entry="true"/>subquery<text:alphabetical-index-mark-end text:id="IMark9865862696"/>(Query subquery, String variableDeclaration, </text:p>
      <text:p text:style-name="P4"><text:tab/>String candidateCollectionExpression);</text:p>
      <text:p text:style-name="P4">void addSubquery(String variableDeclaration, </text:p>
      <text:p text:style-name="P4"><text:tab/>Query subquery, String candidateCollectionExpr, String parameter);</text:p>
      <text:p text:style-name="P4">Query&lt;T&gt; subquery(String variableDeclaration, </text:p>
      <text:p text:style-name="P4"><text:tab/>Query subquery, String candidateCollectionExpr, String parameter);</text:p>
      <text:p text:style-name="P4">void addSubquery(String variableDeclaration, </text:p>
      <text:p text:style-name="P4"><text:tab/>Query subquery, String candidateCollectionExpr, String... parameters);</text:p>
      <text:p text:style-name="P4">Query&lt;T&gt; subquery(String variableDeclaration, </text:p>
      <text:p text:style-name="P4"><text:tab/>Query subquery, String candidateCollectionExpr, String... parameters);</text:p>
      <text:p text:style-name="P4">void addSubquery(String variableDeclaration, </text:p>
      <text:p text:style-name="P4"><text:tab/>Query subquery, String candidateCollectionExpr, Map parameters);</text:p>
      <text:p text:style-name="P4">Query&lt;T&gt; subquery(String variableDeclaration, </text:p>
      <text:p text:style-name="P4"><text:tab/>Query subquery, String candidateCollectionExpr, Map parameters);</text:p>
      <text:p text:style-name="P16">These methods specify a subquery to become part of this query.</text:p>
      <text:p text:style-name="P37"><text:soft-page-break/><text:tab/><text:tab/><text:bookmark text:name="R-1095511"/><text:bookmark text:name="R-1095511T"/>Query options</text:p>
      <text:p text:style-name="P4">void <text:alphabetical-index-mark-start text:id="IMark9865862696" text:main-entry="true"/>setIgnoreCache<text:alphabetical-index-mark-end text:id="IMark9865862696"/> (boolean flag);</text:p>
      <text:p text:style-name="P4">Query&lt;T&gt; <text:alphabetical-index-mark-start text:id="IMark9865862696" text:main-entry="true"/>ignoreCache<text:alphabetical-index-mark-end text:id="IMark9865862696"/>(boolean flag);</text:p>
      <text:p text:style-name="P4">boolean <text:alphabetical-index-mark-start text:id="IMark9865862696" text:main-entry="true"/>getIgnoreCache<text:alphabetical-index-mark-end text:id="IMark9865862696"/> ();</text:p>
      <text:p text:style-name="P16"><text:span text:style-name="Assertion">A14.6-12 [</text:span>Query.setIgnoreCache (boolean flag)/ignoreCache(boolean flag) set the <text:alphabetical-index-mark-start text:id="IMark9865862696" text:main-entry="true"/><text:span text:style-name="T2">ignoreCache</text:span><text:alphabetical-index-mark-end text:id="IMark9865862696"/> option for queries.<text:span text:style-name="Assertion">]</text:span></text:p>
      <text:p text:style-name="P16"><text:span text:style-name="Assertion">A14.6-13 [</text:span>Query.getIgnoreCache returns the current setting of the <text:span text:style-name="T2">IgnoreCache</text:span> option.<text:span text:style-name="Assertion">]</text:span></text:p>
      <text:p text:style-name="P16">The <text:span text:style-name="T18">IgnoreCache</text:span>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37"><text:tab/><text:tab/>Query modification</text:p>
      <text:p text:style-name="P20">void <text:alphabetical-index-mark-start text:id="IMark9865862696" text:main-entry="true"/>setUnmodifiable<text:alphabetical-index-mark-end text:id="IMark9865862696"/>();</text:p>
      <text:p text:style-name="P20">Query&lt;T&gt; <text:alphabetical-index-mark-start text:id="IMark9865862696" text:main-entry="true"/>unmodifiable<text:alphabetical-index-mark-end text:id="IMark9865862696"/>();</text:p>
      <text:p text:style-name="P20">boolean <text:alphabetical-index-mark-start text:id="IMark9865862696" text:main-entry="true"/>isUnmodifiable<text:alphabetical-index-mark-end text:id="IMark9865862696"/>();</text:p>
      <text:p text:style-name="P16"><text:span text:style-name="Assertion">A14.6-22 [</text:span>The <text:alphabetical-index-mark-start text:id="IMark9865862696" text:main-entry="true"/><text:span text:style-name="T18">unmodifiable</text:span><text:alphabetical-index-mark-end text:id="IMark9865862696"/> option, when set, disallows further modification of the query, except for specifying the range, result class, and IgnoreCache option.<text:span text:style-name="Assertion">]</text:span> </text:p>
      <text:p text:style-name="P37"><text:span text:style-name="T22"><text:tab/><text:tab/></text:span><text:bookmark text:name="R-1083028"/><text:bookmark text:name="R-1083028T"/>Query evaluation</text:p>
      <text:p text:style-name="P24">This discussion covers queries constructed by one of these methods: <text:line-break/><text:span text:style-name="T2">newQuery(String singleStringQuery);</text:span> <text:line-break/><text:span text:style-name="T2">newNamedQuery(Class candidateClass, String namedQueryName); </text:span><text:span text:style-name="T27">or</text:span><text:span text:style-name="T2"> newQuery(“javax.jdo.query.JDOQL”, Object singleStringQuery)</text:span>.</text:p>
      <text:p text:style-name="P28">•<text:tab/>the candidate class cannot be overridden via <text:span text:style-name="T18">setClass</text:span> except where there is either an exact match of the name in the JDOQL query and the <text:span text:style-name="T18">setClass</text:span> parameter, or where the FROM clause is missing from the query string in the <text:span text:style-name="T18">newQuery</text:span> method. </text:p>
      <text:p text:style-name="P28">•<text:span text:style-name="T21"><text:tab/></text:span><text:span text:style-name="Assertion">A14.6-23 [</text:span>the single string query is first parsed to yield the result, result class, filter, variable list, parameter list, import list, grouping, ordering, and range.</text:p>
      <text:p text:style-name="P29">•<text:tab/>then, the values specified in APIs <text:span text:style-name="T18">setResult</text:span><text:span text:style-name="T18">, </text:span><text:span text:style-name="T18">setResultClass</text:span><text:span text:style-name="T18">, </text:span><text:span text:style-name="T18">setFilter</text:span><text:span text:style-name="T18">, </text:span><text:span text:style-name="T18">declareVariables</text:span><text:span text:style-name="T18">, </text:span><text:span text:style-name="T18">declareParam</text:span><text:span text:style-name="T18">e</text:span><text:span text:style-name="T18">ters</text:span><text:span text:style-name="T18">, </text:span><text:span text:style-name="T18">declareImports</text:span><text:span text:style-name="T18">, </text:span><text:span text:style-name="T18">setGrouping</text:span><text:span text:style-name="T18">, </text:span><text:span text:style-name="T18">setOrdering</text:span><text:span text:style-name="T18">, </text:span>and<text:span text:style-name="T18"> </text:span><text:span text:style-name="T18">setRange</text:span> override the corresponding settings from the single string query.<text:span text:style-name="Assertion">]</text:span></text:p>
      <text:p text:style-name="P16">Evaluation of implicit parameters and variable declarations is done after applying overrides from APIs.</text:p>
      <text:p text:style-name="P37"><text:tab/><text:tab/><text:alphabetical-index-mark-start text:id="IMark9865862696" text:main-entry="true"/>Query compilation<text:alphabetical-index-mark-end text:id="IMark9865862696"/></text:p>
      <text:p text:style-name="P16">The <text:span text:style-name="T18">Query</text:span> interface provides a method to compile queries for subsequent execution. </text:p>
      <text:p text:style-name="P4">void <text:alphabetical-index-mark-start text:id="IMark9865862696" text:main-entry="true"/>compile<text:alphabetical-index-mark-end text:id="IMark9865862696"/>();</text:p>
      <text:p text:style-name="P16"><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21">Save query as a <text:alphabetical-index-mark-start text:id="IMark9865862696" text:main-entry="true"/>Named Query<text:alphabetical-index-mark-end text:id="IMark9865862696"/></text:p>
      <text:p text:style-name="body-code">Query&lt;T&gt; <text:alphabetical-index-mark-start text:id="IMark9865862696" text:main-entry="true"/>saveAsNamedQuery<text:alphabetical-index-mark-end text:id="IMark9865862696"/>(String name);</text:p>
      <text:p text:style-name="P16">This method will save the Query as it is currently defined as a named query with the specified name. If a named query already exists under that name then it will be overwritten and replaced by this query definition.</text:p>
      <text:p text:style-name="P37"><text:tab/><text:tab/>Serialize Access to Instances Read from the Datastore (<text:alphabetical-index-mark-start text:id="IMark9865862696" text:main-entry="true"/>SerializeRead<text:alphabetical-index-mark-end text:id="IMark9865862696"/>)</text:p>
      <text:p text:style-name="P16">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4">Boolean <text:alphabetical-index-mark-start text:id="IMark9865862696" text:main-entry="true"/>getSerializeRead<text:alphabetical-index-mark-end text:id="IMark9865862696"/>();</text:p>
      <text:p text:style-name="P16"><text:span text:style-name="Assertion">A13.4.2-29 [</text:span>The <text:span text:style-name="T18">SerializeRead</text:span> setting currently active is returned.</text:p>
      <text:p text:style-name="P16"><text:span text:style-name="Assertion">]</text:span></text:p>
      <text:p text:style-name="P4">void <text:alphabetical-index-mark-start text:id="IMark9865862696" text:main-entry="true"/>setSerializeRead<text:alphabetical-index-mark-end text:id="IMark9865862696"/>(Boolean flag);</text:p>
      <text:p text:style-name="P4">Query&lt;T&gt; <text:alphabetical-index-mark-start text:id="IMark9865862696" text:main-entry="true"/>serializeRead<text:alphabetical-index-mark-end text:id="IMark9865862696"/>(Boolean flag);</text:p>
      <text:p text:style-name="P16"><text:span text:style-name="Assertion">A13.4.2-29 [</text:span>The <text:span text:style-name="T18">SerializeRead</text:span> setting is replaced by the value of the parameter.<text:span text:style-name="Assertion">]</text:span></text:p>
      <text:h text:style-name="P65" text:outline-level="3"><text:alphabetical-index-mark-start text:id="IMark9865862696" text:main-entry="true"/>Query execution<text:alphabetical-index-mark-end text:id="IMark9865862696"/></text:h>
      <text:p text:style-name="P16">The <text:span text:style-name="T18">Query</text:span> interface provides methods that <text:alphabetical-index-mark-start text:id="IMark9865862696" text:main-entry="true"/>execute<text:alphabetical-index-mark-end text:id="IMark9865862696"/> the query based on the parameters given. By default, they return an unmodifiable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span text:style-name="T18">execute</text:span> methods specifies that they return an <text:span text:style-name="T18">Object</text:span> that must be cast to the proper type by the user.</text:p>
      <text:p text:style-name="P16">Any parameters passed to the <text:span text:style-name="T18">execute</text:span> methods are used only for this execution, and are not remembered for future execution.</text:p>
      <text:p text:style-name="P16">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span text:style-name="T18">execute</text:span><text:span text:style-name="T18">()</text:span>.<text:span text:style-name="Assertion">]</text:span></text:p>
      <text:p text:style-name="P24">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span text:style-name="T18">execute</text:span>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span text:style-name="T18">execute</text:span> methods throw <text:span text:style-name="T18">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16"><text:span text:style-name="Assertion">A14.6.1-3 [</text:span>The <text:alphabetical-index-mark-start text:id="IMark9865862696" text:main-entry="true"/><text:span text:style-name="T18">execute</text:span><text:alphabetical-index-mark-end text:id="IMark9865862696"/> methods execute the query using the parameters and return the result, which by default is an unmodifiable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9865862792" text:main-entry="true"/><text:span text:style-name="T18">size</text:span><text:alphabetical-index-mark-end text:id="IMark9865862792"/><text:span text:style-name="T18">()</text:span> method returns <text:span text:style-name="T18">Integer.MAX_VALUE</text:span> if the actual size of the result is not known<text:span text:style-name="Assertion">]</text:span> (for example, the <text:span text:style-name="T18">List</text:span> represents a cursored result); if the size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16">When using an <text:span text:style-name="T18">Extent</text:span> to define candidate instances, the contents of the extent are subject to the setting of the <text:alphabetical-index-mark-start text:id="IMark9865862792" text:main-entry="true"/><text:span text:style-name="T18">ignoreCache</text:span><text:alphabetical-index-mark-end text:id="IMark9865862792"/> flag. <text:span text:style-name="Assertion">A14.6.1-10 [</text:span>With <text:span text:style-name="T18">ignoreCache</text:span> set to <text:span text:style-name="T18">false</text:span>:</text:p>
      <text:p text:style-name="P28">•<text:tab/>if instances were made persistent in the current transaction, the instances will be considered part of the candidate instances. </text:p>
      <text:p text:style-name="P28">•<text:tab/>if instances were deleted in the current transaction, the instances will not be considered part of the candidate instances.<text:span text:style-name="Assertion">]</text:span></text:p>
      <text:p text:style-name="P28">•<text:tab/>modified instances will be evaluated using their current transactional values.</text:p>
      <text:p text:style-name="P16">With <text:span text:style-name="T18">ignoreCache</text:span> set to <text:span text:style-name="T18">true</text:span>:</text:p>
      <text:p text:style-name="P28">•<text:tab/>if instances were made persistent in the current transaction, the new instances might not be considered part of the candidate instances.</text:p>
      <text:p text:style-name="P28">•<text:tab/>if instances were deleted in the current transaction, the instances might or might not be considered part of the candidate instances.</text:p>
      <text:p text:style-name="P28">•<text:tab/>modified instances might be evaluated using their current transactional values or the values as they exist in the datastore, which might not reflect the current transactional values.</text:p>
      <text:p text:style-name="P16">Each parameter of the <text:span text:style-name="T18">execute</text:span>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4">Object <text:alphabetical-index-mark-start text:id="IMark9865862792" text:main-entry="true"/>executeWithMap<text:alphabetical-index-mark-end text:id="IMark9865862792"/> (Map parameters);</text:p>
      <text:p text:style-name="P16"><text:span text:style-name="Assertion">A14.6.1-5 [</text:span>The <text:span text:style-name="T18">executeWithMap</text:span> method is similar to the <text:span text:style-name="T18">execute</text:span> method, but takes its parameters from a <text:span text:style-name="T18">Map</text:span> instance. The <text:span text:style-name="T18">Map</text:span> contains key/value pairs, in which the key is the declared parameter name, and the value is the value to use in the query for that parameter. Unlike <text:span text:style-name="T18">execute</text:span>, there is no limit on the number of parameters<text:span text:style-name="Assertion">]</text:span>. If implicit parameters are used, the keys in the map do not include the leading “:”.</text:p>
      <text:p text:style-name="P4">Object <text:alphabetical-index-mark-start text:id="IMark9865862792" text:main-entry="true"/>executeWithArray<text:alphabetical-index-mark-end text:id="IMark9865862792"/> (Object... parameters);</text:p>
      <text:p text:style-name="P16"><text:span text:style-name="Assertion">A14.6.1-6 [</text:span>The <text:span text:style-name="T18">executeWithArray</text:span> method is similar to the <text:span text:style-name="T18">execute</text:span> method, but takes its parameters from an array instance. The array contains <text:span text:style-name="T18">Object</text:span>s, in which the positional <text:span text:style-name="T18">Object</text:span> is the <text:soft-page-break/>value to use in the query for that parameter. Unlike <text:span text:style-name="T18">execute</text:span>, there is no limit on the number of parameters.<text:span text:style-name="Assertion">]</text:span></text:p>
      <text:p text:style-name="P16"/>
      <text:p text:style-name="P16">JDO 3.2 introduces several new methods to execute a Query instance, avoiding the need to cast the result to the appropriate type.</text:p>
      <text:p text:style-name="body-code">Query&lt;T&gt; <text:alphabetical-index-mark-start text:id="IMark9865862792" text:main-entry="true"/>setNamedParameters<text:alphabetical-index-mark-end text:id="IMark9865862792"/>(Map&lt;String, ?&gt; namedParamMap);</text:p>
      <text:p text:style-name="body-code">Query&lt;T&gt; <text:alphabetical-index-mark-start text:id="IMark9865862792" text:main-entry="true"/>setParameters<text:alphabetical-index-mark-end text:id="IMark9865862792"/>(Object... paramValues);</text:p>
      <text:p text:style-name="P16">These methods are used to specify the values of named and positional parameters in the query, prior to calling the execute method.</text:p>
      <text:p text:style-name="P18">List&lt;T&gt; <text:alphabetical-index-mark-start text:id="IMark9865862792" text:main-entry="true"/>executeList<text:alphabetical-index-mark-end text:id="IMark9865862792"/>();</text:p>
      <text:p text:style-name="P18">T <text:alphabetical-index-mark-start text:id="IMark9865862792" text:main-entry="true"/>executeUnique<text:alphabetical-index-mark-end text:id="IMark9865862792"/>();</text:p>
      <text:p text:style-name="P25">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9865862792" text:main-entry="true"/>executeResultList<text:alphabetical-index-mark-end text:id="IMark9865862792"/>(Class&lt;R&gt; resultCls);</text:p>
      <text:p text:style-name="body-code">&lt;R&gt; R <text:alphabetical-index-mark-start text:id="IMark9865862792" text:main-entry="true"/>executeResultUnique<text:alphabetical-index-mark-end text:id="IMark9865862792"/>(Class&lt;R&gt; resultCls);</text:p>
      <text:p text:style-name="P18"><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p>
      <text:p text:style-name="body-code">List&lt;Object&gt; <text:alphabetical-index-mark-start text:id="IMark9865862792" text:main-entry="true"/>executeResultList<text:alphabetical-index-mark-end text:id="IMark9865862792"/>();</text:p>
      <text:p text:style-name="body-code">Object <text:alphabetical-index-mark-start text:id="IMark9865862792" text:main-entry="true"/>executeResultUnique<text:alphabetical-index-mark-end text:id="IMark9865862792"/>();</text:p>
      <text:p text:style-name="P16">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16"/>
      <text:p text:style-name="P37"><text:tab/><text:tab/><text:alphabetical-index-mark-start text:id="IMark9865862792" text:main-entry="true"/>Query Timeout<text:alphabetical-index-mark-end text:id="IMark9865862792"/></text:p>
      <text:p text:style-name="P16">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9865862792" text:main-entry="true"/>getDatastoreReadTimeoutMillis<text:alphabetical-index-mark-end text:id="IMark9865862792"/>();</text:p>
      <text:p text:style-name="body-code">Integer <text:alphabetical-index-mark-start text:id="IMark9865862792" text:main-entry="true"/>getDatastoreWriteTimeoutMillis<text:alphabetical-index-mark-end text:id="IMark9865862792"/>();</text:p>
      <text:p text:style-name="P16">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9865862792" text:main-entry="true"/>setDatastoreReadTimeoutMillis<text:alphabetical-index-mark-end text:id="IMark9865862792"/>(Integer timeoutMillis);</text:p>
      <text:p text:style-name="body-code">void <text:alphabetical-index-mark-start text:id="IMark9865862792" text:main-entry="true"/>setDatastoreWriteTimeoutMillis<text:alphabetical-index-mark-end text:id="IMark9865862792"/>(Integer timeoutMillis);</text:p>
      <text:p text:style-name="body-code">Query&lt;T&gt; <text:alphabetical-index-mark-start text:id="IMark9865862792" text:main-entry="true"/>datastoreReadTimeoutMillis<text:alphabetical-index-mark-end text:id="IMark9865862792"/>(Integer timeoutMillis);</text:p>
      <text:p text:style-name="body-code">Query&lt;T&gt; <text:alphabetical-index-mark-start text:id="IMark9865862792" text:main-entry="true"/>datastoreWriteTimeoutMillis<text:alphabetical-index-mark-end text:id="IMark9865862792"/>(Integer timeoutMillis);</text:p>
      <text:p text:style-name="P16"><text:soft-page-break/><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16">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37"><text:tab/><text:tab/><text:alphabetical-index-mark-start text:id="IMark9865862792" text:main-entry="true"/>Query <text:alphabetical-index-mark-start text:id="IMark9865862696" text:main-entry="true"/>Cancel<text:alphabetical-index-mark-end text:id="IMark9865862696"/><text:alphabetical-index-mark-end text:id="IMark9865862792"/></text:p>
      <text:p text:style-name="P16">Queries might be canceled by a different thread from the thread currently executing the query. There is no requirement that the <text:span text:style-name="T18">Multithreaded</text:span> flag be set in order to invoke the <text:alphabetical-index-mark-start text:id="IMark9865862792" text:main-entry="true"/>cancel<text:alphabetical-index-mark-end text:id="IMark9865862792"/> operation from a different thread.</text:p>
      <text:p text:style-name="body-code">void <text:alphabetical-index-mark-start text:id="IMark9865862792" text:main-entry="true"/>cancelAll<text:alphabetical-index-mark-end text:id="IMark9865862792"/>();</text:p>
      <text:p text:style-name="body-code">void <text:alphabetical-index-mark-start text:id="IMark9865862792" text:main-entry="true"/>cancel<text:alphabetical-index-mark-end text:id="IMark9865862792"/>(Thread thread);</text:p>
      <text:p text:style-name="P16"><text:span text:style-name="Assertion">A14.6.1-8 [</text:span>These methods cancel a running query (or queries). The thread that has its query canceled will throw a <text:span text:style-name="T18">JDOQueryInterruptedException</text:span>. </text:p>
      <text:p text:style-name="P16">If cancel is not supported (most likely due to the underlying implementation not supporting cancel) then <text:span text:style-name="T18">JDOUnsupportedOptionException</text:span> is thrown to the caller. <text:span text:style-name="Assertion">]</text:span></text:p>
      <text:h text:style-name="P65" text:outline-level="3"><text:bookmark-start text:name="__RefHeading__3797_1773241242"/><text:bookmark text:name="R-1039921"/>Filter specification<text:bookmark-end text:name="__RefHeading__3797_1773241242"/></text:h>
      <text:p text:style-name="P16">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16"><text:span text:style-name="Assertion">A14.6.2-2 [</text:span>An element of the candidate collection is returned in the result if:</text:p>
      <text:p text:style-name="P28">•<text:tab/>it is assignment compatible to the candidate <text:span text:style-name="T18">Class</text:span> of the <text:span text:style-name="T18">Query</text:span>; and</text:p>
      <text:p text:style-name="P29">•<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span text:style-name="T18">contains</text:span><text:span text:style-name="T18">(e1) &amp; e1.dependents &gt; 1) &amp; (emps.</text:span><text:span text:style-name="T18">contains</text:span><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span text:style-name="T18">contains</text:span><text:span text:style-name="T18">(e1) &amp; e1.dependents &gt; 1) &amp; (emps.</text:span><text:span text:style-name="T18">contains</text:span><text:span text:style-name="T18">(e2) &amp; (e2.salary &gt; 30000 &amp; e1 != e2))"</text:span>.</text:p>
      <text:p text:style-name="P16">Rules for constructing valid expressions follow the Java language, except for these differences:</text:p>
      <text:p text:style-name="P28">•<text:span text:style-name="T21"><text:tab/></text:span><text:span text:style-name="Assertion">A14.6.2-3 [</text:span>Equality and ordering comparisons between primitives, instances of <text:alphabetical-index-mark-start text:id="IMark9865862792" text:main-entry="true"/>converted types<text:alphabetical-index-mark-end text:id="IMark9865862792"/>, and instances of wrapper classes are valid.<text:span text:style-name="Assertion">]</text:span> Converted instances use the datastore value for comparison.</text:p>
      <text:p text:style-name="P28">•<text:span text:style-name="T21"><text:tab/></text:span><text:span text:style-name="Assertion">A14.6.2-4 [</text:span>Equality and ordering comparisons of <text:alphabetical-index-mark-start text:id="IMark9865862792" text:main-entry="true"/>java.time<text:alphabetical-index-mark-end text:id="IMark9865862792"/> LocalDate, LocalTime, LocalDateTime fields and parameters are valid.</text:p>
      <text:p text:style-name="P28"><text:soft-page-break/>•<text:span text:style-name="T21"><text:tab/></text:span><text:span text:style-name="Assertion">A14.6.2-4 [</text:span>Equality and ordering comparisons of <text:span text:style-name="T18">Date</text:span> fields and <text:span text:style-name="T18">Date</text:span> parameters are valid.</text:p>
      <text:p text:style-name="P28">•<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28">•<text:span text:style-name="T21"><text:tab/></text:span><text:span text:style-name="Assertion">A14.6.2-6 [</text:span>White space (non-printing characters space, tab, carriage return, and line feed) is a separator and is otherwise ignored.<text:span text:style-name="Assertion">]</text:span></text:p>
      <text:p text:style-name="P28">•<text:span text:style-name="T21"><text:tab/></text:span><text:span text:style-name="Assertion">A14.6.2-7 [</text:span>The assignment operators =, +=, etc. and pre- and post-increment and -decrement are not supported.<text:span text:style-name="Assertion">]</text:span> </text:p>
      <text:p text:style-name="P28">•<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28">•<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50"><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28">•<text:span text:style-name="T21"><text:tab/></text:span><text:span text:style-name="Assertion">A14.6.2-10 [</text:span>Navigation through multi-valued fields (<text:span text:style-name="T18">Collection</text:span> types) is specified using a variable declaration and the <text:span text:style-name="T18">Collection.</text:span><text:span text:style-name="T18">contains</text:span><text:span text:style-name="T18">(Object o)</text:span> method.<text:span text:style-name="Assertion">]</text:span> </text:p>
      <text:p text:style-name="P28">•<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28">•<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27">•<text:tab/>String literals are allowed to be delimited by single quote marks or double quote marks. This allows String literal filters to use single quote marks instead of escaped double quote marks<text:span text:style-name="Assertion">]</text:span>.<text:tab/></text:p>
      <text:list xml:id="list9212928877751601239" text:style-name="L2">
        <text:list-item>
          <text:p text:style-name="P84">Arithmetic operations on <text:alphabetical-index-mark-start text:id="IMark9865862792" text:main-entry="true"/>converted fields<text:alphabetical-index-mark-end text:id="IMark9865862792"/> use the datastore values as expression terms.</text:p>
        </text:list-item>
      </text:list>
      <text:list xml:id="list3872139766962497621" text:style-name="L3">
        <text:list-item>
          <text:p text:style-name="P85"><text:alphabetical-index-mark-start text:id="IMark9865862792" text:main-entry="true"/>IF-expression<text:alphabetical-index-mark-end text:id="IMark9865862792"/>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16"><text:soft-page-break/>Note that comparisons between floating point values are by nature inexact. Therefore, equality comparisons (== and !=) with floating point values should be used with caution. </text:p>
      <text:p text:style-name="P16"><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16"><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6"><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16">A JDO implementation is allowed to reorder the filter expression for optimization purposes. </text:p>
      <text:p text:style-name="P16">The following are minimum capabilities of the expressions that every implementation must support:</text:p>
      <text:p text:style-name="P28">•<text:tab/>operators applied to all types where they are defined in the Java language:</text:p>
      <text:p text:style-name="P43"/>
      <text:p text:style-name="P39">Table 4: <text:alphabetical-index-mark-start text:id="IMark9865862792" text:main-entry="true"/>Query Operators<text:alphabetical-index-mark-end text:id="IMark9865862792"/></text:p>
      <text:p text:style-name="P44"> </text:p>
      <table:table table:name="Table1" table:style-name="Table1">
        <table:table-column table:style-name="Table1.A"/>
        <table:table-column table:style-name="Table1.B"/>
        <table:table-header-rows>
          <table:table-row table:style-name="Table1.1">
            <table:table-cell table:style-name="Table1.A1" office:value-type="string">
              <text:p text:style-name="P35">Operator</text:p>
            </table:table-cell>
            <table:table-cell table:style-name="Table1.B1" office:value-type="string">
              <text:p text:style-name="P35">Description</text:p>
            </table:table-cell>
          </table:table-row>
        </table:table-header-rows>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14[</text:span></text:span><text:span text:style-name="T22">equal</text:span><text:span text:style-name="Assertion"><text:span text:style-name="T22">]</text:span></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15[</text:span></text:span><text:span text:style-name="T22">not equal</text:span><text:span text:style-name="Assertion"><text:span text:style-name="T22">]</text:span></text:span></text:p>
          </table:table-cell>
        </table:table-row>
        <table:table-row table:style-name="Table1.1">
          <table:table-cell table:style-name="Table1.A2" office:value-type="string">
            <text:p text:style-name="P32">&gt;</text:p>
          </table:table-cell>
          <table:table-cell table:style-name="Table1.B2" office:value-type="string">
            <text:p text:style-name="P30"><text:span text:style-name="Assertion"><text:span text:style-name="T22">A14.6.2-16[</text:span></text:span><text:span text:style-name="T22">greater than</text:span><text:span text:style-name="Assertion"><text:span text:style-name="T22">]</text:span></text:span></text:p>
          </table:table-cell>
        </table:table-row>
        <table:table-row table:style-name="Table1.1">
          <table:table-cell table:style-name="Table1.A2" office:value-type="string">
            <text:p text:style-name="P32">&lt;</text:p>
          </table:table-cell>
          <table:table-cell table:style-name="Table1.B2" office:value-type="string">
            <text:p text:style-name="P30"><text:span text:style-name="Assertion"><text:span text:style-name="T22">A14.6.2-17[</text:span></text:span><text:span text:style-name="T22">less than</text:span><text:span text:style-name="Assertion"><text:span text:style-name="T22">]</text:span></text:span></text:p>
          </table:table-cell>
        </table:table-row>
        <table:table-row table:style-name="Table1.1">
          <table:table-cell table:style-name="Table1.A2" office:value-type="string">
            <text:p text:style-name="P32">&gt;=</text:p>
          </table:table-cell>
          <table:table-cell table:style-name="Table1.B2" office:value-type="string">
            <text:p text:style-name="P30"><text:span text:style-name="Assertion"><text:span text:style-name="T22">A14.6.2-18[</text:span></text:span><text:span text:style-name="T22">greater than or equal</text:span><text:span text:style-name="Assertion"><text:span text:style-name="T22">]</text:span></text:span></text:p>
          </table:table-cell>
        </table:table-row>
        <table:table-row table:style-name="Table1.1">
          <table:table-cell table:style-name="Table1.A2" office:value-type="string">
            <text:p text:style-name="P32">&lt;=</text:p>
          </table:table-cell>
          <table:table-cell table:style-name="Table1.B2" office:value-type="string">
            <text:p text:style-name="P30"><text:span text:style-name="Assertion"><text:span text:style-name="T22">A14.6.2-19[</text:span></text:span><text:span text:style-name="T22">less than or equal</text:span><text:span text:style-name="Assertion"><text:span text:style-name="T22">]</text:span></text:span></text:p>
          </table:table-cell>
        </table:table-row>
        <table:table-row table:style-name="Table1.1">
          <table:table-cell table:style-name="Table1.A2" office:value-type="string">
            <text:p text:style-name="P32">&amp;</text:p>
          </table:table-cell>
          <table:table-cell table:style-name="Table1.B2" office:value-type="string">
            <text:p text:style-name="P30"><text:span text:style-name="Assertion"><text:span text:style-name="T22">A14.6.2-20[</text:span></text:span><text:span text:style-name="T22">boolean </text:span><text:alphabetical-index-mark-start text:id="IMark9865862792" text:main-entry="true"/><text:span text:style-name="T22">logical AND</text:span><text:alphabetical-index-mark-end text:id="IMark9865862792"/><text:span text:style-name="T22"><text:line-break/>integral </text:span><text:alphabetical-index-mark-start text:id="IMark9865862696" text:main-entry="true"/><text:span text:style-name="T22">bitwise AND</text:span><text:alphabetical-index-mark-end text:id="IMark9865862696"/><text:span text:style-name="T22">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32">&amp;&amp;</text:p>
          </table:table-cell>
          <table:table-cell table:style-name="Table1.B2" office:value-type="string">
            <text:p text:style-name="P30"><text:span text:style-name="Assertion"><text:span text:style-name="T22">A14.6.2-21[</text:span></text:span><text:span text:style-name="T22">conditional AND</text:span><text:span text:style-name="Assertion"><text:span text:style-name="T22">]</text:span></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22[</text:span></text:span><text:span text:style-name="T22">boolean </text:span><text:alphabetical-index-mark-start text:id="IMark9865862696" text:main-entry="true"/><text:span text:style-name="T22">logical OR</text:span><text:alphabetical-index-mark-end text:id="IMark9865862696"/><text:span text:style-name="T22"><text:line-break/>integral </text:span><text:alphabetical-index-mark-start text:id="IMark9865862792" text:main-entry="true"/><text:span text:style-name="T22">bitwise inclusive OR</text:span><text:alphabetical-index-mark-end text:id="IMark9865862792"/><text:span text:style-name="T22"> (if "javax.jdo.query.JDOQL.bitwiseOperation" is in the list of supported </text:span><text:span text:style-name="T22">options)</text:span><text:span text:style-name="Assertion"><text:span text:style-name="T22">]</text:span></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23[</text:span></text:span><text:alphabetical-index-mark-start text:id="IMark9865862792" text:main-entry="true"/><text:span text:style-name="T22">conditional OR</text:span><text:alphabetical-index-mark-end text:id="IMark9865862792"/><text:span text:style-name="Assertion"><text:span text:style-name="T22">]</text:span></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22[</text:span></text:span><text:span text:style-name="T22">integral </text:span><text:alphabetical-index-mark-start text:id="IMark9865862792" text:main-entry="true"/><text:span text:style-name="T22">bitwise exclusive OR</text:span><text:alphabetical-index-mark-end text:id="IMark9865862792"/><text:span text:style-name="T22"> (if </text:span><text:span text:style-name="T22">"javax.jdo.query.JDOQL.BitwiseOperation" is in the list of supported </text:span><text:soft-page-break/><text:span text:style-name="T22">options)</text:span><text:span text:style-name="Assertion"><text:span text:style-name="T22">]</text:span></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24[</text:span></text:span><text:span text:style-name="T22">integral unary </text:span><text:alphabetical-index-mark-start text:id="IMark9865862792" text:main-entry="true"/><text:span text:style-name="T22">bitwise complement</text:span><text:alphabetical-index-mark-end text:id="IMark9865862792"/><text:span text:style-name="Assertion"><text:span text:style-name="T22">]</text:span></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30[</text:span></text:span><text:span text:style-name="T22">times</text:span><text:span text:style-name="Assertion"><text:span text:style-name="T22">]</text:span></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31[</text:span></text:span><text:span text:style-name="T22">divide by</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32[</text:span></text:span><text:alphabetical-index-mark-start text:id="IMark9865862792" text:main-entry="true"/><text:span text:style-name="T22">logical complement</text:span><text:alphabetical-index-mark-end text:id="IMark9865862792"/><text:span text:style-name="Assertion"><text:span text:style-name="T22">]</text:span></text:span></text:p>
          </table:table-cell>
        </table:table-row>
        <table:table-row table:style-name="Table1.1">
          <table:table-cell table:style-name="Table1.A2" office:value-type="string">
            <text:p text:style-name="P32">%</text:p>
          </table:table-cell>
          <table:table-cell table:style-name="Table1.B2" office:value-type="string">
            <text:p text:style-name="P30"><text:span text:style-name="Assertion"><text:span text:style-name="T22">A14.6.2-40[</text:span></text:span><text:alphabetical-index-mark-start text:id="IMark9865862792" text:main-entry="true"/><text:span text:style-name="T22">modulo</text:span><text:alphabetical-index-mark-end text:id="IMark9865862792"/><text:span text:style-name="T22"> operator</text:span><text:span text:style-name="Assertion"><text:span text:style-name="T22">]</text:span></text:span></text:p>
          </table:table-cell>
        </table:table-row>
        <table:table-row table:style-name="Table1.1">
          <table:table-cell table:style-name="Table1.A2" office:value-type="string">
            <text:p text:style-name="P32">instanceof</text:p>
          </table:table-cell>
          <table:table-cell table:style-name="Table1.B2" office:value-type="string">
            <text:p text:style-name="P30"><text:span text:style-name="Assertion"><text:span text:style-name="T22">A14.6.2-41[</text:span></text:span><text:alphabetical-index-mark-start text:id="IMark9865862792" text:main-entry="true"/><text:span text:style-name="T22">instanceof</text:span><text:alphabetical-index-mark-end text:id="IMark9865862792"/><text:span text:style-name="T22"> operator</text:span><text:span text:style-name="Assertion"><text:span text:style-name="T22">]</text:span></text:span></text:p>
          </table:table-cell>
        </table:table-row>
      </table:table>
      <text:p text:style-name="P43"> </text:p>
      <text:p text:style-name="P39">Table 5: Null Operators</text:p>
      <text:p text:style-name="P44"> </text:p>
      <table:table table:name="Table5" table:style-name="Table5">
        <table:table-column table:style-name="Table5.A"/>
        <table:table-column table:style-name="Table5.B"/>
        <table:table-header-rows>
          <table:table-row table:style-name="Table5.1">
            <table:table-cell table:style-name="Table5.A1" office:value-type="string">
              <text:p text:style-name="P34">Operation</text:p>
            </table:table-cell>
            <table:table-cell table:style-name="Table5.B1" office:value-type="string">
              <text:p text:style-name="P34">Result</text:p>
            </table:table-cell>
          </table:table-row>
        </table:table-header-rows>
        <table:table-row table:style-name="Table5.1">
          <table:table-cell table:style-name="Table5.A2" office:value-type="string">
            <text:p text:style-name="P32">null ==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 null</text:p>
          </table:table-cell>
          <table:table-cell table:style-name="Table5.B2" office:value-type="string">
            <text:p text:style-name="P32">TRUE</text:p>
          </table:table-cell>
        </table:table-row>
        <table:table-row table:style-name="Table5.1">
          <table:table-cell table:style-name="Table5.A2" office:value-type="string">
            <text:p text:style-name="P32">null !=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 null</text:p>
          </table:table-cell>
          <table:table-cell table:style-name="Table5.B5" office:value-type="float" office:value="0">
            <text:p text:style-name="P32">FALSE</text:p>
          </table:table-cell>
        </table:table-row>
        <table:table-row table:style-name="Table5.1">
          <table:table-cell table:style-name="Table5.A2" office:value-type="string">
            <text:p text:style-name="P32">null &gt;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lt;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gt;=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lt;=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amp;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amp;&amp;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 FALSE</text:p>
          </table:table-cell>
          <table:table-cell table:style-name="Table5.B2" office:value-type="string">
            <text:p text:style-name="P32">null</text:p>
          </table:table-cell>
        </table:table-row>
        <table:table-row table:style-name="Table5.1">
          <table:table-cell table:style-name="Table5.A2" office:value-type="string">
            <text:p text:style-name="P32">null || FALSE</text:p>
          </table:table-cell>
          <table:table-cell table:style-name="Table5.B2" office:value-type="string">
            <text:p text:style-name="P32">null</text:p>
          </table:table-cell>
        </table:table-row>
        <text:soft-page-break/>
        <table:table-row table:style-name="Table5.1">
          <table:table-cell table:style-name="Table5.A2" office:value-type="string">
            <text:p text:style-name="P32">null | TRUE</text:p>
          </table:table-cell>
          <table:table-cell table:style-name="Table5.B5" office:value-type="float" office:value="1">
            <text:p text:style-name="P32">TRUE</text:p>
          </table:table-cell>
        </table:table-row>
        <table:table-row table:style-name="Table5.1">
          <table:table-cell table:style-name="Table5.A2" office:value-type="string">
            <text:p text:style-name="P32">null || TRUE</text:p>
          </table:table-cell>
          <table:table-cell table:style-name="Table5.B5" office:value-type="float" office:value="1">
            <text:p text:style-name="P32">TRUE</text:p>
          </table:table-cell>
        </table:table-row>
        <table:table-row table:style-name="Table5.1">
          <table:table-cell table:style-name="Table5.A2" office:value-type="string">
            <text:p text:style-name="P32">null ~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 any-non-null-value</text:p>
          </table:table-cell>
          <table:table-cell table:style-name="Table5.B2" office:value-type="string">
            <text:p text:style-name="P32">null</text:p>
          </table:table-cell>
        </table:table-row>
        <table:table-row table:style-name="Table5.1">
          <table:table-cell table:style-name="Table5.A2" office:value-type="string">
            <text:p text:style-name="P32">!null </text:p>
          </table:table-cell>
          <table:table-cell table:style-name="Table5.B2" office:value-type="string">
            <text:p text:style-name="P32">null</text:p>
          </table:table-cell>
        </table:table-row>
        <table:table-row table:style-name="Table5.1">
          <table:table-cell table:style-name="Table5.A2" office:value-type="string">
            <text:p text:style-name="P32">%null </text:p>
          </table:table-cell>
          <table:table-cell table:style-name="Table5.B2" office:value-type="string">
            <text:p text:style-name="P32">null</text:p>
          </table:table-cell>
        </table:table-row>
        <table:table-row table:style-name="Table5.1">
          <table:table-cell table:style-name="Table5.A2" office:value-type="string">
            <text:p text:style-name="P32">null.field (navigation)</text:p>
          </table:table-cell>
          <table:table-cell table:style-name="Table5.B2" office:value-type="string">
            <text:p text:style-name="P32">null</text:p>
          </table:table-cell>
        </table:table-row>
        <table:table-row table:style-name="Table5.1">
          <table:table-cell table:style-name="Table5.A2" office:value-type="string">
            <text:p text:style-name="P32">null.get()</text:p>
          </table:table-cell>
          <table:table-cell table:style-name="Table5.B2" office:value-type="string">
            <text:p text:style-name="P32">null</text:p>
          </table:table-cell>
        </table:table-row>
        <table:table-row table:style-name="Table5.1">
          <table:table-cell table:style-name="Table5.A2" office:value-type="string">
            <text:p text:style-name="P32">null.isPresent()</text:p>
          </table:table-cell>
          <table:table-cell table:style-name="Table5.B2" office:value-type="string">
            <text:p text:style-name="P32">FALSE</text:p>
          </table:table-cell>
        </table:table-row>
        <table:table-row table:style-name="Table5.1">
          <table:table-cell table:style-name="Table5.A2" office:value-type="string">
            <text:p text:style-name="P32">null.isEmpty()</text:p>
          </table:table-cell>
          <table:table-cell table:style-name="Table5.B2" office:value-type="string">
            <text:p text:style-name="P32">TRUE</text:p>
          </table:table-cell>
        </table:table-row>
        <table:table-row table:style-name="Table5.1">
          <table:table-cell table:style-name="Table5.A2" office:value-type="string">
            <text:p text:style-name="P32">null.contains()</text:p>
          </table:table-cell>
          <table:table-cell table:style-name="Table5.B2" office:value-type="string">
            <text:p text:style-name="P32">FALSE</text:p>
          </table:table-cell>
        </table:table-row>
        <table:table-row table:style-name="Table5.1">
          <table:table-cell table:style-name="Table5.A2" office:value-type="string">
            <text:p text:style-name="P32">null.anyOtherMethod()</text:p>
          </table:table-cell>
          <table:table-cell table:style-name="Table5.B2" office:value-type="string">
            <text:p text:style-name="P32">null</text:p>
          </table:table-cell>
        </table:table-row>
      </table:table>
      <text:p text:style-name="P43"/>
      <text:p text:style-name="P59">•<text:tab/>exceptions to the above:</text:p>
      <text:list xml:id="list8359244831481327326" text:style-name="L4">
        <text:list-item>
          <text:list>
            <text:list-item>
              <text:p text:style-name="P87">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list-item>
          </text:list>
        </text:list-item>
      </text:list>
      <text:p text:style-name="P28">•<text:span text:style-name="T21"><text:tab/></text:span><text:span text:style-name="Assertion">A14.6.2-37 [</text:span>parentheses to explicitly mark operator precedence<text:span text:style-name="Assertion">]</text:span></text:p>
      <text:p text:style-name="P28">•<text:span text:style-name="T21"><text:tab/></text:span><text:span text:style-name="Assertion">A14.6.2-38 </text:span>cast operator (class)<text:span text:style-name="Assertion">]</text:span></text:p>
      <text:p text:style-name="P50">•<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list xml:id="list1272122355" text:continue-numbering="true" text:style-name="L4">
        <text:list-item>
          <text:list>
            <text:list-item>
              <text:p text:style-name="P87">if either operand is of type <text:span text:style-name="T19">BigDecimal</text:span>, the other is converted to <text:span text:style-name="T19">BigDecimal</text:span>.</text:p>
            </text:list-item>
            <text:list-item>
              <text:p text:style-name="P87">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list-item>
            <text:list-item>
              <text:p text:style-name="P87"><text:soft-page-break/>otherwise, if either operand is of type <text:span text:style-name="T19">BigInteger</text:span>, the other is converted to <text:span text:style-name="T19">BigInteger</text:span>.</text:p>
            </text:list-item>
            <text:list-item>
              <text:p text:style-name="P87">otherwise, if either operand is of type <text:span text:style-name="T19">double</text:span>, the other is converted to <text:span text:style-name="T19">double</text:span>. </text:p>
            </text:list-item>
            <text:list-item>
              <text:p text:style-name="P87">otherwise, if either operand is of type <text:span text:style-name="T19">float</text:span>, the other is converted to <text:span text:style-name="T19">float</text:span>. </text:p>
            </text:list-item>
            <text:list-item>
              <text:p text:style-name="P87">otherwise, if either operand is of type <text:span text:style-name="T19">long</text:span>, the other is converted to <text:span text:style-name="T19">long</text:span>. </text:p>
            </text:list-item>
            <text:list-item>
              <text:p text:style-name="P87">otherwise, both operands are converted to type <text:span text:style-name="T19">int</text:span>.</text:p>
            </text:list-item>
            <text:list-item>
              <text:p text:style-name="P87">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28">•<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28">•<text:span text:style-name="T21"><text:tab/></text:span><text:span text:style-name="Assertion">A14.6.2-44 [</text:span>comparisons between persistent and non-persistent instances return not equal.<text:span text:style-name="Assertion">]</text:span></text:p>
      <text:p text:style-name="P28">•<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28">•<text:span text:style-name="T21"><text:tab/></text:span><text:span text:style-name="Assertion">A14.6.2-33 [</text:span><text:span text:style-name="T18">String</text:span> methods <text:alphabetical-index-mark-start text:id="IMark9865862792" text:main-entry="true"/><text:span text:style-name="T18">startsWith</text:span><text:alphabetical-index-mark-end text:id="IMark9865862792"/> and <text:alphabetical-index-mark-start text:id="IMark9865862696" text:main-entry="true"/><text:span text:style-name="T18">endsWith</text:span><text:alphabetical-index-mark-end text:id="IMark9865862696"/>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9865862408" text:main-entry="true"/><text:span text:style-name="T18">matches</text:span><text:alphabetical-index-mark-end text:id="IMark9865862408"/><text:span text:style-name="T18">(String)</text:span>.</text:p>
      <text:p text:style-name="P27">•<text:span text:style-name="T21"><text:tab/></text:span><text:span text:style-name="Assertion"><text:span text:style-name="T31">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span text:style-name="T18">isEmpty</text:span><text:span text:style-name="Assertion">]</text:span> and <text:span text:style-name="Assertion">[-35 </text:span>return <text:span text:style-name="T18">false</text:span> to all <text:span text:style-name="T18">contains</text:span>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p text:style-name="P49"><text:tab/><text:tab/><text:alphabetical-index-mark-start text:id="IMark9865862408" text:main-entry="true"/>Optional&lt;T&gt;<text:alphabetical-index-mark-end text:id="IMark9865862408"/></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9"><text:bookmark-start text:name="__RefHeading__3711_1773241242"/><text:tab/><text:tab/>Methods<text:bookmark-end text:name="__RefHeading__3711_1773241242"/></text:p>
      <text:p text:style-name="P16">The following methods are supported for their specific types, with semantics as defined by the Java language:</text:p>
      <text:p text:style-name="P43"> </text:p>
      <text:p text:style-name="P39"><text:bookmark text:name="R-1087957S"/><text:soft-page-break/>Table 6: <text:bookmark text:name="R-1087957"/><text:alphabetical-index-mark-start text:id="IMark9865862408" text:main-entry="true"/>Query Methods<text:alphabetical-index-mark-end text:id="IMark9865862408"/></text:p>
      <text:p text:style-name="P44">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6">Class</text:p>
            </table:table-cell>
            <table:table-cell table:style-name="Table2.B1" office:value-type="string">
              <text:p text:style-name="P36">Method</text:p>
            </table:table-cell>
            <table:table-cell table:style-name="Table2.C1" office:value-type="string">
              <text:p text:style-name="P36">Description</text:p>
            </table:table-cell>
          </table:table-row>
        </table:table-header-rows>
        <table:table-row table:style-name="Table2.1">
          <table:table-cell table:style-name="Table2.A2" office:value-type="string">
            <text:p text:style-name="P30">java.util.Collection</text:p>
          </table:table-cell>
          <table:table-cell table:style-name="Table2.B2" office:value-type="string">
            <text:p text:style-name="P30"><text:span text:style-name="Assertion"><text:span text:style-name="T22">A14.6.2-45 [</text:span></text:span><text:alphabetical-index-mark-start text:id="IMark9865862408" text:main-entry="true"/>contains<text:alphabetical-index-mark-end text:id="IMark9865862408"/>(Object)</text:p>
          </table:table-cell>
          <table:table-cell table:style-name="Table2.C2" office:value-type="string">
            <text:p text:style-name="P30"><text:span text:style-name="Assertion"><text:span text:style-name="T22"/></text:span></text:p>
          </table:table-cell>
        </table:table-row>
        <table:table-row table:style-name="Table2.1">
          <table:table-cell table:style-name="Table2.A2" office:value-type="string">
            <text:p text:style-name="P30">java.util.List</text:p>
          </table:table-cell>
          <table:table-cell table:style-name="Table2.B2" office:value-type="string">
            <text:p text:style-name="P30"><text:alphabetical-index-mark-start text:id="IMark9865862408" text:main-entry="true"/><text:span text:style-name="Assertion">A14.6.2-58[</text:span>get<text:alphabetical-index-mark-end text:id="IMark9865862408"/>(int)</text:p>
          </table:table-cell>
          <table:table-cell table:style-name="Table2.C2" office:value-type="string">
            <text:p text:style-name="P30"><text:span text:style-name="Assertion"/></text:p>
          </table:table-cell>
        </table:table-row>
        <table:table-row table:style-name="Table2.1">
          <table:table-cell table:style-name="Table2.A2" office:value-type="string">
            <text:p text:style-name="P30">java.util.Map</text:p>
          </table:table-cell>
          <table:table-cell table:style-name="Table2.B2" office:value-type="string">
            <text:p text:style-name="P30"><text:span text:style-name="Assertion"><text:span text:style-name="T22">A14.6.2-46[</text:span></text:span><text:alphabetical-index-mark-start text:id="IMark9865862408" text:main-entry="true"/>get<text:alphabetical-index-mark-end text:id="IMark9865862408"/>(Object)</text:p>
          </table:table-cell>
          <table:table-cell table:style-name="Table2.C2" office:value-type="string">
            <text:p text:style-name="P30"/>
          </table:table-cell>
        </table:table-row>
        <table:table-row table:style-name="Table2.1">
          <table:table-cell table:style-name="Table2.A2" office:value-type="string">
            <text:p text:style-name="P30">java.util.Map</text:p>
          </table:table-cell>
          <table:table-cell table:style-name="Table2.B2" office:value-type="string">
            <text:p text:style-name="P30"><text:alphabetical-index-mark-start text:id="IMark9865862408" text:main-entry="true"/>containsKey<text:alphabetical-index-mark-end text:id="IMark9865862408"/>(Object)</text:p>
          </table:table-cell>
          <table:table-cell table:style-name="Table2.C2" office:value-type="string">
            <text:p text:style-name="P30"/>
          </table:table-cell>
        </table:table-row>
        <table:table-row table:style-name="Table2.1">
          <table:table-cell table:style-name="Table2.A2" office:value-type="string">
            <text:p text:style-name="P30">java.util.Map</text:p>
          </table:table-cell>
          <table:table-cell table:style-name="Table2.B2" office:value-type="string">
            <text:p text:style-name="P30"><text:alphabetical-index-mark-start text:id="IMark9865862408" text:main-entry="true"/>containsValue<text:alphabetical-index-mark-end text:id="IMark9865862408"/>(Object)</text:p>
          </table:table-cell>
          <table:table-cell table:style-name="Table2.C2" office:value-type="string">
            <text:p text:style-name="P30"><text:span text:style-name="Assertion"><text:span text:style-name="T22"/></text:span></text:p>
          </table:table-cell>
        </table:table-row>
        <table:table-row table:style-name="Table2.1">
          <table:table-cell table:style-name="Table2.A2" office:value-type="string">
            <text:p text:style-name="P30">java.util.Map, java.util.Collection</text:p>
          </table:table-cell>
          <table:table-cell table:style-name="Table2.B2" office:value-type="string">
            <text:p text:style-name="P30"><text:span text:style-name="Assertion"><text:span text:style-name="T22">A14.6.2-45[</text:span></text:span><text:alphabetical-index-mark-start text:id="IMark9865862408" text:main-entry="true"/>isEmpty<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util.Map, java.util.Collection</text:p>
          </table:table-cell>
          <table:table-cell table:style-name="Table2.B2" office:value-type="string">
            <text:p text:style-name="P30"><text:alphabetical-index-mark-start text:id="IMark9865862408" text:main-entry="true"/>size<text:alphabetical-index-mark-end text:id="IMark9865862408"/>()</text:p>
          </table:table-cell>
          <table:table-cell table:style-name="Table2.C2" office:value-type="string">
            <text:p text:style-name="P30"><text:span text:style-name="Assertion"><text:span text:style-name="T22"/></text:span></text:p>
          </table:table-cell>
        </table:table-row>
        <table:table-row table:style-name="Table2.1">
          <table:table-cell table:style-name="Table2.A2" office:value-type="string">
            <text:p text:style-name="P30">String</text:p>
          </table:table-cell>
          <table:table-cell table:style-name="Table2.B2" office:value-type="string">
            <text:p text:style-name="P30"><text:span text:style-name="Assertion"><text:span text:style-name="T22">A14.6.2-47[</text:span></text:span><text:alphabetical-index-mark-start text:id="IMark9865862408" text:main-entry="true"/>toLowerCase<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toUpperCase<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charAt<text:alphabetical-index-mark-end text:id="IMark9865862408"/>(int)</text:p>
          </table:table-cell>
          <table:table-cell table:style-name="Table2.C2" office:value-type="string">
            <text:p text:style-name="P30"><text:s/></text:p>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indexOf<text:alphabetical-index-mark-end text:id="IMark9865862408"/>(String)</text:p>
          </table:table-cell>
          <table:table-cell table:style-name="Table2.C2" office:value-type="string">
            <text:p text:style-name="P30">0-indexing is used</text:p>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indexOf<text:alphabetical-index-mark-end text:id="IMark9865862408"/>(String, int)</text:p>
          </table:table-cell>
          <table:table-cell table:style-name="Table2.C2" office:value-type="string">
            <text:p text:style-name="P30">0-indexing is used</text:p>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matches<text:alphabetical-index-mark-end text:id="IMark9865862408"/>(String)</text:p>
          </table:table-cell>
          <table:table-cell table:style-name="Table2.C2" office:value-type="string">
            <text:p text:style-name="P30">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substring<text:alphabetical-index-mark-end text:id="IMark9865862408"/>(int)</text:p>
          </table:table-cell>
          <table:table-cell table:style-name="Table2.C2" office:value-type="string">
            <text:p text:style-name="P30"/>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substring<text:alphabetical-index-mark-end text:id="IMark9865862408"/>(int, int)</text:p>
          </table:table-cell>
          <table:table-cell table:style-name="Table2.C2" office:value-type="string">
            <text:p text:style-name="P30"/>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startsWith<text:alphabetical-index-mark-end text:id="IMark9865862408"/>(String)</text:p>
          </table:table-cell>
          <table:table-cell table:style-name="Table2.C2" office:value-type="string">
            <text:p text:style-name="P30"/>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startsWith<text:alphabetical-index-mark-end text:id="IMark9865862408"/>(String, int)</text:p>
          </table:table-cell>
          <table:table-cell table:style-name="Table2.C2" office:value-type="string">
            <text:p text:style-name="P30"><text:s/></text:p>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endsWith<text:alphabetical-index-mark-end text:id="IMark9865862408"/>(String)</text:p>
          </table:table-cell>
          <table:table-cell table:style-name="Table2.C2" office:value-type="string">
            <text:p text:style-name="P30"/>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length<text:alphabetical-index-mark-end text:id="IMark9865862408"/>()</text:p>
          </table:table-cell>
          <table:table-cell table:style-name="Table2.C2" office:value-type="string">
            <text:p text:style-name="P30"><text:s/></text:p>
          </table:table-cell>
        </table:table-row>
        <table:table-row table:style-name="Table2.1">
          <table:table-cell table:style-name="Table2.A2" office:value-type="string">
            <text:p text:style-name="P30">String</text:p>
          </table:table-cell>
          <table:table-cell table:style-name="Table2.B2" office:value-type="string">
            <text:p text:style-name="P30"><text:alphabetical-index-mark-start text:id="IMark9865862408" text:main-entry="true"/>trim<text:alphabetical-index-mark-end text:id="IMark9865862408"/>()</text:p>
          </table:table-cell>
          <table:table-cell table:style-name="Table2.C2" office:value-type="string">
            <text:p text:style-name="P30"><text:s/></text:p>
          </table:table-cell>
        </table:table-row>
        <text:soft-page-break/>
        <table:table-row table:style-name="Table2.1">
          <table:table-cell table:style-name="Table2.A2" office:value-type="string">
            <text:p text:style-name="P30">Enum</text:p>
          </table:table-cell>
          <table:table-cell table:style-name="Table2.B2" office:value-type="string">
            <text:p text:style-name="P30"><text:alphabetical-index-mark-start text:id="IMark9865862408" text:main-entry="true"/><text:span text:style-name="Assertion">A14.6.2-59[</text:span>ordinal<text:alphabetical-index-mark-end text:id="IMark9865862408"/>()</text:p>
          </table:table-cell>
          <table:table-cell table:style-name="Table2.C2" office:value-type="string">
            <text:p text:style-name="P30"><text:s/></text:p>
          </table:table-cell>
        </table:table-row>
        <table:table-row table:style-name="Table2.1">
          <table:table-cell table:style-name="Table2.A2" office:value-type="string">
            <text:p text:style-name="P30">Enum</text:p>
          </table:table-cell>
          <table:table-cell table:style-name="Table2.B2" office:value-type="string">
            <text:p text:style-name="P30"><text:alphabetical-index-mark-start text:id="IMark9865862408" text:main-entry="true"/>toString<text:alphabetical-index-mark-end text:id="IMark9865862408"/>()</text:p>
          </table:table-cell>
          <table:table-cell table:style-name="Table2.C2" office:value-type="string">
            <text:p text:style-name="P30"><text:s/></text:p>
          </table:table-cell>
        </table:table-row>
        <table:table-row table:style-name="Table2.1">
          <table:table-cell table:style-name="Table2.A2" office:value-type="string">
            <text:p text:style-name="P30">java.util.Date</text:p>
          </table:table-cell>
          <table:table-cell table:style-name="Table2.B2" office:value-type="string">
            <text:p text:style-name="P30"><text:alphabetical-index-mark-start text:id="IMark9865862408" text:main-entry="true"/><text:span text:style-name="Assertion">A14.6.2-60[</text:span>getHour<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util.Date</text:p>
          </table:table-cell>
          <table:table-cell table:style-name="Table2.B2" office:value-type="string">
            <text:p text:style-name="P30"><text:alphabetical-index-mark-start text:id="IMark9865862408" text:main-entry="true"/>getMinute<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util.Date</text:p>
          </table:table-cell>
          <table:table-cell table:style-name="Table2.B2" office:value-type="string">
            <text:p text:style-name="P30"><text:alphabetical-index-mark-start text:id="IMark9865862408" text:main-entry="true"/>getSecond<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util.Date</text:p>
          </table:table-cell>
          <table:table-cell table:style-name="Table2.B2" office:value-type="string">
            <text:p text:style-name="P30"><text:alphabetical-index-mark-start text:id="IMark9865862408" text:main-entry="true"/><text:alphabetical-index-mark-start text:id="IMark9865862696" text:main-entry="true"/>getDate<text:alphabetical-index-mark-end text:id="IMark9865862696"/><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util.Date</text:p>
          </table:table-cell>
          <table:table-cell table:style-name="Table2.B2" office:value-type="string">
            <text:p text:style-name="P30"><text:alphabetical-index-mark-start text:id="IMark9865862408" text:main-entry="true"/>getMonth<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util.Date</text:p>
          </table:table-cell>
          <table:table-cell table:style-name="Table2.B2" office:value-type="string">
            <text:p text:style-name="P30"><text:alphabetical-index-mark-start text:id="IMark9865862408" text:main-entry="true"/>getYear<text:alphabetical-index-mark-end text:id="IMark9865862408"/>()</text:p>
          </table:table-cell>
          <table:table-cell table:style-name="Table2.C2" office:value-type="string">
            <text:p text:style-name="P30"><text:span text:style-name="Assertion"/></text:p>
          </table:table-cell>
        </table:table-row>
        <table:table-row table:style-name="Table2.1">
          <table:table-cell table:style-name="Table2.A2" office:value-type="string">
            <text:p text:style-name="P30">java.time.LocalDate, java.time.LocalDateTime</text:p>
          </table:table-cell>
          <table:table-cell table:style-name="Table2.B2" office:value-type="string">
            <text:p text:style-name="P30"><text:alphabetical-index-mark-start text:id="IMark9865862408"/>getDayOfMonth<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time.LocalDate, java.time.LocalDateTime</text:p>
          </table:table-cell>
          <table:table-cell table:style-name="Table2.B2" office:value-type="string">
            <text:p text:style-name="P30"><text:alphabetical-index-mark-start text:id="IMark9865862408" text:main-entry="true"/>getMonthValue<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time.LocalDate, java.time.LocalDateTime</text:p>
          </table:table-cell>
          <table:table-cell table:style-name="Table2.B2" office:value-type="string">
            <text:p text:style-name="P30"><text:alphabetical-index-mark-start text:id="IMark9865862408" text:main-entry="true"/>getYear<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time.LocalTime, java.time.LocalDateTime</text:p>
          </table:table-cell>
          <table:table-cell table:style-name="Table2.B2" office:value-type="string">
            <text:p text:style-name="P30"><text:alphabetical-index-mark-start text:id="IMark9865862408" text:main-entry="true"/>getHour<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time.LocalTime, java.time.LocalDateTime</text:p>
          </table:table-cell>
          <table:table-cell table:style-name="Table2.B2" office:value-type="string">
            <text:p text:style-name="P30"><text:alphabetical-index-mark-start text:id="IMark9865862408" text:main-entry="true"/>getMinute<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java.time.LocalTime, java.time.LocalDateTime</text:p>
          </table:table-cell>
          <table:table-cell table:style-name="Table2.B2" office:value-type="string">
            <text:p text:style-name="P30"><text:alphabetical-index-mark-start text:id="IMark9865862408" text:main-entry="true"/>getSecond<text:alphabetical-index-mark-end text:id="IMark9865862408"/>()</text:p>
          </table:table-cell>
          <table:table-cell table:style-name="Table2.C2" office:value-type="string">
            <text:p text:style-name="P30"/>
          </table:table-cell>
        </table:table-row>
        <table:table-row table:style-name="Table2.1">
          <table:table-cell table:style-name="Table2.A2" office:value-type="string">
            <text:p text:style-name="P30"/>
          </table:table-cell>
          <table:table-cell table:style-name="Table2.B2" office:value-type="string">
            <text:p text:style-name="P30"><text:span text:style-name="Assertion"><text:span text:style-name="T22">A14.6.2-48[</text:span></text:span><text:alphabetical-index-mark-start text:id="IMark9865862408" text:main-entry="true"/>Math.abs<text:alphabetical-index-mark-end text:id="IMark9865862408"/>(numeric)</text:p>
          </table:table-cell>
          <table:table-cell table:style-name="Table2.C2" office:value-type="string">
            <text:p text:style-name="P30">static method in java.lang.Math, applies to types of float, double, int, and long</text:p>
          </table:table-cell>
        </table:table-row>
        <table:table-row table:style-name="Table2.1">
          <table:table-cell table:style-name="Table2.A2" office:value-type="string">
            <text:p text:style-name="P30"/>
          </table:table-cell>
          <table:table-cell table:style-name="Table2.B2" office:value-type="string">
            <text:p text:style-name="P30"><text:alphabetical-index-mark-start text:id="IMark9865862408" text:main-entry="true"/>Math.sqrt<text:alphabetical-index-mark-end text:id="IMark9865862408"/>(numeric)</text:p>
          </table:table-cell>
          <table:table-cell table:style-name="Table2.C2" office:value-type="string">
            <text:p text:style-name="P30">static method in java.lang.Math, applies to double type</text:p>
          </table:table-cell>
        </table:table-row>
        <table:table-row table:style-name="Table2.38">
          <table:table-cell table:style-name="Table2.A38" office:value-type="string">
            <text:p text:style-name="P30"/>
          </table:table-cell>
          <table:table-cell table:style-name="Table2.B38" office:value-type="string">
            <text:p text:style-name="P30"><text:alphabetical-index-mark-start text:id="IMark9865862408" text:main-entry="true"/>Math.cos<text:alphabetical-index-mark-end text:id="IMark9865862408"/>(number)</text:p>
          </table:table-cell>
          <table:table-cell table:style-name="Table2.C38" office:value-type="string">
            <text:p text:style-name="P30">static method in java.lang.Math, applies to double type </text:p>
          </table:table-cell>
        </table:table-row>
        <table:table-row table:style-name="Table2.38">
          <table:table-cell table:style-name="Table2.A38" office:value-type="string">
            <text:p text:style-name="P30"/>
          </table:table-cell>
          <table:table-cell table:style-name="Table2.B38" office:value-type="string">
            <text:p text:style-name="P30"><text:alphabetical-index-mark-start text:id="IMark9865862408" text:main-entry="true"/>Math.sin<text:alphabetical-index-mark-end text:id="IMark9865862408"/>(number)</text:p>
          </table:table-cell>
          <table:table-cell table:style-name="Table2.C38" office:value-type="string">
            <text:p text:style-name="P30">static method in java.lang.Math, applies to double type </text:p>
          </table:table-cell>
        </table:table-row>
        <table:table-row table:style-name="Table2.38">
          <table:table-cell table:style-name="Table2.A38" office:value-type="string">
            <text:p text:style-name="P30"/>
          </table:table-cell>
          <table:table-cell table:style-name="Table2.B38" office:value-type="string">
            <text:p text:style-name="P30"><text:alphabetical-index-mark-start text:id="IMark9865862408" text:main-entry="true"/>Math.tan<text:alphabetical-index-mark-end text:id="IMark9865862408"/>(number)</text:p>
          </table:table-cell>
          <table:table-cell table:style-name="Table2.C38" office:value-type="string">
            <text:p text:style-name="P30">static method in java.lang.Math, applies to double type<text:span text:style-name="Assertion"><text:span text:style-name="T22">]</text:span></text:span> </text:p>
          </table:table-cell>
        </table:table-row>
        <table:table-row table:style-name="Table2.38">
          <table:table-cell table:style-name="Table2.A38" office:value-type="string">
            <text:p text:style-name="P30"/>
          </table:table-cell>
          <table:table-cell table:style-name="Table2.B38" office:value-type="string">
            <text:p text:style-name="P30"><text:alphabetical-index-mark-start text:id="IMark9865862408" text:main-entry="true"/>Math.acos<text:alphabetical-index-mark-end text:id="IMark9865862408"/>(number)</text:p>
          </table:table-cell>
          <table:table-cell table:style-name="Table2.C38" office:value-type="string">
            <text:p text:style-name="P30">Static method in java.lang.Math, applies to double type</text:p>
          </table:table-cell>
        </table:table-row>
        <table:table-row table:style-name="Table2.38">
          <table:table-cell table:style-name="Table2.B38" office:value-type="string">
            <text:p text:style-name="P30"/>
          </table:table-cell>
          <table:table-cell table:style-name="Table2.B38" office:value-type="string">
            <text:p text:style-name="P30"><text:alphabetical-index-mark-start text:id="IMark9865862408" text:main-entry="true"/>Math.asin<text:alphabetical-index-mark-end text:id="IMark9865862408"/>(number)</text:p>
          </table:table-cell>
          <table:table-cell table:style-name="Table2.C38" office:value-type="string">
            <text:p text:style-name="P30">Static method in java.lang.Math, applies to double type</text:p>
          </table:table-cell>
        </table:table-row>
        <table:table-row table:style-name="Table2.38">
          <table:table-cell table:style-name="Table2.A38" office:value-type="string">
            <text:p text:style-name="P30"/>
          </table:table-cell>
          <table:table-cell table:style-name="Table2.B38" office:value-type="string">
            <text:p text:style-name="P30"><text:alphabetical-index-mark-start text:id="IMark9865862408" text:main-entry="true"/>Math.atan<text:alphabetical-index-mark-end text:id="IMark9865862408"/>(number)</text:p>
          </table:table-cell>
          <table:table-cell table:style-name="Table2.C38" office:value-type="string">
            <text:p text:style-name="P30">Static method in java.lang.Math, applies to double type</text:p>
          </table:table-cell>
        </table:table-row>
        <table:table-row table:style-name="Table2.38">
          <table:table-cell table:style-name="Table2.A38" office:value-type="string">
            <text:p text:style-name="P30"/>
          </table:table-cell>
          <table:table-cell table:style-name="Table2.B38" office:value-type="string">
            <text:p text:style-name="P30"><text:alphabetical-index-mark-start text:id="IMark9865862408" text:main-entry="true"/>Math.ceil<text:alphabetical-index-mark-end text:id="IMark9865862408"/>(number)</text:p>
          </table:table-cell>
          <table:table-cell table:style-name="Table2.C38" office:value-type="string">
            <text:p text:style-name="P30">Static method in java.lang.Math, applies to double type</text:p>
          </table:table-cell>
        </table:table-row>
        <table:table-row table:style-name="Table2.38">
          <table:table-cell table:style-name="Table2.A38" office:value-type="string">
            <text:p text:style-name="P30"/>
          </table:table-cell>
          <table:table-cell table:style-name="Table2.B38" office:value-type="string">
            <text:p text:style-name="P30"><text:alphabetical-index-mark-start text:id="IMark9865862408" text:main-entry="true"/>Math.floor<text:alphabetical-index-mark-end text:id="IMark9865862408"/>(number)</text:p>
          </table:table-cell>
          <table:table-cell table:style-name="Table2.C38" office:value-type="string">
            <text:p text:style-name="P30">Static method in java.lang.Math, applies to double type</text:p>
          </table:table-cell>
        </table:table-row>
        <table:table-row table:style-name="Table2.38">
          <table:table-cell table:style-name="Table2.B38" office:value-type="string">
            <text:p text:style-name="P30"/>
          </table:table-cell>
          <table:table-cell table:style-name="Table2.B38" office:value-type="string">
            <text:p text:style-name="P30"><text:alphabetical-index-mark-start text:id="IMark9865862408" text:main-entry="true"/>Math.log<text:alphabetical-index-mark-end text:id="IMark9865862408"/>(number)</text:p>
          </table:table-cell>
          <table:table-cell table:style-name="Table2.B38" office:value-type="string">
            <text:p text:style-name="P30">Static method in java.lang.Math, applies to double type</text:p>
          </table:table-cell>
        </table:table-row>
        <table:table-row table:style-name="Table2.38">
          <table:table-cell table:style-name="Table2.A38" office:value-type="string">
            <text:p text:style-name="P30"/>
          </table:table-cell>
          <table:table-cell table:style-name="Table2.B38" office:value-type="string">
            <text:p text:style-name="P30"><text:alphabetical-index-mark-start text:id="IMark9865862408" text:main-entry="true"/>Math.exp<text:alphabetical-index-mark-end text:id="IMark9865862408"/>(number)</text:p>
          </table:table-cell>
          <table:table-cell table:style-name="Table2.C38" office:value-type="string">
            <text:p text:style-name="P30">Static method in java.lang.Math, applies to double type</text:p>
          </table:table-cell>
        </table:table-row>
        <table:table-row table:style-name="Table2.38">
          <table:table-cell table:style-name="Table2.A38" office:value-type="string">
            <text:p text:style-name="P30"/>
          </table:table-cell>
          <table:table-cell table:style-name="Table2.B38" office:value-type="string">
            <text:p text:style-name="P30"><text:span text:style-name="Assertion"><text:span text:style-name="T22">A14.6.2-49[</text:span></text:span><text:alphabetical-index-mark-start text:id="IMark9865862408"/>JDOHelper.getObjectId<text:alphabetical-index-mark-end text:id="IMark9865862408"/>(Object)</text:p>
          </table:table-cell>
          <table:table-cell table:style-name="Table2.C38" office:value-type="string">
            <text:p text:style-name="P30">static method in JDOHelper, allows using the object identity of an instance directly in a query.</text:p>
          </table:table-cell>
        </table:table-row>
        <table:table-row table:style-name="Table2.1">
          <table:table-cell table:style-name="Table2.A2" office:value-type="string">
            <text:p text:style-name="P30"/>
          </table:table-cell>
          <table:table-cell table:style-name="Table2.B2" office:value-type="string">
            <text:p text:style-name="P30"><text:alphabetical-index-mark-start text:id="IMark9865862408" text:main-entry="true"/>JDOHelper.getVersion<text:alphabetical-index-mark-end text:id="IMark9865862408"/>(Object)</text:p>
          </table:table-cell>
          <table:table-cell table:style-name="Table2.C2" office:value-type="string">
            <text:p text:style-name="P30">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30">Optional&lt;T&gt;</text:p>
          </table:table-cell>
          <table:table-cell table:style-name="Table2.B2" office:value-type="string">
            <text:p text:style-name="P30"><text:alphabetical-index-mark-start text:id="IMark9865862408" text:main-entry="true"/>get<text:alphabetical-index-mark-end text:id="IMark9865862408"/>()</text:p>
          </table:table-cell>
          <table:table-cell table:style-name="Table2.C2" office:value-type="string">
            <text:p text:style-name="P30">if field opt is of type Optional&lt;T&gt;, then use of opt in expressions is equivalent to opt.get().</text:p>
          </table:table-cell>
        </table:table-row>
        <table:table-row table:style-name="Table2.1">
          <table:table-cell table:style-name="Table2.A2" office:value-type="string">
            <text:p text:style-name="P30">Optional&lt;T&gt;</text:p>
          </table:table-cell>
          <table:table-cell table:style-name="Table2.B2" office:value-type="string">
            <text:p text:style-name="P30"><text:alphabetical-index-mark-start text:id="IMark9865862408" text:main-entry="true"/>isPresent<text:alphabetical-index-mark-end text:id="IMark9865862408"/>()</text:p>
          </table:table-cell>
          <table:table-cell table:style-name="Table2.C2" office:value-type="string">
            <text:p text:style-name="P30">returns TRUE if the field is not null; returns FALSE if the field is null; equivalent to != null.</text:p>
          </table:table-cell>
        </table:table-row>
        <table:table-row table:style-name="Table2.1">
          <table:table-cell table:style-name="Table2.A2" office:value-type="string">
            <text:p text:style-name="P30">Optional&lt;T&gt;</text:p>
          </table:table-cell>
          <table:table-cell table:style-name="Table2.B2" office:value-type="string">
            <text:p text:style-name="P30"><text:alphabetical-index-mark-start text:id="IMark9865862408" text:main-entry="true"/>orElse<text:alphabetical-index-mark-end text:id="IMark9865862408"/>(substitute)</text:p>
          </table:table-cell>
          <table:table-cell table:style-name="Table2.C2" office:value-type="string">
            <text:p text:style-name="P30">usable only in the SELECT clause; returns the value of the object in the database if present; and returns substitute if not</text:p>
          </table:table-cell>
        </table:table-row>
      </table:table>
      <text:p text:style-name="P43"><text:soft-page-break/> </text:p>
      <text:p text:style-name="P48"><text:tab/><text:tab/>Subqueries</text:p>
      <text:p text:style-name="P4">void <text:alphabetical-index-mark-start text:id="IMark9865862408" text:main-entry="true"/>addSubquery<text:alphabetical-index-mark-end text:id="IMark9865862408"/> (Query subquery, String variableDeclaration, </text:p>
      <text:p text:style-name="P4"><text:soft-page-break/><text:tab/>String candidateCollectionExpression);</text:p>
      <text:p text:style-name="P16">This method adds a <text:alphabetical-index-mark-start text:id="IMark9865862408" text:main-entry="true"/>subquery<text:alphabetical-index-mark-end text:id="IMark9865862408"/>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16"><text:span text:style-name="Assertion">A14.6.2-50[</text:span>The <text:span text:style-name="T18">Query</text:span> parameter instance is unmodified as a result of the <text:span text:style-name="T18">addSubquery</text:span>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16">Subqueries that return single-valued aggregate results are required to be supported. The effect of defining other result specifications is not defined.<text:span text:style-name="Assertion">]</text:span></text:p>
      <text:p text:style-name="P16">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16"><text:span text:style-name="Assertion">A14.6.2-54[</text:span>The <text:span text:style-name="T18">candidateCollectionExpression</text:span>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37"><text:tab/><text:tab/>Non-correlated subqueries</text:p>
      <text:p text:style-name="P16"><text:span text:style-name="Assertion">A14.6.2-55[</text:span>If the subquery has no references to expressions in the outer query the subquery is non-correlated.<text:span text:style-name="Assertion">]</text:span></text:p>
      <text:p text:style-name="P16">For example, to find employees who work more than the average of all employees,</text:p>
      <text:p text:style-name="P13">Query sub = pm.newQuery(Employee.class);</text:p>
      <text:p text:style-name="P13">sub.setResult("avg(this.weeklyhours)");</text:p>
      <text:p text:style-name="P13">Query q = pm.newQuery(Employee.class);</text:p>
      <text:p text:style-name="P13">q.setFilter("this.weeklyHours &gt; averageWeeklyhours");</text:p>
      <text:p text:style-name="P13">q.addSubquery(sub, "double averageWeeklyhours", null);</text:p>
      <text:p text:style-name="P16"/>
      <text:p text:style-name="P37"><text:bookmark text:name="X-102010335"/><text:tab/><text:tab/>Correlated subqueries</text:p>
      <text:p text:style-name="P16"><text:span text:style-name="Assertion">A14.6.2-56[</text:span>A <text:alphabetical-index-mark-start text:id="IMark9865862408" text:main-entry="true"/>correlated subquery<text:alphabetical-index-mark-end text:id="IMark9865862408"/> is a subquery which contains references to expressions in the outer query. If the correlation can be expressed as a restriction of the candidate collection of the subquery, no parameters are needed. <text:span text:style-name="Assertion">]</text:span></text:p>
      <text:p text:style-name="P16">For example, to find employees who work more than the average of their department employees:</text:p>
      <text:p text:style-name="P13">Query sub = pm.newQuery(Employee.class);</text:p>
      <text:p text:style-name="P13">sub.setResult("avg(this.weeklyhours)");</text:p>
      <text:p text:style-name="P13">Query q = pm.newQuery(Employee.class);</text:p>
      <text:p text:style-name="P13">q.setFilter("this.weeklyhours&gt; averageWeeklyhours");</text:p>
      <text:p text:style-name="P13">q.addSubquery(sub, "double averageWeeklyhours",<text:line-break/> <text:s text:c="3"/>"this.department.employees");</text:p>
      <text:p text:style-name="P16"/>
      <text:p text:style-name="P16"><text:span text:style-name="Assertion">A14.6.2-57[</text:span></text:p>
      <text:p text:style-name="P16"><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16"><text:soft-page-break/>If the correlation cannot be expressed as a restriction of the candidate collection, the correlation is expressed as one or more parameters in the subquery which are bound to expressions of the outer query. <text:span text:style-name="Assertion">]</text:span></text:p>
      <text:p text:style-name="P4">void <text:alphabetical-index-mark-start text:id="IMark9865862408" text:main-entry="true"/>addSubquery<text:alphabetical-index-mark-end text:id="IMark9865862408"/>(String variableDeclaration, </text:p>
      <text:p text:style-name="P4"><text:tab/>Query subquery, String candidateCollectionExpr, String parameter);</text:p>
      <text:p text:style-name="P4">void addSubquery(String variableDeclaration, </text:p>
      <text:p text:style-name="P4"><text:tab/>Query subquery, String candidateCollectionExpr, String... parameters);</text:p>
      <text:p text:style-name="P4">void addSubquery(String variableDeclaration, </text:p>
      <text:p text:style-name="P4"><text:tab/>Query subquery, String candidateCollectionExpr, Map parameters);</text:p>
      <text:p text:style-name="P16">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16">For example, to find employees who work more than the average of the employees in their department having the same manager:</text:p>
      <text:p text:style-name="P13">Query sub = pm.newQuery(Employee.class);</text:p>
      <text:p text:style-name="P13">sub.setResult("avg(this.weeklyhours)");</text:p>
      <text:p text:style-name="P13">sub.setFilter("this.manager == :manager");</text:p>
      <text:p text:style-name="P13">Query q = pm.newQuery(Employee.class);</text:p>
      <text:p text:style-name="P13">q.setFilter("this.weeklyHours &gt; averageWeeklyhours");</text:p>
      <text:p text:style-name="P13">q.addSubquery(sub, "double averageWeeklyhours", <text:line-break/><text:tab/>"this.department.employees", "this.manager");</text:p>
      <text:p text:style-name="P1"/>
      <text:p text:style-name="P16">The parameter in the subquery “<text:span text:style-name="T18">:manager</text:span>” is bound to the expression “<text:span text:style-name="T18">this.manager</text:span>” in the context of the outer query.</text:p>
      <text:h text:style-name="P66" text:outline-level="3"><text:bookmark-start text:name="__RefHeading__3801_1773241242"/><text:bookmark text:name="R-1054559"/>Parameter declaration<text:bookmark-end text:name="__RefHeading__3801_1773241242"/></text:h>
      <text:p text:style-name="P16">The parameter declaration is a <text:span text:style-name="T18">String</text:span> containing one or more parameter type declarations separated by commas. This follows the Java syntax for method signatures.</text:p>
      <text:p text:style-name="P16">Parameter types for primitive values can be specified as either the primitive types or the corresponding wrapper types. <text:span text:style-name="Assertion">A14.6.3-1[</text:span>If a parameter type is specified as a primitive, the parameter value passed to <text:span text:style-name="T18">execute</text:span><text:span text:style-name="T18">()</text:span> must not be null or a JDOUserException is thrown.<text:span text:style-name="Assertion">]</text:span></text:p>
      <text:p text:style-name="P16"><text:span text:style-name="Assertion">A14.6.3-2[</text:span>Parameters must all be declared explicitly via <text:alphabetical-index-mark-start text:id="IMark9865862408" text:main-entry="true"/>declareParameters<text:alphabetical-index-mark-end text:id="IMark9865862408"/> or all be declared implicitly in the filter.<text:span text:style-name="Assertion">]</text:span> <text:span text:style-name="Assertion">A14.6.3-3[</text:span>Parameters implicitly declared (in the result, filter, ordering, grouping, or range) are <text:soft-page-break/>identified by prepending a "<text:span text:style-name="T18">:</text:span>" to the parameter everywhere it appears. All parameter types can be determined by one of the following techniques:<text:span text:style-name="Assertion">]</text:span></text:p>
      <text:p text:style-name="P28">•<text:tab/>the parameter is used as the right hand side or left hand side of a boolean operator (&lt;, &lt;=, ==, &gt;=, or &gt;) and the other side is strongly typed, or</text:p>
      <text:p text:style-name="P28">•<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28">•<text:tab/>the parameter is explicitly cast using the cast operator and the cast is identical everywhere the parameter appears.</text:p>
      <text:p text:style-name="P49"><text:tab/><text:tab/><text:alphabetical-index-mark-start text:id="IMark9865862408" text:main-entry="true"/>Implicit parameter declaration<text:alphabetical-index-mark-end text:id="IMark9865862408"/></text:p>
      <text:p text:style-name="P16">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65" text:outline-level="3"><text:bookmark-start text:name="__RefHeading__3843_1773241242"/><text:bookmark text:name="R-1083126"/>Import statements<text:bookmark-end text:name="__RefHeading__3843_1773241242"/></text:h>
      <text:p text:style-name="P16">The <text:alphabetical-index-mark-start text:id="IMark9865862408" text:main-entry="true"/>import statement<text:alphabetical-index-mark-end text:id="IMark9865862408"/>s follow the Java syntax for import statements. Import statements are separated by semicolons. Import on demand is supported. Classes in java.lang and javax.jdo are automatically imported.</text:p>
      <text:h text:style-name="P65" text:outline-level="3"><text:bookmark-start text:name="__RefHeading__3799_1773241242"/><text:bookmark text:name="R-1044915"/><text:alphabetical-index-mark-start text:id="IMark9865862408" text:main-entry="true"/>Variable declaration<text:bookmark-end text:name="__RefHeading__3799_1773241242"/><text:alphabetical-index-mark-end text:id="IMark9865862408"/></text:h>
      <text:p text:style-name="P16">The type declarations follow the Java syntax for local variable declarations. Variable declarations are separated by semicolons.</text:p>
      <text:p text:style-name="P16"><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6">If the query result uses a variable, the variable must not be constrained by an extent. Further, each side of an "OR" expression must constrain the variable using a <text:alphabetical-index-mark-start text:id="IMark9865862408" text:main-entry="true"/>contains<text:alphabetical-index-mark-end text:id="IMark9865862408"/> clause.</text:p>
      <text:p text:style-name="P16">A portable query will constrain all variables with a <text:span text:style-name="T18">contains</text:span> clause in each side of an “OR” expression of the filter where the variable is used. Further, each variable must either be used in the query result or its <text:span text:style-name="T18">contains</text:span> clause must be the left expression of an “AND” expression where the variable is used in the right expression. That is, for each occurrence of an expression in the filter using the variable, there is a <text:span text:style-name="T18">contains</text:span> clause “ANDed” with the expression that constrains the possible values by the elements of a collection.</text:p>
      <text:p text:style-name="P16">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16">If the expression is negated, then “!(emps.contains(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contains clause.</text:p>
      <text:p text:style-name="P37"><text:tab/><text:tab/><text:alphabetical-index-mark-start text:id="IMark9865862408" text:main-entry="true"/>Implicit variable declaration<text:alphabetical-index-mark-end text:id="IMark9865862408"/></text:p>
      <text:p text:style-name="P16">The variable declaration is unnecessary if all variables are implicitly declared. <text:span text:style-name="Assertion">A14.6.5-3 [</text:span>All variables must be explicitly declared, or all variables must be implicitly declared.<text:span text:style-name="Assertion">]</text:span></text:p>
      <text:p text:style-name="P16"><text:span text:style-name="Assertion">A14.6.5-4 [</text:span>Names in the filter are treated as parameters if they are explicitly declared via <text:alphabetical-index-mark-start text:id="IMark9865862408" text:main-entry="true"/>declareParameters<text:alphabetical-index-mark-end text:id="IMark9865862408"/> or if they begin with “:”.</text:p>
      <text:p text:style-name="P16">Names are treated as variable names if they are explicitly declared via declareVariables.</text:p>
      <text:p text:style-name="P16">Names are treated as field or property names if they are fields or properties of the candidate class.</text:p>
      <text:p text:style-name="P16">Names are treated as class names if they exist in the package of the candidate class, have been imported, or if they are in the java.lang package. e.g. Integer.</text:p>
      <text:p text:style-name="P16">Otherwise, names are treated as implicitly defined variable names. <text:span text:style-name="Assertion">]</text:span></text:p>
      <text:p text:style-name="P16">Variables must be typed. Implicitly defined variables are typed according to the following:</text:p>
      <text:p text:style-name="P28">•<text:tab/>if the variable is the parameter of a <text:alphabetical-index-mark-start text:id="IMark9865862408" text:main-entry="true"/><text:span text:style-name="T18">contains</text:span><text:alphabetical-index-mark-end text:id="IMark9865862408"/> method, the type is the element type of the collection; or</text:p>
      <text:p text:style-name="P28">•<text:tab/>if the variable is the parameter of a <text:alphabetical-index-mark-start text:id="IMark9865862408" text:main-entry="true"/><text:span text:style-name="T18">containsKey</text:span><text:alphabetical-index-mark-end text:id="IMark9865862408"/> method, the type is the key type of the map; or</text:p>
      <text:p text:style-name="P28">•<text:tab/>if the variable is the parameter of a <text:alphabetical-index-mark-start text:id="IMark9865862408" text:main-entry="true"/><text:span text:style-name="T18">containsValue</text:span><text:alphabetical-index-mark-end text:id="IMark9865862408"/> method, the type is the value type of the map; or</text:p>
      <text:p text:style-name="P28">•<text:tab/>if the variable is not constrained by a <text:span text:style-name="T18">contains</text:span>, <text:span text:style-name="T18">containsKey</text:span>, or <text:span text:style-name="T18">containsValue</text:span> method, the variable must be typed by an explicit cast the first time the variable appears in the filter.</text:p>
      <text:h text:style-name="P67" text:outline-level="3"><text:bookmark-start text:name="__RefHeading__3847_1773241242"/><text:bookmark text:name="R-1017852"/><text:alphabetical-index-mark-start text:id="IMark9865862408" text:main-entry="true"/>Ordering statement<text:bookmark-end text:name="__RefHeading__3847_1773241242"/><text:alphabetical-index-mark-end text:id="IMark9865862408"/></text:h>
      <text:p text:style-name="P16"><text:span text:style-name="Assertion">A14.6.6-1 [</text:span>The ordering statement is a <text:span text:style-name="T18">String</text:span> containing one or more ordering declarations separated by commas. Each ordering declaration is a Java expression of an orderable type:</text:p>
      <text:p text:style-name="P28">•<text:tab/>primitives (<text:span text:style-name="T18">boolean</text:span> is non-portable);</text:p>
      <text:p text:style-name="P28">•<text:tab/>wrappers (<text:span text:style-name="T18">Boolean</text:span> is non-portable);</text:p>
      <text:p text:style-name="P28">•<text:span text:style-name="T18"><text:tab/>BigDecimal</text:span>; </text:p>
      <text:p text:style-name="P28">•<text:span text:style-name="T18"><text:tab/>BigInteger</text:span>; </text:p>
      <text:p text:style-name="P28">•<text:span text:style-name="T18"><text:tab/>String</text:span>;</text:p>
      <text:p text:style-name="P28"><text:span text:style-name="T27">•</text:span><text:span text:style-name="T28"><text:tab/></text:span><text:span text:style-name="T18">java.time</text:span><text:span text:style-name="T18">.LocalDate</text:span>;</text:p>
      <text:p text:style-name="P28"><text:span text:style-name="T27">•</text:span><text:span text:style-name="T28"><text:tab/></text:span><text:span text:style-name="T18">java.time</text:span><text:span text:style-name="T18">.LocalTime</text:span>;</text:p>
      <text:p text:style-name="P28"><text:span text:style-name="T27">•</text:span><text:span text:style-name="T28"><text:tab/></text:span><text:span text:style-name="T18">java.time</text:span><text:span text:style-name="T18">.LocalDateTime</text:span>;</text:p>
      <text:p text:style-name="P41"><text:span text:style-name="T27">•<text:tab/></text:span>Date</text:p>
      <text:p text:style-name="P16">followed by one of the following words: “<text:span text:style-name="T18">ascending</text:span>”, “<text:span text:style-name="T18">descending</text:span>”,“<text:span text:style-name="T18">asc</text:span>”, or “<text:span text:style-name="T18">desc</text:span>”.</text:p>
      <text:p text:style-name="P16"><text:soft-page-break/>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16">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6">The ordering of instances containing null-valued fields specified by the ordering is not specified. Different JDO implementations might order the instances containing null-valued fields either before or after instances whose fields contain non-null values.</text:p>
      <text:p text:style-name="P16">Ordering of boolean fields, if supported by the implementation, is false before true, unless descending is specified. Ordering of null-valued Boolean fields is as above.</text:p>
      <text:h text:style-name="P65" text:outline-level="3"><text:alphabetical-index-mark-start text:id="IMark9865862408" text:main-entry="true"/>Closing Query results<text:alphabetical-index-mark-end text:id="IMark9865862408"/></text:h>
      <text:p text:style-name="P16">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9865862408" text:main-entry="true"/>close<text:alphabetical-index-mark-end text:id="IMark9865862408"/> (Object queryResult);</text:p>
      <text:p text:style-name="P16"><text:span text:style-name="Assertion">A14.6.7-1 [</text:span>This method closes the result of one <text:span text:style-name="T18">execute</text:span><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4">void <text:alphabetical-index-mark-start text:id="IMark9865862408" text:main-entry="true"/>closeAll<text:alphabetical-index-mark-end text:id="IMark9865862408"/> ();</text:p>
      <text:p text:style-name="P16"><text:span text:style-name="Assertion">A14.6.7-2 [</text:span>This method closes all results of <text:span text:style-name="T18">execute</text:span><text:span text:style-name="T18">(...)</text:span> methods on this <text:span text:style-name="T18">Query</text:span> instance, as above. The <text:span text:style-name="T18">Query</text:span> instance is still valid and can still be used.<text:span text:style-name="Assertion">]</text:span></text:p>
      <text:h text:style-name="P65" text:outline-level="3"><text:bookmark-start text:name="__RefHeading__3849_1773241242"/><text:bookmark text:name="R-1067615"/>Limiting the <text:alphabetical-index-mark-start text:id="IMark9865862408" text:main-entry="true"/>Cardinality of the Query Result<text:bookmark-end text:name="__RefHeading__3849_1773241242"/><text:alphabetical-index-mark-end text:id="IMark9865862408"/></text:h>
      <text:p text:style-name="P16">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16"><text:span text:style-name="Assertion">A14.6.8-1 [</text:span><text:alphabetical-index-mark-start text:id="IMark9865862408" text:main-entry="true"/><text:span text:style-name="T25">setRange</text:span><text:alphabetical-index-mark-end text:id="IMark9865862408"/><text:span text:style-name="T25">(long fromIncl, long toExcl);</text:span><text:span text:style-name="Assertion">]</text:span></text:p>
      <text:p text:style-name="P16">The <text:span text:style-name="T2">fromIncl</text:span> parameter is the number of instances of the query result to skip over before returning the <text:span text:style-name="T18">List</text:span> to the user. If specified as 0 (the default), no instances are skipped.</text:p>
      <text:p text:style-name="P16">The <text:span text:style-name="T2">toExcl</text:span> parameter is the last instance of the query result (before skipping) to return to the user.</text:p>
      <text:p text:style-name="P16">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28"><text:soft-page-break/>•<text:tab/>if the result of the query execution is a <text:span text:style-name="T18">List</text:span>, the returned <text:span text:style-name="T18">List</text:span> contains no instances, and an <text:span text:style-name="T18">Iterator</text:span> obtained from the <text:span text:style-name="T18">List</text:span> returns <text:span text:style-name="T18">false</text:span> to <text:span text:style-name="T18">hasNext()</text:span>.</text:p>
      <text:p text:style-name="P28">•<text:tab/>if the result of the query execution is a single instance (<text:alphabetical-index-mark-start text:id="IMark9865862408" text:main-entry="true"/><text:span text:style-name="T18">setUnique</text:span><text:alphabetical-index-mark-end text:id="IMark9865862408"/><text:span text:style-name="T18">(true)</text:span>), it will have a value of <text:span text:style-name="T18">null</text:span>.<text:span text:style-name="Assertion">]</text:span></text:p>
      <text:p text:style-name="P16"><text:span text:style-name="Assertion">A14.6.8-3 [</text:span><text:span text:style-name="T25">setRange</text:span><text:span text:style-name="T25">(String range);</text:span><text:span text:style-name="Assertion">]</text:span></text:p>
      <text:p text:style-name="P24">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65" text:outline-level="3"><text:bookmark-start text:name="__RefHeading__3795_1773241242"/><text:bookmark text:name="R-1017884"/>Specifying the Result of a Query (Projections, Aggregates)<text:bookmark-end text:name="__RefHeading__3795_1773241242"/></text:h>
      <text:p text:style-name="P16">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9865862408" text:main-entry="true"/>setResult<text:alphabetical-index-mark-end text:id="IMark9865862408"/>(String result);</text:p>
      <text:p text:style-name="body-code">Query&lt;T&gt; <text:alphabetical-index-mark-start text:id="IMark9865862408"/>result<text:alphabetical-index-mark-end text:id="IMark9865862408"/>(String result);</text:p>
      <text:p text:style-name="P16">The result parameter consists of the optional keyword distinct followed by a comma-separated list of <text:alphabetical-index-mark-start text:id="IMark9865862408" text:main-entry="true"/>named result expressions<text:alphabetical-index-mark-end text:id="IMark9865862408"/> or a constructor expression. </text:p>
      <text:p text:style-name="P16">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16"><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37"><text:tab/><text:tab/><text:alphabetical-index-mark-start text:id="IMark9865862408" text:main-entry="true"/>Distinct results<text:alphabetical-index-mark-end text:id="IMark9865862408"/></text:p>
      <text:p text:style-name="P16"><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6"><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6"><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6">The distinct specification requires removing duplicates from projected expressions.</text:p>
      <text:p text:style-name="P16"><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16"><text:span text:style-name="Assertion">A14.6.9-5 [</text:span>The result expressions include:</text:p>
      <text:p text:style-name="P28">•<text:tab/>“<text:span text:style-name="T18">this</text:span>”: indicates that the candidate instance is returned</text:p>
      <text:p text:style-name="P28">•<text:tab/>&lt;field&gt;: this indicates that a field is returned as a value; the field might be in the candidate class or in a class referenced by a variable</text:p>
      <text:p text:style-name="P28">•<text:tab/>&lt;variable&gt;: this indicates that a variable’s value is returned as a persistent instance</text:p>
      <text:p text:style-name="P28">•<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list xml:id="list1609367033" text:continue-numbering="true" text:style-name="L4">
        <text:list-item>
          <text:list>
            <text:list-item>
              <text:p text:style-name="P87"><text:span text:style-name="T18">count</text:span>(&lt;expression&gt;): the count of the number of instances of the expression is returned; the expression is preceded by an optional “<text:span text:style-name="T2">distinct</text:span>” and can be “<text:span text:style-name="T18">this</text:span>”, a navigational expression that terminates in a single-valued field, or a variable name</text:p>
            </text:list-item>
            <text:list-item>
              <text:p text:style-name="P87"><text:span text:style-name="T18">sum</text:span>(&lt;numeric field expression&gt;): the sum of field expressions is returned; the expression is preceded by an optional "<text:span text:style-name="T2">distinct</text:span>"</text:p>
            </text:list-item>
            <text:list-item>
              <text:p text:style-name="P87"><text:span text:style-name="T18">min</text:span>(&lt;orderable field expression&gt;): the minimum value of the field expression is returned</text:p>
            </text:list-item>
            <text:list-item>
              <text:p text:style-name="P87"><text:span text:style-name="T18">max</text:span>(&lt;orderable field expression&gt;): the maximum value of the field expression is returned</text:p>
            </text:list-item>
            <text:list-item>
              <text:p text:style-name="P87"><text:span text:style-name="T18">avg</text:span>(&lt;numeric field expression&gt;): the average value of all field expressions is returned; the expression is preceded by an optional "<text:span text:style-name="T2">distinct</text:span>"</text:p>
            </text:list-item>
          </text:list>
        </text:list-item>
      </text:list>
      <text:p text:style-name="P28">•<text:tab/>&lt;field expression&gt;: the value of an expression using any of the operators allowed in queries applied to fields is returned</text:p>
      <text:p text:style-name="P28">•<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8">•<text:tab/>&lt;method expression&gt;: the value of an expression calling any of the methods allowed in queries applied to fields is returned.</text:p>
      <text:p text:style-name="P28">•<text:tab/>&lt;parameter&gt;: one of the parameters provided to the query.</text:p>
      <text:list xml:id="list3328890114760446347" text:style-name="L5">
        <text:list-item>
          <text:p text:style-name="P86"><text:alphabetical-index-mark-start text:id="IMark9865862408" text:main-entry="true"/>IF-expressions<text:alphabetical-index-mark-end text:id="IMark9865862408"/>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16">The result expression can be explicitly cast using the (cast) operator.<text:span text:style-name="Assertion">]</text:span></text:p>
      <text:p text:style-name="P37"><text:soft-page-break/><text:tab/><text:tab/><text:alphabetical-index-mark-start text:id="IMark9865862408" text:main-entry="true"/>Named Result Expressions<text:alphabetical-index-mark-end text:id="IMark9865862408"/></text:p>
      <text:p text:style-name="P16">&lt;result expression&gt; as &lt;name&gt;: identify the &lt;result expression&gt; (any of the result expressions specified above) as a named element for the purpose of matching a method or field name in the result class.</text:p>
      <text:p text:style-name="P16">If the name is not specified explicitly, the default for name is the expression itself.</text:p>
      <text:p text:style-name="P37"><text:tab/><text:tab/><text:alphabetical-index-mark-start text:id="IMark9865862408" text:main-entry="true"/>Aggregate Types<text:alphabetical-index-mark-end text:id="IMark9865862408"/></text:p>
      <text:p text:style-name="P16"><text:span text:style-name="Assertion">A14.6.9-6 [</text:span><text:span text:style-name="T2">Count</text:span> returns <text:span text:style-name="T2">Long</text:span>.</text:p>
      <text:p text:style-name="P16"><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16"><text:span text:style-name="T2">Min</text:span> and <text:span text:style-name="T2">max</text:span> return the type of the expression.<text:span text:style-name="Assertion">]</text:span> </text:p>
      <text:p text:style-name="P16">If there are no instances that match the filter,</text:p>
      <text:p text:style-name="P28">•<text:span text:style-name="T18"><text:tab/>count</text:span> returns 0;</text:p>
      <text:p text:style-name="P28">•<text:span text:style-name="T18"><text:tab/>avg</text:span>, <text:span text:style-name="T18">sum</text:span>, <text:span text:style-name="T18">min</text:span>, and <text:span text:style-name="T18">max</text:span> return <text:span text:style-name="T18">null</text:span>.</text:p>
      <text:p text:style-name="P16">If null values are aggregated, they do not participate in the aggregate result. If all of the expressions to be aggregated evaluate to null, the result is the same as if there were no instances that match the filter. </text:p>
      <text:p text:style-name="P37"><text:tab/><text:tab/>Primitive Types</text:p>
      <text:p text:style-name="P16">If a result expression has a primitive type, its value is returned as an instance of the corresponding java wrapper class.</text:p>
      <text:p text:style-name="P37"><text:tab/><text:tab/>Null Results</text:p>
      <text:p text:style-name="P16"><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7"><text:tab/><text:tab/>Default Result</text:p>
      <text:p text:style-name="P16"><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7"><text:tab/><text:tab/>Projected Second Class Result</text:p>
      <text:p text:style-name="P16"><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65" text:outline-level="3"><text:bookmark-start text:name="__RefHeading__3845_1773241242"/><text:bookmark text:name="R-1096377"/>Grouping Aggregate Results<text:bookmark-end text:name="__RefHeading__3845_1773241242"/></text:h>
      <text:p text:style-name="P16">Aggregates are most useful if they can be grouped based on an element of the result. Grouping is required if there are aggregate expressions in the result.</text:p>
      <text:p text:style-name="P4">void <text:alphabetical-index-mark-start text:id="IMark9865862408" text:main-entry="true"/>setGrouping<text:alphabetical-index-mark-end text:id="IMark9865862408"/>(String grouping);</text:p>
      <text:p text:style-name="P4">Query&lt;T&gt; <text:alphabetical-index-mark-start text:id="IMark9865862408"/><text:alphabetical-index-mark-start text:id="IMark9865862696" text:main-entry="true"/>groupBy<text:alphabetical-index-mark-end text:id="IMark9865862696"/><text:alphabetical-index-mark-end text:id="IMark9865862408"/>(String grouping);</text:p>
      <text:p text:style-name="P16"><text:soft-page-break/>The grouping parameter consists of one or more expressions separated by commas followed by an optional <text:alphabetical-index-mark-start text:id="IMark9865862408" text:main-entry="true"/><text:span text:style-name="T2">having</text:span><text:alphabetical-index-mark-end text:id="IMark9865862408"/> followed by one Boolean expression. </text:p>
      <text:p text:style-name="P16"><text:span text:style-name="Assertion">A14.6.10-1 [</text:span>When grouping is specified, each result expression must be one of:</text:p>
      <text:p text:style-name="P28">•<text:tab/>an expression contained in the grouping expression; or,</text:p>
      <text:p text:style-name="P28">•<text:tab/>an aggregate expression evaluated once per group.<text:span text:style-name="Assertion">]</text:span> </text:p>
      <text:p text:style-name="P16"><text:span text:style-name="Assertion">A14.6.10-3 [</text:span>When grouping is specified with ordering, each ordering expression must be one of:</text:p>
      <text:p text:style-name="P28">•<text:tab/>an expression contained in the grouping expression; or,</text:p>
      <text:p text:style-name="P28">•<text:tab/>an aggregate expression evaluated once per group.<text:span text:style-name="Assertion">]</text:span> </text:p>
      <text:p text:style-name="P16">The query groups all elements where all expressions specified in setGrouping have the same values. The query result consists of one element per group.</text:p>
      <text:p text:style-name="P16"><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65" text:outline-level="3">Specifying <text:alphabetical-index-mark-start text:id="IMark9865862408" text:main-entry="true"/>Uniqueness of the Query Result<text:alphabetical-index-mark-end text:id="IMark9865862408"/></text:h>
      <text:p text:style-name="P16">If the application knows that there can be exactly zero or one instance returned from a query, the result of the query is most conveniently returned as an instance (possibly null) instead of a <text:span text:style-name="T18">List</text:span>. </text:p>
      <text:p text:style-name="P4">void <text:alphabetical-index-mark-start text:id="IMark9865862408" text:main-entry="true"/>setUnique<text:alphabetical-index-mark-end text:id="IMark9865862408"/>(boolean unique);</text:p>
      <text:p text:style-name="P16"><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37"><text:tab/><text:tab/>Default Unique setting</text:p>
      <text:p text:style-name="P16"><text:span text:style-name="Assertion">A14.6.11-2 [</text:span>The default Unique setting is true for aggregate results without a grouping expression, and false otherwise.<text:span text:style-name="Assertion">]</text:span></text:p>
      <text:h text:style-name="P65" text:outline-level="3"><text:bookmark-start text:name="__RefHeading__3753_1773241242"/><text:bookmark text:name="R-1060032"/>Specifying the <text:alphabetical-index-mark-start text:id="IMark9865862408" text:main-entry="true"/>Class of the Query Result<text:bookmark-end text:name="__RefHeading__3753_1773241242"/><text:alphabetical-index-mark-end text:id="IMark9865862408"/></text:h>
      <text:p text:style-name="P16">The application may have a user-defined class that best represents the results of a query. In this case, the application can specify that instances of this class should be returned.</text:p>
      <text:p text:style-name="P4">void <text:alphabetical-index-mark-start text:id="IMark9865862408" text:main-entry="true"/>setResultClass<text:alphabetical-index-mark-end text:id="IMark9865862408"/>(Class resultClass);</text:p>
      <text:p text:style-name="P16">The default result class is the candidate class if the parameter to <text:alphabetical-index-mark-start text:id="IMark9865862408" text:main-entry="true"/><text:span text:style-name="T2">setResult</text:span><text:alphabetical-index-mark-end text:id="IMark9865862408"/> is null or not specified. When the result is specified and not null, the default result class is the type of the expression if the result consists of one expression, or Object[] if the result consists of more than one expression.</text:p>
      <text:p text:style-name="P37"><text:tab/><text:tab/>Result Class Requirements</text:p>
      <text:p text:style-name="P28">•<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text:span text:style-name="T2">LocalDate</text:span>, <text:span text:style-name="T2">LocalTime</text:span>, or <text:span text:style-name="T2">LocalDateTime</text:span>;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28"><text:soft-page-break/>•<text:tab/>If there are multiple result expressions, the result class must be able to hold all elements of the result specification or a <text:span text:style-name="T18">JDOUserException</text:span> is thrown. </text:p>
      <text:p text:style-name="P28">•<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28">•<text:tab/>A constructor of a result class specified in the constructor expression of the <text:span text:style-name="T18">setResult</text:span> method or in the <text:span text:style-name="T18">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323842099" text:continue-list="list1609367033" text:style-name="L4">
        <text:list-item>
          <text:list>
            <text:list-item>
              <text:p text:style-name="P87">A user-defined result class must have a no-args constructor and one or more public “set” or “put” methods or fields. </text:p>
            </text:list-item>
            <text:list-item>
              <text:p text:style-name="P87">Each result expression must match one of:</text:p>
            </text:list-item>
            <text:list-item>
              <text:p text:style-name="P87">a public field that matches the name of the result expression and is of the type (treating wrapper types the same as primitive types) of the result expression; </text:p>
            </text:list-item>
            <text:list-item>
              <text:p text:style-name="P87">or if no public field matches the name and type, a public “set” method that returns <text:span text:style-name="T18">void</text:span> and matches the name of the result expression and takes a single parameter which is the exact type of the result expression;</text:p>
            </text:list-item>
            <text:list-item>
              <text:p text:style-name="P87">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87">Portable result classes do not invoke any persistence behavior during their no-args constructor or “set” methods.<text:span text:style-name="Assertion"><text:span text:style-name="T22">]</text:span></text:span></text:p>
            </text:list-item>
          </text:list>
        </text:list-item>
      </text:list>
      <text:p text:style-name="P16"/>
      <text:p text:style-name="P43"> </text:p>
      <text:p text:style-name="P39">Table 7: Shape of Result (C is the candidate class)</text:p>
      <text:p text:style-name="P44">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3">setResult</text:p>
            </table:table-cell>
            <table:table-cell table:style-name="Table3.B1" office:value-type="string">
              <text:p text:style-name="P33">setResultClass</text:p>
            </table:table-cell>
            <table:table-cell table:style-name="Table3.B1" office:value-type="string">
              <text:p text:style-name="P33">setUnique</text:p>
            </table:table-cell>
            <table:table-cell table:style-name="Table3.B1" office:value-type="string">
              <text:p text:style-name="P33">shape of result</text:p>
            </table:table-cell>
          </table:table-row>
        </table:table-header-rows>
        <table:table-row table:style-name="Table3.1">
          <table:table-cell table:style-name="Table3.A2" office:value-type="string">
            <text:p text:style-name="P30"><text:span text:style-name="Assertion"><text:span text:style-name="T22">A14.6.12-2 [</text:span></text:span>null, or “distinct this as C”</text:p>
          </table:table-cell>
          <table:table-cell table:style-name="Table3.B2" office:value-type="string">
            <text:p text:style-name="P30">null</text:p>
          </table:table-cell>
          <table:table-cell table:style-name="Table3.B2" office:value-type="string">
            <text:p text:style-name="P30">false</text:p>
          </table:table-cell>
          <table:table-cell table:style-name="Table3.B2" office:value-type="string">
            <text:p text:style-name="P30"><text:span text:style-name="T19">List</text:span><text:span text:style-name="T18">&lt;C&gt;</text:span></text:p>
          </table:table-cell>
        </table:table-row>
        <table:table-row table:style-name="Table3.1">
          <table:table-cell table:style-name="Table3.A2" office:value-type="string">
            <text:p text:style-name="P30">null, or “distinct this as C”</text:p>
          </table:table-cell>
          <table:table-cell table:style-name="Table3.B2" office:value-type="string">
            <text:p text:style-name="P30">null</text:p>
          </table:table-cell>
          <table:table-cell table:style-name="Table3.B2" office:value-type="string">
            <text:p text:style-name="P30">true</text:p>
          </table:table-cell>
          <table:table-cell table:style-name="Table3.B2" office:value-type="string">
            <text:p text:style-name="P30">C</text:p>
          </table:table-cell>
        </table:table-row>
        <table:table-row table:style-name="Table3.1">
          <table:table-cell table:style-name="Table3.A2" office:value-type="string">
            <text:p text:style-name="P30">not null, one result expression of type T</text:p>
          </table:table-cell>
          <table:table-cell table:style-name="Table3.B2" office:value-type="string">
            <text:p text:style-name="P30">null</text:p>
          </table:table-cell>
          <table:table-cell table:style-name="Table3.B2" office:value-type="string">
            <text:p text:style-name="P30">false</text:p>
          </table:table-cell>
          <table:table-cell table:style-name="Table3.B2" office:value-type="string">
            <text:p text:style-name="P30"><text:span text:style-name="T19">List</text:span><text:span text:style-name="T18">&lt;T&gt;</text:span></text:p>
          </table:table-cell>
        </table:table-row>
        <table:table-row table:style-name="Table3.1">
          <table:table-cell table:style-name="Table3.A2" office:value-type="string">
            <text:p text:style-name="P30">not null, one result expression of type T</text:p>
          </table:table-cell>
          <table:table-cell table:style-name="Table3.B2" office:value-type="string">
            <text:p text:style-name="P30">null</text:p>
          </table:table-cell>
          <table:table-cell table:style-name="Table3.B2" office:value-type="string">
            <text:p text:style-name="P30">true</text:p>
          </table:table-cell>
          <table:table-cell table:style-name="Table3.B2" office:value-type="string">
            <text:p text:style-name="P30">T</text:p>
          </table:table-cell>
        </table:table-row>
        <table:table-row table:style-name="Table3.1">
          <table:table-cell table:style-name="Table3.A2" office:value-type="string">
            <text:p text:style-name="P30">not null, more than one result expression</text:p>
          </table:table-cell>
          <table:table-cell table:style-name="Table3.B2" office:value-type="string">
            <text:p text:style-name="P30">null</text:p>
          </table:table-cell>
          <table:table-cell table:style-name="Table3.B2" office:value-type="string">
            <text:p text:style-name="P30">false</text:p>
          </table:table-cell>
          <table:table-cell table:style-name="Table3.B2" office:value-type="string">
            <text:p text:style-name="P30"><text:span text:style-name="T19">List</text:span><text:span text:style-name="T18">&lt;Object[]&gt;</text:span></text:p>
          </table:table-cell>
        </table:table-row>
        <table:table-row table:style-name="Table3.1">
          <table:table-cell table:style-name="Table3.A2" office:value-type="string">
            <text:p text:style-name="P30">not null, more than one result expression</text:p>
          </table:table-cell>
          <table:table-cell table:style-name="Table3.B2" office:value-type="string">
            <text:p text:style-name="P30">null</text:p>
          </table:table-cell>
          <table:table-cell table:style-name="Table3.B2" office:value-type="string">
            <text:p text:style-name="P30">true</text:p>
          </table:table-cell>
          <table:table-cell table:style-name="Table3.B2" office:value-type="string">
            <text:p text:style-name="P31">Object[]</text:p>
          </table:table-cell>
        </table:table-row>
        <text:soft-page-break/>
        <table:table-row table:style-name="Table3.1">
          <table:table-cell table:style-name="Table3.A2" office:value-type="string">
            <text:p text:style-name="P30">null or not null</text:p>
          </table:table-cell>
          <table:table-cell table:style-name="Table3.B2" office:value-type="string">
            <text:p text:style-name="P30">UserResult.class</text:p>
          </table:table-cell>
          <table:table-cell table:style-name="Table3.B2" office:value-type="string">
            <text:p text:style-name="P30">false</text:p>
          </table:table-cell>
          <table:table-cell table:style-name="Table3.B2" office:value-type="string">
            <text:p text:style-name="P30"><text:span text:style-name="T19">List</text:span><text:span text:style-name="T18">&lt;UserResult&gt;</text:span></text:p>
          </table:table-cell>
        </table:table-row>
        <table:table-row table:style-name="Table3.1">
          <table:table-cell table:style-name="Table3.A2" office:value-type="string">
            <text:p text:style-name="P30">null or not null</text:p>
          </table:table-cell>
          <table:table-cell table:style-name="Table3.B2" office:value-type="string">
            <text:p text:style-name="P30">UserResult.class</text:p>
          </table:table-cell>
          <table:table-cell table:style-name="Table3.B2" office:value-type="string">
            <text:p text:style-name="P30">true</text:p>
          </table:table-cell>
          <table:table-cell table:style-name="Table3.B2" office:value-type="string">
            <text:p text:style-name="P30"><text:span text:style-name="T18">UserResult</text:span><text:span text:style-name="Assertion"><text:span text:style-name="T22">]</text:span></text:span></text:p>
          </table:table-cell>
        </table:table-row>
      </table:table>
      <text:p text:style-name="P43"> </text:p>
      <text:h text:style-name="P63" text:outline-level="3"><text:bookmark-start text:name="__RefHeading__3629_1773241242"/><text:bookmark text:name="R-1076574"/><text:alphabetical-index-mark-start text:id="IMark9865862408" text:main-entry="true"/>Single-string Query<text:alphabetical-index-mark-end text:id="IMark9865862408"/> component binding<text:bookmark-end text:name="__RefHeading__3629_1773241242"/></text:h>
      <text:p text:style-name="P16"><text:span text:style-name="Assertion">A14.6.13-1 [</text:span>The String version of Query represents all query components using a single string. The string contains the following structure:<text:span text:style-name="Assertion">]</text:span></text:p>
      <text:p text:style-name="P16"><text:bookmark text:name="X-102006656"/>select [<text:span text:style-name="T21">unique</text:span>] [ &lt;result&gt; ] [<text:span text:style-name="T21">into</text:span> &lt;result-class-name&gt;] </text:p>
      <text:p text:style-name="P16">[<text:span text:style-name="T21">from</text:span> &lt;candidate-class-name&gt; [<text:span text:style-name="T21">exclude</text:span> <text:span text:style-name="T21">subclasses</text:span>] ]</text:p>
      <text:p text:style-name="P16">[<text:span text:style-name="T21">where</text:span> &lt;filter&gt;]</text:p>
      <text:p text:style-name="P16">[<text:span text:style-name="T21">variables</text:span> &lt;variables-clause&gt; ] </text:p>
      <text:p text:style-name="P16">[<text:span text:style-name="T21">parameters</text:span> &lt;parameters-clause&gt;]</text:p>
      <text:p text:style-name="P16">[&lt;imports-clause&gt;]</text:p>
      <text:p text:style-name="P16">[<text:span text:style-name="T21">group by</text:span> &lt;grouping-clause&gt; ]</text:p>
      <text:p text:style-name="P16">[<text:span text:style-name="T21">order by</text:span> &lt;ordering-clause&gt;]</text:p>
      <text:p text:style-name="P16">[<text:span text:style-name="T21">range</text:span> &lt;from-range&gt; <text:span text:style-name="T21">,</text:span>&lt;to-range&gt;]</text:p>
      <text:p text:style-name="P16"><text:span text:style-name="Assertion">A14.6.13-2 [</text:span>Keywords, identified in <text:span text:style-name="T21">bold</text:span>, are either all upper-case or all lower-case. Keywords cannot be mixed case.<text:span text:style-name="Assertion">]</text:span></text:p>
      <text:p text:style-name="P16">The select clause must be the first clause in the query.</text:p>
      <text:p text:style-name="P16">The order of the other clauses must be as described above.</text:p>
      <text:p text:style-name="P16"><text:span text:style-name="Assertion">A14.6.13-3 [</text:span>If implicit parameters are used, their order of appearance in the query determines their order for binding to positional parameters for execution.<text:span text:style-name="Assertion">]</text:span></text:p>
      <text:p text:style-name="P16">&lt;result&gt; is the result as in <text:bookmark-ref text:reference-format="number" text:ref-name="__RefHeading__3795_1773241242">9</text:bookmark-ref>.</text:p>
      <text:p text:style-name="P16">&lt;result-class-name&gt; is the name of the result class as in <text:bookmark-ref text:reference-format="number" text:ref-name="__RefHeading__3753_1773241242">12</text:bookmark-ref>.</text:p>
      <text:p text:style-name="P16">&lt;filter&gt; is the filter as in <text:bookmark-ref text:reference-format="number" text:ref-name="__RefHeading__3797_1773241242">2</text:bookmark-ref>. </text:p>
      <text:p text:style-name="P16">The filter in the single String version might include subqueries. A subquery must be enclosed in parentheses, and has the following structure:</text:p>
      <text:p text:style-name="P38"><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8">The subquery-result-clause consists of a single aggregate expression.</text:p>
      <text:p text:style-name="P38">The subquery-from-clause may have one of two forms:</text:p>
      <text:p text:style-name="P51">•<text:tab/>A candidate class name followed by an optional alias definition followed by an optional <text:span text:style-name="T21">exclude</text:span> <text:span text:style-name="T21">subclasses</text:span></text:p>
      <text:p text:style-name="P51"><text:soft-page-break/>•<text:tab/>A field access expression followed by an optional alias definition</text:p>
      <text:p text:style-name="P38">An alias definition consists of an optional keyword <text:span text:style-name="T21">as</text:span> followed by an identifier. </text:p>
      <text:p text:style-name="P51">•<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51">•<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16">&lt;variables-clause&gt; is the variable declaration as in <text:bookmark-ref text:reference-format="number" text:ref-name="__RefHeading__3799_1773241242">5</text:bookmark-ref>. As in Java, variables in the clause are separated by semicolons.</text:p>
      <text:p text:style-name="P16">&lt;parameters-clause&gt; is the parameter declaration as in <text:bookmark-ref text:reference-format="number" text:ref-name="__RefHeading__3801_1773241242">3</text:bookmark-ref>. As in Java, parameters in the clause are separated by commas.</text:p>
      <text:p text:style-name="P16">&lt;imports-clause&gt; is the imports declaration as in <text:bookmark-ref text:reference-format="number" text:ref-name="__RefHeading__3843_1773241242">4</text:bookmark-ref>. As in Java, imports in the clause are separated by semicolons.</text:p>
      <text:p text:style-name="P16">&lt;grouping-clause&gt; is the grouping specification as in <text:bookmark-ref text:reference-format="number" text:ref-name="__RefHeading__3845_1773241242">10</text:bookmark-ref>.</text:p>
      <text:p text:style-name="P16">&lt;ordering-clause&gt; is the ordering specification as in <text:bookmark-ref text:reference-format="number" text:ref-name="__RefHeading__3847_1773241242">6</text:bookmark-ref>.</text:p>
      <text:p text:style-name="P16">&lt;from-range&gt; and &lt;to-range&gt; are as in <text:bookmark-ref text:reference-format="number" text:ref-name="__RefHeading__3849_1773241242">8</text:bookmark-ref>.</text:p>
      <text:p text:style-name="P16"/>
      <text:p text:style-name="P46"><draw:frame draw:style-name="fr1" draw:name="7" text:anchor-type="as-char" svg:width="7.091cm" svg:height="0.342cm" draw:z-index="0"><draw:image xlink:href="Pictures/2000000900000FB5000000C9E5A4A80D23E7850E.wmf" xlink:type="simple" xlink:show="embed" xlink:actuate="onLoad"/></draw:frame></text:p>
      <text:h text:style-name="P61" text:outline-level="2"><text:bookmark-start text:name="__RefHeading__3631_1773241242"/><text:bookmark text:name="R-1072193"/><text:alphabetical-index-mark-start text:id="IMark9865862408" text:main-entry="true"/>SQL Queries<text:bookmark-end text:name="__RefHeading__3631_1773241242"/><text:alphabetical-index-mark-end text:id="IMark9865862408"/></text:h>
      <text:p text:style-name="P16">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16">The SQL query string must be well-formed. The JDO implementation must not make any changes to the query string. The tokens “?” must be used to identify parameters in the SQL query string.</text:p>
      <text:p text:style-name="P16">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28">•<text:tab/>there is no filter, and the <text:span text:style-name="T18">setFilter</text:span> method throws <text:span text:style-name="T18">JDOUserException</text:span>.</text:p>
      <text:p text:style-name="P29">•<text:tab/>there is no ordering specification, and the <text:span text:style-name="T18">setOrdering</text:span> method throws <text:span text:style-name="T18">JDOUserException</text:span>.</text:p>
      <text:p text:style-name="P29">•<text:tab/>there are no variables, and the <text:span text:style-name="T18">declareVariables</text:span> method throws <text:span text:style-name="T18">JDOUserException</text:span>.</text:p>
      <text:p text:style-name="P29">•<text:tab/>the parameters are untyped, and the <text:span text:style-name="T18">declareParameters</text:span> method throws <text:span text:style-name="T18">JDOUserException</text:span>.</text:p>
      <text:p text:style-name="P29"><text:soft-page-break/>•<text:tab/>there is no grouping specification, and the <text:span text:style-name="T18">setGrouping</text:span> method throws <text:span text:style-name="T18">JDOUserException</text:span>.</text:p>
      <text:p text:style-name="P28">•<text:tab/>the candidate collection can only be the <text:span text:style-name="T18">Extent</text:span> of instances of the candidate class, including subclasses, and the <text:span text:style-name="T18">setCandidates</text:span> method throws <text:span text:style-name="T18">JDOUserException</text:span>.</text:p>
      <text:p text:style-name="P28">•<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29">•<text:tab/>there are no imports, and the <text:span text:style-name="T18">declareImports</text:span> method throws <text:span text:style-name="T18">JDOUserException</text:span>.</text:p>
      <text:p text:style-name="P28">•<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8">•<text:tab/>results are taken from the SELECT clause of the query, and the <text:span text:style-name="T18">setResult</text:span> method throws <text:span text:style-name="T18">JDOUserException</text:span>.</text:p>
      <text:p text:style-name="P28">•<text:tab/>the cardinality of the result is determined by the SQL query itself, and the <text:span text:style-name="T18">setRange</text:span> method throws <text:span text:style-name="T18">JDOUserException</text:span>.</text:p>
      <text:p text:style-name="P16"><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16"/>
      <text:p text:style-name="P43"> </text:p>
      <text:p text:style-name="P39">Table 8: Shape of Result of SQL Query</text:p>
      <text:p text:style-name="P44">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3">Candidate class</text:p>
            </table:table-cell>
            <table:table-cell table:style-name="Table4.B1" office:value-type="string">
              <text:p text:style-name="P33">Selected columns</text:p>
            </table:table-cell>
            <table:table-cell table:style-name="Table4.B1" office:value-type="string">
              <text:p text:style-name="P33">setResultClass</text:p>
            </table:table-cell>
            <table:table-cell table:style-name="Table4.B1" office:value-type="string">
              <text:p text:style-name="P33">setUnique</text:p>
            </table:table-cell>
            <table:table-cell table:style-name="Table4.B1" office:value-type="string">
              <text:p text:style-name="P33">shape of result</text:p>
            </table:table-cell>
          </table:table-row>
        </table:table-header-rows>
        <table:table-row table:style-name="Table4.1">
          <table:table-cell table:style-name="Table4.A2" office:value-type="string">
            <text:p text:style-name="P30"><text:span text:style-name="Assertion"><text:span text:style-name="T22">A14.7-4 [</text:span></text:span>C</text:p>
          </table:table-cell>
          <table:table-cell table:style-name="Table4.B2" office:value-type="string">
            <text:p text:style-name="P30">must include primary key columns</text:p>
          </table:table-cell>
          <table:table-cell table:style-name="Table4.B2" office:value-type="string">
            <text:p text:style-name="P30">null</text:p>
          </table:table-cell>
          <table:table-cell table:style-name="Table4.B2" office:value-type="string">
            <text:p text:style-name="P30">false</text:p>
          </table:table-cell>
          <table:table-cell table:style-name="Table4.B2" office:value-type="string">
            <text:p text:style-name="P30"><text:span text:style-name="T19">List</text:span>&lt;C&gt;</text:p>
          </table:table-cell>
        </table:table-row>
        <table:table-row table:style-name="Table4.1">
          <table:table-cell table:style-name="Table4.A2" office:value-type="string">
            <text:p text:style-name="P30">C</text:p>
          </table:table-cell>
          <table:table-cell table:style-name="Table4.B2" office:value-type="string">
            <text:p text:style-name="P30">must include primary key columns</text:p>
          </table:table-cell>
          <table:table-cell table:style-name="Table4.B2" office:value-type="string">
            <text:p text:style-name="P30">null</text:p>
          </table:table-cell>
          <table:table-cell table:style-name="Table4.B2" office:value-type="string">
            <text:p text:style-name="P30">true</text:p>
          </table:table-cell>
          <table:table-cell table:style-name="Table4.B2" office:value-type="string">
            <text:p text:style-name="P30">C</text:p>
          </table:table-cell>
        </table:table-row>
        <table:table-row table:style-name="Table4.1">
          <table:table-cell table:style-name="Table4.A2" office:value-type="string">
            <text:p text:style-name="P30">null</text:p>
          </table:table-cell>
          <table:table-cell table:style-name="Table4.B2" office:value-type="string">
            <text:p text:style-name="P30">single column of type T </text:p>
          </table:table-cell>
          <table:table-cell table:style-name="Table4.B2" office:value-type="string">
            <text:p text:style-name="P30">null</text:p>
          </table:table-cell>
          <table:table-cell table:style-name="Table4.B2" office:value-type="string">
            <text:p text:style-name="P30">false</text:p>
          </table:table-cell>
          <table:table-cell table:style-name="Table4.B2" office:value-type="string">
            <text:p text:style-name="P30"><text:span text:style-name="T19">List</text:span>&lt;T&gt;</text:p>
          </table:table-cell>
        </table:table-row>
        <table:table-row table:style-name="Table4.1">
          <table:table-cell table:style-name="Table4.A2" office:value-type="string">
            <text:p text:style-name="P30">null</text:p>
          </table:table-cell>
          <table:table-cell table:style-name="Table4.B2" office:value-type="string">
            <text:p text:style-name="P30">single column of type T</text:p>
          </table:table-cell>
          <table:table-cell table:style-name="Table4.B2" office:value-type="string">
            <text:p text:style-name="P30">null</text:p>
          </table:table-cell>
          <table:table-cell table:style-name="Table4.B2" office:value-type="string">
            <text:p text:style-name="P30">true</text:p>
          </table:table-cell>
          <table:table-cell table:style-name="Table4.B2" office:value-type="string">
            <text:p text:style-name="P30">T</text:p>
          </table:table-cell>
        </table:table-row>
        <table:table-row table:style-name="Table4.1">
          <table:table-cell table:style-name="Table4.A2" office:value-type="string">
            <text:p text:style-name="P30">null</text:p>
          </table:table-cell>
          <table:table-cell table:style-name="Table4.B2" office:value-type="string">
            <text:p text:style-name="P30">more than one result column</text:p>
          </table:table-cell>
          <table:table-cell table:style-name="Table4.B2" office:value-type="string">
            <text:p text:style-name="P30">null</text:p>
          </table:table-cell>
          <table:table-cell table:style-name="Table4.B2" office:value-type="string">
            <text:p text:style-name="P30">false</text:p>
          </table:table-cell>
          <table:table-cell table:style-name="Table4.B2" office:value-type="string">
            <text:p text:style-name="P30"><text:span text:style-name="T19">List</text:span>&lt;Object[ ]&gt;</text:p>
          </table:table-cell>
        </table:table-row>
        <table:table-row table:style-name="Table4.1">
          <table:table-cell table:style-name="Table4.A2" office:value-type="string">
            <text:p text:style-name="P30">null</text:p>
          </table:table-cell>
          <table:table-cell table:style-name="Table4.B2" office:value-type="string">
            <text:p text:style-name="P30">more than one result column</text:p>
          </table:table-cell>
          <table:table-cell table:style-name="Table4.B2" office:value-type="string">
            <text:p text:style-name="P30">null</text:p>
          </table:table-cell>
          <table:table-cell table:style-name="Table4.B2" office:value-type="string">
            <text:p text:style-name="P30">true</text:p>
          </table:table-cell>
          <table:table-cell table:style-name="Table4.B2" office:value-type="string">
            <text:p text:style-name="P30">Object[ ]</text:p>
          </table:table-cell>
        </table:table-row>
        <text:soft-page-break/>
        <table:table-row table:style-name="Table4.1">
          <table:table-cell table:style-name="Table4.A2" office:value-type="string">
            <text:p text:style-name="P30">null or not null</text:p>
          </table:table-cell>
          <table:table-cell table:style-name="Table4.B2" office:value-type="string">
            <text:p text:style-name="P47"/>
          </table:table-cell>
          <table:table-cell table:style-name="Table4.B2" office:value-type="string">
            <text:p text:style-name="P30">UserResult.class</text:p>
          </table:table-cell>
          <table:table-cell table:style-name="Table4.B2" office:value-type="string">
            <text:p text:style-name="P30">false</text:p>
          </table:table-cell>
          <table:table-cell table:style-name="Table4.B2" office:value-type="string">
            <text:p text:style-name="P30"><text:span text:style-name="T19">List</text:span>&lt;UserResult&gt;</text:p>
          </table:table-cell>
        </table:table-row>
        <table:table-row table:style-name="Table4.1">
          <table:table-cell table:style-name="Table4.A2" office:value-type="string">
            <text:p text:style-name="P30">null or not null</text:p>
          </table:table-cell>
          <table:table-cell table:style-name="Table4.B2" office:value-type="string">
            <text:p text:style-name="P47"/>
          </table:table-cell>
          <table:table-cell table:style-name="Table4.B2" office:value-type="string">
            <text:p text:style-name="P30">UserResult.class</text:p>
          </table:table-cell>
          <table:table-cell table:style-name="Table4.B2" office:value-type="string">
            <text:p text:style-name="P30">true</text:p>
          </table:table-cell>
          <table:table-cell table:style-name="Table4.B2" office:value-type="string">
            <text:p text:style-name="P30">UserResult<text:span text:style-name="Assertion"><text:span text:style-name="T22">]</text:span></text:span></text:p>
          </table:table-cell>
        </table:table-row>
      </table:table>
      <text:p text:style-name="P43"> </text:p>
      <text:p text:style-name="P16"/>
      <text:h text:style-name="P65" text:outline-level="3">Mapping Columns of <text:alphabetical-index-mark-start text:id="IMark9865862408" text:main-entry="true"/>SQL Queries<text:alphabetical-index-mark-end text:id="IMark9865862408"/> to User-specified Result Classes</text:h>
      <text:p text:style-name="P16">There are two specified means by which columns of SQL queries can be mapped to user-specified result classes: by name and by position.</text:p>
      <text:p text:style-name="P16">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6">A result set column is considered labeled if:</text:p>
      <text:p text:style-name="P28">•<text:tab/>the return value from <text:span text:style-name="T18">java.sql.ResultSetMetaData.getColumnLabel (int oneBasedColumnIndex)</text:span> is non-null and of non-zero length; or,</text:p>
      <text:p text:style-name="P29">•<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16">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6">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6"><draw:frame draw:style-name="fr1" draw:name="8" text:anchor-type="as-char" svg:width="7.091cm" svg:height="0.342cm" draw:z-index="0"><draw:image xlink:href="Pictures/2000000900000FB5000000C9E5A4A80D23E7850E.wmf" xlink:type="simple" xlink:show="embed" xlink:actuate="onLoad"/></draw:frame></text:p>
      <text:h text:style-name="P61" text:outline-level="2"><text:alphabetical-index-mark-start text:id="IMark9865862408" text:main-entry="true"/>Deletion by Query<text:alphabetical-index-mark-end text:id="IMark9865862408"/></text:h>
      <text:p text:style-name="P16">An application may want to delete a number of instances in the datastore without instantiating them in memory. The instances to be deleted can be described by a query.</text:p>
      <text:p text:style-name="P4">long <text:alphabetical-index-mark-start text:id="IMark9865862408" text:main-entry="true"/>deletePersistentAll<text:alphabetical-index-mark-end text:id="IMark9865862408"/>(Object... parameters);</text:p>
      <text:p text:style-name="P4">long deletePersistentAll(Map parameters);</text:p>
      <text:p text:style-name="P4"><text:soft-page-break/>long deletePersistentAll();</text:p>
      <text:p text:style-name="P16"><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6"><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16">When the value of the Unique flag is true, then at most one instance will be deleted. If more than one instance satisfies the filter, then deletePersistentAll throws a JDOUserException.</text:p>
      <text:p text:style-name="P16"><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6">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6">Before returning control to the application, instances of affected classes in the cache are refreshed by the implementation so their status in the cache reflects whether they were deleted from the datastore.<text:span text:style-name="Assertion">]</text:span></text:p>
      <text:p text:style-name="P46"><draw:frame draw:style-name="fr1" draw:name="9" text:anchor-type="as-char" svg:width="7.091cm" svg:height="0.342cm" draw:z-index="0"><draw:image xlink:href="Pictures/2000000900000FB5000000C9E5A4A80D23E7850E.wmf" xlink:type="simple" xlink:show="embed" xlink:actuate="onLoad"/></draw:frame></text:p>
      <text:h text:style-name="P61" text:outline-level="2">Extensions</text:h>
      <text:p text:style-name="P16"><text:span text:style-name="Assertion">A14.9-1 [</text:span>Some JDO vendors provide extensions to the query, and these extensions must be set in the query instance prior to execution.<text:span text:style-name="Assertion">]</text:span></text:p>
      <text:p text:style-name="P4">void <text:alphabetical-index-mark-start text:id="IMark9865862408" text:main-entry="true"/>setExtensions<text:alphabetical-index-mark-end text:id="IMark9865862408"/>(Map extensions);</text:p>
      <text:p text:style-name="P4">Query&lt;T&gt; <text:alphabetical-index-mark-start text:id="IMark9865862408" text:main-entry="true"/>extensions<text:alphabetical-index-mark-end text:id="IMark9865862408"/>(Map extensions);</text:p>
      <text:p text:style-name="P16">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16">This method adds one extension to the Query instance. This extension will remain until the next setExtensions method is called, or addExtension with an equal key. Key recognition behavior is identical to setExtensions.</text:p>
      <text:p text:style-name="P46"><text:soft-page-break/><draw:frame draw:style-name="fr1" draw:name="10" text:anchor-type="as-char" svg:width="7.091cm" svg:height="0.342cm" draw:z-index="0"><draw:image xlink:href="Pictures/2000000900000FB5000000C9E5A4A80D23E7850E.wmf" xlink:type="simple" xlink:show="embed" xlink:actuate="onLoad"/></draw:frame></text:p>
      <text:h text:style-name="P61" text:outline-level="2"><text:alphabetical-index-mark-start text:id="IMark9865862408" text:main-entry="true"/>Typesafe Query<text:alphabetical-index-mark-end text:id="IMark9865862408"/> Construction</text:h>
      <text:h text:style-name="Heading_20_3" text:outline-level="3">Overview</text:h>
      <text:p text:style-name="P19">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19">The typesafe query API follows the same JDOQL syntax as the query API in Chapter 14.6. It supports a Java like syntax when defining the components of a query. The API is <text:alphabetical-index-mark-start text:id="IMark9865862408" text:main-entry="true"/>fluent<text:alphabetical-index-mark-end text:id="IMark9865862408"/>, <text:span text:style-name="T15">i.e.</text:span> it supports method chaining when creating the query components.</text:p>
      <text:h text:style-name="Heading_20_3" text:outline-level="3">Metamodel</text:h>
      <text:p text:style-name="P19">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change-start text:change-id="ct105553169726848"/>In this document, this class is referred to as a Q<text:change-end text:change-id="ct105553169726848"/><text:change-start text:change-id="ct105553169727040"/>Class.<text:change-end text:change-id="ct105553169727040"/></text:p>
      <text:p text:style-name="P55">The metamodel class provides a public static field for each persistent field/property and relationship of the persistence capable class. These static fields are used to represent field access in a query. <text:change-start text:change-id="ct105553169629184"/></text:p>
      <text:p text:style-name="P19">The metamodel class has a public static method <text:span text:style-name="T2">candidate(String name)</text:span> that returns a new instance of the candidate type that can be used to generate query elements representing fields and properties.<text:change-end text:change-id="ct105553169629184"/></text:p>
      <text:h text:style-name="P68" text:outline-level="3">Typed Query Interface</text:h>
      <text:p text:style-name="P54">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4"><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23">The <text:span text:style-name="T2">JDOQLTypedQuery</text:span> interface provides methods to bind the components filter, result, ordering grouping and having of the query:</text:p>
      <text:list xml:id="list7967880649127501113" text:style-name="L6">
        <text:list-item>
          <text:p text:style-name="P80">JDOQLTypedQuery&lt;<text:span text:style-name="T13">T</text:span>&gt; filter(BooleanExpression expr);</text:p>
        </text:list-item>
        <text:list-item>
          <text:p text:style-name="P80">JDOQLTypedQuery&lt;<text:span text:style-name="T13">T</text:span>&gt; result(<text:span text:style-name="T16">boolean</text:span><text:span text:style-name="T30"> </text:span>distinct, <text:line-break/><text:tab/>Expression&lt;?&gt;... exprs);</text:p>
        </text:list-item>
        <text:list-item>
          <text:p text:style-name="P80">JDOQLTypedQuery&lt;<text:span text:style-name="T13">T</text:span>&gt; orderBy(<text:line-break/><text:tab/>OrderExpression&lt;?&gt;... orderExprs);</text:p>
        </text:list-item>
        <text:list-item>
          <text:p text:style-name="P80">JDOQLTypedQuery&lt;<text:span text:style-name="T13">T</text:span>&gt; groupBy(Expression&lt;?&gt;... exprs);</text:p>
        </text:list-item>
        <text:list-item>
          <text:p text:style-name="P80"><text:soft-page-break/>JDOQLTypedQuery&lt;<text:span text:style-name="T13">T</text:span>&gt; having(Expression&lt;?&gt; expr);</text:p>
        </text:list-item>
      </text:list>
      <text:h text:style-name="Heading_20_3" text:outline-level="3">Query Expressions</text:h>
      <text:p text:style-name="P23">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change-start text:change-id="ct105553169629376"/></text:p>
      <text:p text:style-name="P23">The <text:span text:style-name="T2">JDOQLTypedQuery</text:span> interface has a public static method <text:span text:style-name="T2">variable(String name, Expression exp)</text:span> that returns a new <text:span text:style-name="T2">Expression</text:span> instance<text:change-end text:change-id="ct105553169629376"/><text:change-start text:change-id="ct105553169629568"/> of the parameter type.<text:change-end text:change-id="ct105553169629568"/></text:p>
      <text:p text:style-name="P56"><text:span text:style-name="T2">Expression</text:span> provides methods for the following operations:</text:p>
      <text:list xml:id="list7905645282625982522" text:style-name="L7">
        <text:list-item>
          <text:p text:style-name="P70">equality comparison (<text:span text:style-name="T2">eq</text:span>, <text:span text:style-name="T2">ne</text:span>)</text:p>
        </text:list-item>
        <text:list-item>
          <text:p text:style-name="P70">aggregate count (<text:span text:style-name="T2">count</text:span>, <text:span text:style-name="T2">countDistinct</text:span>)</text:p>
        </text:list-item>
        <text:list-item>
          <text:p text:style-name="P70"><text:span text:style-name="T2">instanceof</text:span> and <text:span text:style-name="T2">cast</text:span> </text:p>
        </text:list-item>
        <text:list-item>
          <text:p text:style-name="P70">naming (<text:span text:style-name="T2">as</text:span>)</text:p>
        </text:list-item>
      </text:list>
      <text:p text:style-name="P56">A <text:span text:style-name="T2">ComparableExpression</text:span> instance represents an expression or a Java type that implements <text:span text:style-name="T2">java.lang.Comparable</text:span>. It provides methods for comparison operations: </text:p>
      <text:list xml:id="list4443306936608325766" text:style-name="L8">
        <text:list-item>
          <text:p text:style-name="P71">less than (<text:span text:style-name="T2">lt</text:span>, <text:span text:style-name="T2">lteq</text:span>)</text:p>
        </text:list-item>
        <text:list-item>
          <text:p text:style-name="P71">greater than (<text:span text:style-name="T2">gt</text:span>, <text:span text:style-name="T2">gteq</text:span>)</text:p>
        </text:list-item>
        <text:list-item>
          <text:p text:style-name="P71">aggregated minimum and maximum (<text:span text:style-name="T2">min</text:span>, <text:span text:style-name="T2">max</text:span>)</text:p>
        </text:list-item>
        <text:list-item>
          <text:p text:style-name="P71">ordering (<text:span text:style-name="T2">asc</text:span>, <text:span text:style-name="T2">desc</text:span>)</text:p>
        </text:list-item>
      </text:list>
      <text:p text:style-name="P56"><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3991760752496748061" text:style-name="L9">
        <text:list-item>
          <text:p text:style-name="P72">binary arithmetic (<text:span text:style-name="T2">add</text:span>, <text:span text:style-name="T2">sub</text:span>, <text:span text:style-name="T2">mul</text:span>, <text:span text:style-name="T2">div</text:span>, <text:span text:style-name="T2">mod</text:span>)</text:p>
        </text:list-item>
        <text:list-item>
          <text:p text:style-name="P72">unary arithmetic (<text:span text:style-name="T2">neg</text:span>, <text:span text:style-name="T2">com</text:span>)</text:p>
        </text:list-item>
        <text:list-item>
          <text:p text:style-name="P72">aggregated average and sum (<text:span text:style-name="T2">avg</text:span>, <text:span text:style-name="T2">avgDistinct</text:span>, <text:span text:style-name="T2">sum</text:span>, <text:span text:style-name="T2">sumDistinct</text:span>)</text:p>
        </text:list-item>
        <text:list-item>
          <text:p text:style-name="P72">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72">bitwise (<text:span text:style-name="T2">bAnd</text:span>, <text:span text:style-name="T2">bOr</text:span>, <text:span text:style-name="T2">bXor</text:span>)</text:p>
        </text:list-item>
      </text:list>
      <text:p text:style-name="P56"><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6743418810742277784" text:style-name="L10">
        <text:list-item>
          <text:p text:style-name="P73">binary logical: <text:span text:style-name="T2">and</text:span><text:span text:style-name="T27">, </text:span><text:span text:style-name="T2">or</text:span></text:p>
        </text:list-item>
        <text:list-item>
          <text:p text:style-name="P73">unary logical: <text:span text:style-name="T2">not</text:span>, <text:span text:style-name="T2">neg</text:span></text:p>
        </text:list-item>
      </text:list>
      <text:p text:style-name="P56"><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7">:</text:span></text:p>
      <text:list xml:id="list339248828" text:continue-numbering="true" text:style-name="L10">
        <text:list-item>
          <text:p text:style-name="P73">comparison methods: <text:span text:style-name="T2">equalsIgnoreCase</text:span>, <text:span text:style-name="T2">startsWith</text:span>, <text:span text:style-name="T2">endsWith</text:span>, <text:span text:style-name="T2">matches</text:span></text:p>
        </text:list-item>
        <text:list-item>
          <text:p text:style-name="P73">methods returning String: <text:span text:style-name="T2">add</text:span>, <text:span text:style-name="T2">toLowerCase</text:span>, <text:span text:style-name="T2">toUpperCase</text:span>, <text:span text:style-name="T2">trim</text:span>, <text:span text:style-name="T2">substring</text:span></text:p>
        </text:list-item>
        <text:list-item>
          <text:p text:style-name="P73"><text:soft-page-break/>other String methods: <text:span text:style-name="T2">indexOf</text:span>, <text:span text:style-name="T2">length</text:span>, <text:span text:style-name="T2">charAt</text:span></text:p>
        </text:list-item>
      </text:list>
      <text:p text:style-name="P57"><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7">:</text:span></text:p>
      <text:list xml:id="list1582105491" text:continue-numbering="true" text:style-name="L10">
        <text:list-item>
          <text:p text:style-name="P73"><text:span text:style-name="T2">toLowerCase</text:span><text:span text:style-name="T27">, </text:span><text:span text:style-name="T2">toUpperCase</text:span></text:p>
        </text:list-item>
      </text:list>
      <text:p text:style-name="P56"><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5511474046055418658" text:style-name="L11">
        <text:list-item>
          <text:p text:style-name="P74"><text:span text:style-name="T2">getYear</text:span><text:span text:style-name="T27">, </text:span><text:span text:style-name="T2">getMonth</text:span><text:span text:style-name="T27">, </text:span><text:span text:style-name="T2">getDay</text:span></text:p>
        </text:list-item>
      </text:list>
      <text:p text:style-name="P56"><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1700606163" text:continue-numbering="true" text:style-name="L11">
        <text:list-item>
          <text:p text:style-name="P74"><text:span text:style-name="T2">getHour</text:span><text:span text:style-name="T27">, </text:span><text:span text:style-name="T2">getMinute</text:span><text:span text:style-name="T27">, </text:span><text:span text:style-name="T2">getSecond</text:span></text:p>
        </text:list-item>
      </text:list>
      <text:p text:style-name="P57"><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7">:</text:span></text:p>
      <text:list xml:id="list476576051" text:continue-numbering="true" text:style-name="L11">
        <text:list-item>
          <text:p text:style-name="P74"><text:span text:style-name="T2">getYear</text:span><text:span text:style-name="T27">, </text:span><text:span text:style-name="T2">getMonth</text:span><text:span text:style-name="T27">, </text:span><text:span text:style-name="T2">getDay</text:span></text:p>
        </text:list-item>
        <text:list-item>
          <text:p text:style-name="P74"><text:span text:style-name="T2">getHour</text:span><text:span text:style-name="T27">, </text:span><text:span text:style-name="T2">getMinute</text:span><text:span text:style-name="T27">, </text:span><text:span text:style-name="T2">getSecond</text:span></text:p>
        </text:list-item>
      </text:list>
      <text:p text:style-name="P58"><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27">:</text:span></text:p>
      <text:list xml:id="list1095821927" text:continue-numbering="true" text:style-name="L11">
        <text:list-item>
          <text:p text:style-name="P74"><text:span text:style-name="T2">getYear</text:span><text:span text:style-name="T27">, </text:span><text:span text:style-name="T2">getMonthValue</text:span><text:span text:style-name="T27">, </text:span><text:span text:style-name="T2">getDayOfMonth</text:span></text:p>
        </text:list-item>
      </text:list>
      <text:p text:style-name="P56"><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27">:</text:span></text:p>
      <text:list xml:id="list2055506497" text:continue-numbering="true" text:style-name="L11">
        <text:list-item>
          <text:p text:style-name="P74"><text:span text:style-name="T2">getHour</text:span><text:span text:style-name="T27">, </text:span><text:span text:style-name="T2">getMinute</text:span><text:span text:style-name="T27">, </text:span><text:span text:style-name="T2">getSecond</text:span></text:p>
        </text:list-item>
      </text:list>
      <text:p text:style-name="P56"><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27">:</text:span></text:p>
      <text:list xml:id="list1724401870" text:continue-numbering="true" text:style-name="L11">
        <text:list-item>
          <text:p text:style-name="P74"><text:span text:style-name="T2">getYear</text:span><text:span text:style-name="T27">, </text:span><text:span text:style-name="T2">getMonthValue</text:span><text:span text:style-name="T27">, </text:span><text:span text:style-name="T2">getDayOfMonth</text:span></text:p>
        </text:list-item>
        <text:list-item>
          <text:p text:style-name="P74"><text:span text:style-name="T2">getHour</text:span><text:span text:style-name="T27">, </text:span><text:span text:style-name="T2">getMinute</text:span><text:span text:style-name="T27">, </text:span><text:span text:style-name="T2">getSecond</text:span></text:p>
        </text:list-item>
      </text:list>
      <text:p text:style-name="P56"><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979065258" text:continue-numbering="true" text:style-name="L11">
        <text:list-item>
          <text:p text:style-name="P75">ordinal</text:p>
        </text:list-item>
      </text:list>
      <text:p text:style-name="P56"><text:span text:style-name="T2">OptionalExpression</text:span> inherits from <text:span text:style-name="T2">ComparableExpression</text:span> and represents an expression of an <text:span text:style-name="T2">Optional</text:span> type in a query. It provides methods for the following operations in <text:soft-page-break/>addition to the methods specified in <text:span text:style-name="T2">ComparableExpression</text:span><text:span text:style-name="T27">:</text:span></text:p>
      <text:list xml:id="list378740325" text:continue-numbering="true" text:style-name="L11">
        <text:list-item>
          <text:p text:style-name="P75">get</text:p>
        </text:list-item>
        <text:list-item>
          <text:p text:style-name="P75">isPresent</text:p>
        </text:list-item>
      </text:list>
      <text:p text:style-name="P56">A <text:span text:style-name="T2">CollectionExpression</text:span> instance represents an expression or a Java type that implements <text:span text:style-name="T2">java.util.Collection</text:span>. It provides methods for the following operations:</text:p>
      <text:list xml:id="list7670633865254376865" text:style-name="L12">
        <text:list-item>
          <text:p text:style-name="P76"><text:span text:style-name="T2">contains</text:span>, <text:span text:style-name="T2">isEmpty</text:span>, <text:span text:style-name="T2">size</text:span></text:p>
        </text:list-item>
      </text:list>
      <text:p text:style-name="P56"><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1743248647" text:continue-list="list378740325" text:style-name="L11">
        <text:list-item>
          <text:p text:style-name="P74"><text:span text:style-name="T27">get by index: </text:span><text:span text:style-name="T2">get</text:span></text:p>
        </text:list-item>
      </text:list>
      <text:p text:style-name="P56"><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2056750188" text:continue-numbering="true" text:style-name="L11">
        <text:list-item>
          <text:p text:style-name="P74"><text:span text:style-name="T27">get by key: </text:span><text:span text:style-name="T2">get</text:span></text:p>
        </text:list-item>
        <text:list-item>
          <text:p text:style-name="P75">containsKey</text:p>
        </text:list-item>
      </text:list>
      <text:p text:style-name="P56"><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3495410842378860333" text:style-name="L13">
        <text:list-item>
          <text:p text:style-name="P77"><text:span text:style-name="T2">jdoObjectId</text:span><text:span text:style-name="T27">, </text:span><text:span text:style-name="T2">jdoVersion</text:span></text:p>
        </text:list-item>
      </text:list>
      <text:p text:style-name="P58"><text:span text:style-name="T2">IfThenElseExpression</text:span> represents an if-then-else expression and provides methods for <text:span text:style-name="T15">the</text:span> following operations:</text:p>
      <text:list xml:id="list2903297068045498759" text:style-name="L14">
        <text:list-item>
          <text:p text:style-name="P78"><text:span text:style-name="T2">ifThen</text:span>, <text:span text:style-name="T2">elseEnd</text:span></text:p>
        </text:list-item>
      </text:list>
      <text:p text:style-name="P56">Persistent fields and single valued relationships are represented by the following interfaces depending on the field type:</text:p>
      <text:list xml:id="list3164540173654402905" text:style-name="L15">
        <text:list-item>
          <text:p text:style-name="P81">StringExpression</text:p>
        </text:list-item>
        <text:list-item>
          <text:p text:style-name="P81">EnumExpression</text:p>
        </text:list-item>
        <text:list-item>
          <text:p text:style-name="P81">NumericExpression</text:p>
        </text:list-item>
        <text:list-item>
          <text:p text:style-name="P81">BooleanExpression</text:p>
        </text:list-item>
        <text:list-item>
          <text:p text:style-name="P81">ByteExpression</text:p>
        </text:list-item>
        <text:list-item>
          <text:p text:style-name="P81">CharacterExpression</text:p>
        </text:list-item>
        <text:list-item>
          <text:p text:style-name="P81">DateExpression</text:p>
        </text:list-item>
        <text:list-item>
          <text:p text:style-name="P81">DateTimeExpression</text:p>
        </text:list-item>
        <text:list-item>
          <text:p text:style-name="P81">TimeExpression</text:p>
        </text:list-item>
        <text:list-item>
          <text:p text:style-name="P81">ObjectExpression</text:p>
        </text:list-item>
      </text:list>
      <text:p text:style-name="P56">Relationships of container types are represented as:</text:p>
      <text:list xml:id="list1152280037" text:continue-numbering="true" text:style-name="L15">
        <text:list-item>
          <text:p text:style-name="P81">CollectionExpression</text:p>
        </text:list-item>
        <text:list-item>
          <text:p text:style-name="P81"><text:soft-page-break/>ListExpression</text:p>
        </text:list-item>
        <text:list-item>
          <text:p text:style-name="P81">MapExpression</text:p>
        </text:list-item>
      </text:list>
      <text:h text:style-name="P68" text:outline-level="3"><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text:change-start text:change-id="ct105553169630528"/><text:span text:style-name="T2">distinct</text:span><text:change-end text:change-id="ct105553169630528"/> is a boolean specifying whether duplicates are removed from <text:span text:style-name="T15">the</text:span> query result. </text:p>
      <text:h text:style-name="P68" text:outline-level="3">Query <text:span text:style-name="T14">Ordering</text:span></text:h>
      <text:p text:style-name="P23"><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68"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1198721898199437025" text:style-name="L16">
        <text:list-item>
          <text:p text:style-name="P82">&lt;<text:span text:style-name="T13">P</text:span>&gt; Expression&lt;<text:span text:style-name="T13">P</text:span>&gt; parameter(String name, Class&lt;<text:span text:style-name="T13">P</text:span>&gt; type);</text:p>
        </text:list-item>
        <text:list-item>
          <text:p text:style-name="P82">StringExpression stringParameter(String name);</text:p>
        </text:list-item>
        <text:list-item>
          <text:p text:style-name="P82">CharacterExpression characterParameter(String name);</text:p>
        </text:list-item>
        <text:list-item>
          <text:p text:style-name="P82">NumericExpression&lt;?&gt; numericParameter(String name);</text:p>
        </text:list-item>
        <text:list-item>
          <text:p text:style-name="P82">&lt;<text:span text:style-name="T13">N</text:span>&gt; NumericExpression&lt;<text:span text:style-name="T13">N</text:span>&gt; numericParameter(String name, <text:tab/>Class&lt;<text:span text:style-name="T13">N</text:span>&gt; type)</text:p>
        </text:list-item>
        <text:list-item>
          <text:p text:style-name="P82">DateExpression dateParameter(String name);</text:p>
        </text:list-item>
        <text:list-item>
          <text:p text:style-name="P82">TimeExpression timeParameter(String name);</text:p>
        </text:list-item>
        <text:list-item>
          <text:p text:style-name="P82">DateTimeExpression datetimeParameter(String name);</text:p>
        </text:list-item>
        <text:list-item>
          <text:p text:style-name="P82">CollectionExpression&lt;?, ?&gt; collectionParameter(<text:line-break/><text:tab/>String name);</text:p>
        </text:list-item>
        <text:list-item>
          <text:p text:style-name="P82">&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82">MapExpression&lt;?, ?, ?&gt; mapParameter(String name);</text:p>
        </text:list-item>
        <text:list-item>
          <text:p text:style-name="P82">&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82">ListExpression&lt;?, ?&gt; listParameter(String name);</text:p>
        </text:list-item>
        <text:list-item>
          <text:p text:style-name="P82"><text:soft-page-break/>&lt;<text:span text:style-name="T13">E</text:span>&gt; ListExpression&lt;List&lt;<text:span text:style-name="T13">E</text:span>&gt;, <text:span text:style-name="T13">E</text:span>&gt; listParameter(String name, <text:tab/>Class&lt;<text:span text:style-name="T13">E</text:span>&gt; elementType)</text:p>
        </text:list-item>
      </text:list>
      <text:h text:style-name="P68" text:outline-level="3">Query Variables</text:h>
      <text:p text:style-name="body">The interface <text:span text:style-name="T2">JDOQLTypedQuery</text:span> provides a method to create a variable for the query<text:change-start text:change-id="ct105553169630720"/>. This method is not recommended for variables of the candidate class. The method in the QClass<text:span text:style-name="T2"> </text:span><text:change-end text:change-id="ct105553169630720"/><text:change-start text:change-id="ct105553169630912"/>should be used instead<text:change-end text:change-id="ct105553169630912"/>:</text:p>
      <text:list xml:id="list1759189293" text:continue-numbering="true" text:style-name="L16">
        <text:list-item>
          <text:p text:style-name="P82">&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1535731635" text:continue-numbering="true" text:style-name="L16">
        <text:list-item>
          <text:p text:style-name="P82">List&lt;<text:span text:style-name="T13">T</text:span>&gt; <text:alphabetical-index-mark-start text:id="IMark9865862408" text:main-entry="true"/>executeList<text:alphabetical-index-mark-end text:id="IMark9865862408"/>();</text:p>
        </text:list-item>
        <text:list-item>
          <text:p text:style-name="P82"><text:span text:style-name="T13">T</text:span><text:span text:style-name="T1"> </text:span><text:alphabetical-index-mark-start text:id="IMark9865862408" text:main-entry="true"/>executeUnique<text:alphabetical-index-mark-end text:id="IMark9865862408"/>();</text:p>
        </text:list-item>
        <text:list-item>
          <text:p text:style-name="P82">&lt;<text:span text:style-name="T13">R</text:span>&gt; List&lt;<text:span text:style-name="T13">R</text:span>&gt; <text:alphabetical-index-mark-start text:id="IMark9865862408" text:main-entry="true"/>executeResultList<text:alphabetical-index-mark-end text:id="IMark9865862408"/>(Class&lt;<text:span text:style-name="T13">R</text:span>&gt; resultCls);</text:p>
        </text:list-item>
        <text:list-item>
          <text:p text:style-name="P82">&lt;<text:span text:style-name="T13">R</text:span>&gt; <text:span text:style-name="T13">R</text:span><text:span text:style-name="T1"> </text:span><text:alphabetical-index-mark-start text:id="IMark9865862408" text:main-entry="true"/>executeResultUnique<text:alphabetical-index-mark-end text:id="IMark9865862408"/>(Class&lt;<text:span text:style-name="T13">R</text:span>&gt; resultCls);</text:p>
        </text:list-item>
        <text:list-item>
          <text:p text:style-name="P82">List&lt;Object&gt; <text:alphabetical-index-mark-start text:id="IMark9865862408" text:main-entry="true"/>executeResultList<text:alphabetical-index-mark-end text:id="IMark9865862408"/>();</text:p>
        </text:list-item>
        <text:list-item>
          <text:p text:style-name="P82">Object <text:alphabetical-index-mark-start text:id="IMark9865862408" text:main-entry="true"/>executeResultUnique<text:alphabetical-index-mark-end text:id="IMark9865862408"/>();</text:p>
        </text:list-item>
      </text:list>
      <text:p text:style-name="body">Methods to set the actual value of the specified parameters prior to the execution of the <text:span text:style-name="T2">JDOQLTypedQuery</text:span> instance:</text:p>
      <text:list xml:id="list1831772232" text:continue-numbering="true" text:style-name="L16">
        <text:list-item>
          <text:p text:style-name="P82">JDOQLTypedQuery&lt;<text:span text:style-name="T13">T</text:span>&gt; <text:alphabetical-index-mark-start text:id="IMark9865862408" text:main-entry="true"/>setParameters<text:alphabetical-index-mark-end text:id="IMark9865862408"/>(<text:line-break/><text:tab/>Map&lt;String, ?&gt; namedParamMap);</text:p>
        </text:list-item>
        <text:list-item>
          <text:p text:style-name="P82">JDOQLTypedQuery&lt;<text:span text:style-name="T13">T</text:span>&gt; <text:alphabetical-index-mark-start text:id="IMark9865862408" text:main-entry="true"/>setParameter<text:alphabetical-index-mark-end text:id="IMark9865862408"/>(Expression&lt;?&gt; paramExpr, <text:tab/>Object value);</text:p>
        </text:list-item>
        <text:list-item>
          <text:p text:style-name="P82">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1666475912" text:continue-numbering="true" text:style-name="L16">
        <text:list-item>
          <text:p text:style-name="P82">JDOQLTypedSubquery&lt;<text:span text:style-name="T13">T</text:span>&gt; <text:alphabetical-index-mark-start text:id="IMark9865862408" text:main-entry="true"/>subquery<text:alphabetical-index-mark-end text:id="IMark9865862408"/>(String candidateAlias);</text:p>
        </text:list-item>
        <text:list-item>
          <text:p text:style-name="P82">&lt;<text:span text:style-name="T13">S</text:span>&gt; JDOQLTypedSubquery&lt;<text:span text:style-name="T13">S</text:span>&gt; subquery(Class&lt;<text:span text:style-name="T13">S</text:span>&gt; candidate, <text:tab/>String candidateAlias);</text:p>
        </text:list-item>
        <text:list-item>
          <text:p text:style-name="P83">&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42"><draw:frame draw:style-name="fr1" draw:name="graphics2" text:anchor-type="as-char" svg:width="7.091cm" svg:height="0.342cm" draw:z-index="21"><draw:image xlink:href="Pictures/2000000900000FB5000000C9E5A4A80D23E7850E.wmf" xlink:type="simple" xlink:show="embed" xlink:actuate="onLoad"/></draw:frame></text:p>
      <text:h text:style-name="P61" text:outline-level="2">Examples:</text:h>
      <text:p text:style-name="P16">The following class definitions for persistence capable classes are used in the examples:</text:p>
      <text:p text:style-name="P1">package com.xyz.hr;</text:p>
      <text:p text:style-name="P1">class Employee {</text:p>
      <text:p text:style-name="P1"><text:soft-page-break/><text:tab/>String firstname;</text:p>
      <text:p text:style-name="P1"><text:tab/>String lastname;</text:p>
      <text:p text:style-name="P1"><text:tab/>double salary;</text:p>
      <text:p text:style-name="P1"><text:tab/>double weeklyhours;</text:p>
      <text:p text:style-name="P1"><text:tab/>Department department;<text:change-start text:change-id="ct105553169631104"/></text:p>
      <text:p text:style-name="P1"><text:tab/>Set&lt;String&gt; languages;<text:change-end text:change-id="ct105553169631104"/></text:p>
      <text:p text:style-name="P1">Employee manager;</text:p>
      <text:p text:style-name="P1">}</text:p>
      <text:p text:style-name="P1">package com.xyz.hr;</text:p>
      <text:p text:style-name="P1">class Department {</text:p>
      <text:p text:style-name="P1"><text:tab/>String name;</text:p>
      <text:p text:style-name="P1"><text:tab/>Collection employees;</text:p>
      <text:p text:style-name="P1">}</text:p>
      <text:p text:style-name="P1"/>
      <text:p text:style-name="P24">Note that most examples use <text:line-break/><text:tab/><text:span text:style-name="T26">List&lt;...&gt; list = q.</text:span><text:span text:style-name="T26">executeList</text:span><text:span text:style-name="T26">();</text:span> <text:line-break/>which was introduced in JDO 3.2. Alternatively, one could use the backward compatible API with <text:tab/><text:span text:style-name="T4">List list = (List) q.execute();</text:span></text:p>
      <text:h text:style-name="P63" text:outline-level="3">Basic query.</text:h>
      <text:p text:style-name="P16">This query selects all Employee instances from the candidate collection where the salary is greater than the constant <text:span text:style-name="T18">30000</text:span><text:span text:style-name="T18">:</text:span></text:p>
      <text:p text:style-name="P15">select from com.xyz.hr.Employee where salary &gt; 30000</text:p>
      <text:p text:style-name="P12"/>
      <text:p text:style-name="P16">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1"><text:span text:style-name="T22">Q</text:span>uery<text:change-start text:change-id="ct105553169631296"/>&lt;Employee&gt;<text:change-end text:change-id="ct105553169631296"/> q = pm.<text:alphabetical-index-mark-start text:id="IMark9865862408" text:main-entry="true"/>newQuery<text:change text:change-id="ct105553169631488"/><text:alphabetical-index-mark-end text:id="IMark9865862408"/>(Employee.class, "salary &gt; 30000");</text:p>
      <text:p text:style-name="P1">List&lt;Employee&gt; emps = q.<text:alphabetical-index-mark-start text:id="IMark9865862408" text:main-entry="true"/>executeList<text:change text:change-id="ct105553169631680"/><text:alphabetical-index-mark-end text:id="IMark9865862408"/>();</text:p>
      <text:p text:style-name="P17"/>
      <text:p text:style-name="P17">This is <text:span text:style-name="T15">the</text:span> JDOQLTyped version of the query:</text:p>
      <text:p text:style-name="code">QEmployee cand = Q<text:change-start text:change-id="ct105553169631872"/>E<text:change-end text:change-id="ct105553169631872"/><text:change text:change-id="ct105553169632064"/>mployee.candidate(<text:change-start text:change-id="ct105553169632256"/>"this"<text:change-end text:change-id="ct105553169632256"/>);</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16">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1"/>
      <text:p text:style-name="P1">Query<text:change-start text:change-id="ct105553169632448"/>&lt;Employee&gt;<text:change-end text:change-id="ct105553169632448"/> q = pm.newQuery<text:change text:change-id="ct105553169632640"/>(Employee.class, "salary &gt; 30000");</text:p>
      <text:p text:style-name="P1">q.<text:alphabetical-index-mark-start text:id="IMark9865862408" text:main-entry="true"/>setOrdering<text:change text:change-id="ct105553169632832"/><text:alphabetical-index-mark-end text:id="IMark9865862408"/>("salary ascending");</text:p>
      <text:p text:style-name="P1">List&lt;Employee&gt; emps = q.executeList<text:change text:change-id="ct105553169633024"/>();</text:p>
      <text:p text:style-name="P1"/>
      <text:p text:style-name="P17">This is <text:span text:style-name="T15">the</text:span> JDOQLTyped version of the query:</text:p>
      <text:p text:style-name="code">QEmployee cand = Q<text:change-start text:change-id="ct105553169633216"/>E<text:change-end text:change-id="ct105553169633216"/><text:change text:change-id="ct105553169633408"/>mployee.candidate(<text:change-start text:change-id="ct105553169633600"/>"this"<text:change-end text:change-id="ct105553169633600"/>);</text:p>
      <text:p text:style-name="code"><text:soft-page-break/>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16">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16"/>
      <text:p text:style-name="P16">If the value for the <text:span text:style-name="T18">salary</text:span> field in a candidate instance is <text:span text:style-name="T18">null</text:span>, then it cannot be unwrapped for the comparison, and the candidate instance is rejected.</text:p>
      <text:p text:style-name="P1">Query<text:change-start text:change-id="ct105553169633792"/>&lt;Employee&gt;<text:change-end text:change-id="ct105553169633792"/> q = pm.newQuery<text:change text:change-id="ct105553169633984"/>(Employee.class, </text:p>
      <text:p text:style-name="P1"><text:s text:c="20"/><text:change text:change-id="ct105553169634176"/><text:s text:c="2"/>"salary &gt; sal &amp;&amp; firstname.<text:alphabetical-index-mark-start text:id="IMark9865862408" text:main-entry="true"/>startsWith<text:alphabetical-index-mark-end text:id="IMark9865862408"/>(begin)");</text:p>
      <text:p text:style-name="P1">q.<text:alphabetical-index-mark-start text:id="IMark9865862408" text:main-entry="true"/>declareParameters<text:change text:change-id="ct105553169634368"/><text:alphabetical-index-mark-end text:id="IMark9865862408"/>("Double sal, String begin");</text:p>
      <text:p text:style-name="P1">List&lt;Employee&gt; emps = <text:span text:style-name="T7">(List&lt;Employee&gt;)q.execute(</text:span><text:span text:style-name="T17">3000</text:span>0.), "M");</text:p>
      <text:p text:style-name="P1"/>
      <text:p text:style-name="P17">This is <text:span text:style-name="T15">the</text:span> JDOQLTyped version of the query:</text:p>
      <text:p text:style-name="code">QEmployee cand = Q<text:change-start text:change-id="ct105553169634560"/>E<text:change-end text:change-id="ct105553169634560"/><text:change text:change-id="ct105553169634752"/>mployee.candidate(<text:change-start text:change-id="ct105553169634944"/>"this"<text:change-end text:change-id="ct105553169634944"/>);</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16">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16">If the value for the <text:span text:style-name="T18">dept</text:span> field in a candidate instance is <text:span text:style-name="T18">null</text:span>, then it cannot be navigated for the comparison, and the candidate instance is rejected.</text:p>
      <text:p text:style-name="P1">Query<text:change-start text:change-id="ct105553169635136"/>&lt;Employee&gt;<text:change-end text:change-id="ct105553169635136"/> q = pm.newQuery<text:change text:change-id="ct105553169635328"/>(Employee.class, "department.name == dep");</text:p>
      <text:p text:style-name="P2">q.declareParameters<text:change text:change-id="ct105553169635520"/>("String dep");</text:p>
      <text:p text:style-name="P1"><text:span text:style-name="T5">Map&lt;String, Object&gt; paramValues = </text:span><text:span text:style-name="T6">new </text:span><text:span text:style-name="T5">HashMap&lt;&gt;();</text:span></text:p>
      <text:p text:style-name="P1"><text:span text:style-name="T5">paramValues.put("dep", "R&amp;D"</text:span><text:span text:style-name="T5">);</text:span></text:p>
      <text:p text:style-name="P10">q.<text:alphabetical-index-mark-start text:id="IMark9865862408" text:main-entry="true"/>setNamedParameters<text:alphabetical-index-mark-end text:id="IMark9865862408"/>(paramValues);</text:p>
      <text:p text:style-name="P10">List&lt;Employee&gt; emps = q.executeList();</text:p>
      <text:p text:style-name="P11"/>
      <text:p text:style-name="P16">This is the JDOQLTyped version of the query:</text:p>
      <text:p text:style-name="code">QEmployee cand = Q<text:change-start text:change-id="ct105553169635712"/>E<text:change-end text:change-id="ct105553169635712"/><text:change text:change-id="ct105553169635904"/>mployee.candidate(<text:change-start text:change-id="ct105553169636096"/>"this"<text:change-end text:change-id="ct105553169636096"/>);</text:p>
      <text:p text:style-name="code">JDOQLTypedQuery&lt;Employee&gt; q = pm.newJDOQLTypedQuery(Employee.class);</text:p>
      <text:p text:style-name="code"><text:soft-page-break/>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16">This query selects all <text:span text:style-name="T18">Department</text:span> instances from the candidate collection where the collection of <text:span text:style-name="T18">Employee</text:span> instances contains at least one <text:change-start text:change-id="ct105553169636288"/><text:span text:style-name="T2">Employee</text:span><text:change-end text:change-id="ct105553169636288"/> instance having <text:change-start text:change-id="ct105553169636480"/><text:span text:style-name="T2">weeklyhours</text:span><text:change-end text:change-id="ct105553169636480"/> greater than the value passed as a parameter:</text:p>
      <text:p text:style-name="code">select from com.xyz.hr.Department <text:line-break/>where employees.contains(emp) &amp;&amp; emp.weeklyhours &gt; :hours <text:line-break/>variables Employee emp</text:p>
      <text:p text:style-name="code"/>
      <text:p text:style-name="P1"><text:bookmark text:name="X-10627149"/>String filter = "employees.contains<text:change text:change-id="ct105553169636672"/>(emp) &amp;&amp; emp.weeklyhours &gt; hours";</text:p>
      <text:p text:style-name="P1">Query&lt;Department&gt; q = pm.newQuery(Department.class, filter);</text:p>
      <text:p text:style-name="P1">q.declareVariables("Employee emp");</text:p>
      <text:p text:style-name="P1">q.declareParameters("double hours");</text:p>
      <text:p text:style-name="P1">List&lt;Department&gt; deps = (List&lt;Department&gt;)q.execute<text:change text:change-id="ct105553169636864"/>(30.);</text:p>
      <text:p text:style-name="P1"/>
      <text:p text:style-name="P17">This is <text:span text:style-name="T15">the</text:span> JDOQLTyped version of the query:</text:p>
      <text:p text:style-name="code">QDepartment cand = QDepartment.candidate(<text:change-start text:change-id="ct105553169637056"/>"this"<text:change-end text:change-id="ct105553169637056"/>);</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16">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1">String filter = "depts.contains(name)";</text:p>
      <text:p text:style-name="P1">Query&lt;Department&gt; q = pm.newQuery<text:change text:change-id="ct105553169637248"/>(Department.class, filter);</text:p>
      <text:p text:style-name="P1">q.declareParameters("java.util.Collection depts");</text:p>
      <text:p text:style-name="P1">Map&lt;String, Object&gt; paramValues = new HashMap&lt;&gt;();</text:p>
      <text:p text:style-name="P1">paramValues.put("depts", Arrays.asList("R&amp;D", "Sales", "Marketing"));</text:p>
      <text:p text:style-name="P1">q.setNamedParameters(paramValues);</text:p>
      <text:p text:style-name="P1">List&lt;Department&gt; result = q.executeList();</text:p>
      <text:p text:style-name="P1"/>
      <text:p text:style-name="P17">This is <text:span text:style-name="T15">the</text:span> JDOQLTyped version of the query:</text:p>
      <text:p text:style-name="code">QDepartment cand = Q<text:change-start text:change-id="ct105553169637440"/>D<text:change-end text:change-id="ct105553169637440"/><text:change text:change-id="ct105553169637632"/>epartment.candidate(<text:change-start text:change-id="ct105553169637824"/>"this"<text:change-end text:change-id="ct105553169637824"/>);</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text:soft-page-break/>paramValues.put("depts", Arrays.asList("R&amp;D", "Sales", "Marketing"));</text:p>
      <text:p text:style-name="code">q.setParameters(paramValues);</text:p>
      <text:p text:style-name="code">List&lt;Department&gt; result = q.executeList();</text:p>
      <text:h text:style-name="P64" text:outline-level="3"><text:change-start text:change-id="ct105553169638016"/>Membership in a String Collection</text:h>
      <text:p text:style-name="P79">This query selects all Employee instances from the candidate collection speaking German (i.e. the language set includes the string "German" passed as a parameter:</text:p>
      <text:p text:style-name="code">select from com.xyz.hr.Employee where languages.contains(:lang)</text:p>
      <text:p text:style-name="code"/>
      <text:p text:style-name="code">Query&lt;Employee&gt; q = <text:s/>pm.newQuery(Employee.class, "languages.contains(:lang)"));</text:p>
      <text:p text:style-name="code">Map&lt;String, Object&gt; paramValues = new HashMap&lt;&gt;();</text:p>
      <text:p text:style-name="code">paramValues.put("lang", "German");</text:p>
      <text:p text:style-name="code">q.setNamedParameters(paramValues);</text:p>
      <text:p text:style-name="code">List&lt;FullTimeEmployee&gt; emps = q.executeList();</text:p>
      <text:p text:style-name="code"/>
      <text:p text:style-name="P17">This is <text:span text:style-name="T15">the</text:span> JDOQLTyped version of the query:</text:p>
      <text:p text:style-name="code">JDOQLTypedQuery&lt;Employee&gt; q = pm.newJDOQLTypedQuery(Employee.class));</text:p>
      <text:p text:style-name="code">QEmployee cand = QEmployee.candidate("this");</text:p>
      <text:p text:style-name="code">StringExpression lang = q.stringParameter("lang");</text:p>
      <text:p text:style-name="code">q.filter(cand.languages.contains(lang));</text:p>
      <text:p text:style-name="code">Map&lt;String, Object&gt; paramValues = new HashMap&lt;&gt;();</text:p>
      <text:p text:style-name="code">paramValues.put("lang", "German");</text:p>
      <text:p text:style-name="code">q.setParameters(paramValues);</text:p>
      <text:p text:style-name="code">List&lt;Employee&gt; emps = q.executeList();</text:p>
      <text:h text:style-name="Heading_20_3" text:outline-level="3"><text:change-end text:change-id="ct105553169638016"/><text:span text:style-name="T14">Projection</text:span> of a Single Field</text:h>
      <text:p text:style-name="P16">This query selects names of all Employees who work in the parameter department:</text:p>
      <text:p text:style-name="code">select firstname from com.xyz.hr.Employee <text:change-start text:change-id="ct105553169638208"/>where department.name == :deptName<text:change-end text:change-id="ct105553169638208"/><text:change text:change-id="ct105553169638592"/><text:change text:change-id="ct105553169638400"/></text:p>
      <text:p text:style-name="code"/>
      <text:p text:style-name="P1">Query<text:change-start text:change-id="ct105553169638784"/>&lt;Employee&gt;<text:change-end text:change-id="ct105553169638784"/> q = pm.newQuery<text:change text:change-id="ct105553169638976"/>(Employee.class, "department.name == deptName");</text:p>
      <text:p text:style-name="P1">q.declareParameters<text:change text:change-id="ct105553169639168"/>("String deptName");</text:p>
      <text:p text:style-name="P1">q.<text:alphabetical-index-mark-start text:id="IMark9865862408" text:main-entry="true"/>setResult<text:alphabetical-index-mark-end text:id="IMark9865862408"/>("firstname");</text:p>
      <text:p text:style-name="P1">Map&lt;String, Object&gt; params = new HashMap&lt;&gt;();</text:p>
      <text:p text:style-name="P1">params.put("deptName", "R&amp;D");</text:p>
      <text:p text:style-name="P1">q.setNamedParameters(params);</text:p>
      <text:p text:style-name="P1">List&lt;String&gt; names = q.<text:alphabetical-index-mark-start text:id="IMark9865862408" text:main-entry="true"/><text:alphabetical-index-mark-start text:id="IMark9865862696" text:main-entry="true"/>executeResultList<text:alphabetical-index-mark-end text:id="IMark9865862696"/><text:alphabetical-index-mark-end text:id="IMark9865862408"/>(String.class);</text:p>
      <text:p text:style-name="P1">Iterator it = names.iterator();</text:p>
      <text:p text:style-name="P1">while (it.hasNext()) {</text:p>
      <text:p text:style-name="P1"><text:tab/>String name = (String) it.next();</text:p>
      <text:p text:style-name="P1"><text:tab/>...</text:p>
      <text:p text:style-name="P1">}</text:p>
      <text:p text:style-name="P1"/>
      <text:p text:style-name="P17">This is <text:span text:style-name="T15">the</text:span> JDOQLTyped version of the query:</text:p>
      <text:p text:style-name="code">QEmployee cand = Q<text:change-start text:change-id="ct105553169639360"/>E<text:change-end text:change-id="ct105553169639360"/><text:change text:change-id="ct105553169639552"/>mployee.candidate(<text:change-start text:change-id="ct105553169639744"/>"this"<text:change-end text:change-id="ct105553169639744"/>);</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text:soft-page-break/>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16">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1">class Info {</text:p>
      <text:p text:style-name="P1"><text:tab/>public String firstname;</text:p>
      <text:p text:style-name="P1"><text:tab/>public Double salary;</text:p>
      <text:p text:style-name="P1"><text:tab/>public Employee reportsTo;</text:p>
      <text:p text:style-name="P1">}</text:p>
      <text:p text:style-name="P1"/>
      <text:p text:style-name="P1">Query<text:change-start text:change-id="ct105553169639936"/>&lt;Employee&gt;<text:change-end text:change-id="ct105553169639936"/> q = pm.newQuery<text:change text:change-id="ct105553169640128"/>(Employee.class, "department.name == deptName");</text:p>
      <text:p text:style-name="P1">q.declareParameters<text:change text:change-id="ct105553169640320"/>("String deptName");</text:p>
      <text:p text:style-name="P1">q.setResult("firstname, salary, manager as reportsTo");</text:p>
      <text:p text:style-name="P1">q.setResultClass(Info.class);</text:p>
      <text:p text:style-name="P1">q.setParameters("R&amp;D");</text:p>
      <text:p text:style-name="P1">List&lt;Info&gt; infos = q.executeResultList(Info.class);</text:p>
      <text:p text:style-name="P1">Iterator&lt;Info&gt; it = infos.iterator();</text:p>
      <text:p text:style-name="P1">while (it.hasNext()) {</text:p>
      <text:p text:style-name="P1"><text:tab/>Info info = it.next();</text:p>
      <text:p text:style-name="P1"><text:tab/>String firstname = info.firstname;</text:p>
      <text:p text:style-name="P1"><text:tab/>Employee manager = info.reportsTo;</text:p>
      <text:p text:style-name="P1"><text:tab/>...</text:p>
      <text:p text:style-name="P1">}</text:p>
      <text:p text:style-name="P1"/>
      <text:p text:style-name="P17">This is <text:span text:style-name="T15">the</text:span> JDOQLTyped version of the query:</text:p>
      <text:p text:style-name="code">QEmployee cand = Q<text:change-start text:change-id="ct105553169640512"/>E<text:change-end text:change-id="ct105553169640512"/><text:change text:change-id="ct105553169640704"/>mployee.candidate(<text:change-start text:change-id="ct105553169640896"/>"this"<text:change-end text:change-id="ct105553169640896"/>);</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text:change text:change-id="ct105553169641088"/>(firstname, salary, manager) <text:line-break/>from com.xyz.hr.Employee where department.name == :deptName</text:p>
      <text:p text:style-name="code"/>
      <text:p text:style-name="P1">class Info {</text:p>
      <text:p text:style-name="P1"><text:tab/>public String firstname;</text:p>
      <text:p text:style-name="P1"><text:tab/>public Double salary;</text:p>
      <text:p text:style-name="P1"><text:tab/>public Employee reportsTo;</text:p>
      <text:p text:style-name="P1"><text:tab/>public Info (String name, Float salary, Employee reportsTo) {</text:p>
      <text:p text:style-name="P1"><text:tab/><text:tab/>this.name = name;</text:p>
      <text:p text:style-name="P1"><text:soft-page-break/><text:tab/><text:tab/>this.salary = salary;</text:p>
      <text:p text:style-name="P1"><text:tab/><text:tab/>this.reportsTo = reportsTo;</text:p>
      <text:p text:style-name="P1"><text:tab/>}</text:p>
      <text:p text:style-name="P1">}</text:p>
      <text:p text:style-name="P1"/>
      <text:p text:style-name="P1">Query<text:change-start text:change-id="ct105553169641280"/>&lt;Employee&gt;<text:change-end text:change-id="ct105553169641280"/> q = pm.newQuery<text:change text:change-id="ct105553169641472"/>(Employee.class, "department.name == deptName");</text:p>
      <text:p text:style-name="P1">q.declareParameters<text:change text:change-id="ct105553169641664"/>("String deptName");</text:p>
      <text:p text:style-name="P1">q.setResult("new Info(firstname, salary, manager)");</text:p>
      <text:p text:style-name="P1">q.<text:alphabetical-index-mark-start text:id="IMark9865862408" text:main-entry="true"/>setResultClass<text:alphabetical-index-mark-end text:id="IMark9865862408"/>(Info.class);</text:p>
      <text:p text:style-name="P1">List&lt;Info&gt; infos = q.executeResultList(Info.class);</text:p>
      <text:p text:style-name="P1">for (Info info : infos) {</text:p>
      <text:p text:style-name="P1"><text:tab/>String firstname = info.firstname;</text:p>
      <text:p text:style-name="P1"><text:tab/>Employee manager = info.reportsTo;</text:p>
      <text:p text:style-name="P1"><text:tab/>...</text:p>
      <text:p text:style-name="P1">}</text:p>
      <text:p text:style-name="P1"/>
      <text:p text:style-name="body"><text:change text:change-id="ct105553169641856"/>The same query might be defined as named query in the JDO metadata; e.g. in a file package.jdo as part of the metadata for the class Employee:</text:p>
      <text:p text:style-name="P1">&lt;query name="constructor"&gt;</text:p>
      <text:p text:style-name="P1"><text:tab/>&lt;![CDATA[</text:p>
      <text:p text:style-name="P1"><text:tab/><text:tab/>select new com.xyz.hr.Info<text:change text:change-id="ct105553169642048"/>(name, salary, manager) </text:p>
      <text:p text:style-name="P1"><text:tab/><text:tab/>where dept.name == :deptName</text:p>
      <text:p text:style-name="P1"><text:tab/>]&gt;</text:p>
      <text:p text:style-name="P1">&lt;/query&gt;</text:p>
      <text:p text:style-name="P52">Running the named query would look like:</text:p>
      <text:p text:style-name="P1">Query&lt;Employee&gt; q = pm.newNamedQuery(Employee.class, "constructor");</text:p>
      <text:p text:style-name="P1">q.setParameters("R&amp;D");</text:p>
      <text:p text:style-name="P1">List&lt;Info&gt; infos = q.executeResultList(Info.class);</text:p>
      <text:p text:style-name="P1"/>
      <text:p text:style-name="P17">This is <text:span text:style-name="T15">the</text:span> JDOQLTyped version of the query:</text:p>
      <text:p text:style-name="code">QEmployee cand = Q<text:change-start text:change-id="ct105553169642240"/>E<text:change-end text:change-id="ct105553169642240"/><text:change text:change-id="ct105553169642432"/>mployee.candidate(<text:change-start text:change-id="ct105553169642624"/>"this"<text:change-end text:change-id="ct105553169642624"/>);</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69" text:outline-level="3"><text:span text:style-name="T14">Aggregation</text:span> of a single Field</text:h>
      <text:p text:style-name="P16">This query averages the salaries of Employees who work in the parameter department and returns a single value:</text:p>
      <text:p text:style-name="code">select avg(salary) from com.xyz.hr.Employee where department.name == :deptName</text:p>
      <text:p text:style-name="code"/>
      <text:p text:style-name="P1">Query<text:change-start text:change-id="ct105553169642816"/>&lt;Employee&gt;<text:change-end text:change-id="ct105553169642816"/> q = pm.newQuery<text:change text:change-id="ct105553169643008"/>(Employee.class, "departemnt.name == deptName");</text:p>
      <text:p text:style-name="P1">q.declareParameters<text:change text:change-id="ct105553169643200"/>("String deptName");</text:p>
      <text:p text:style-name="P1">q.setResult("avg(salary)");</text:p>
      <text:p text:style-name="P1"><text:span text:style-name="T9">q.</text:span><text:span text:style-name="T9">setParameters</text:span><text:span text:style-name="T9">("R&amp;D"</text:span><text:span text:style-name="T9">);</text:span></text:p>
      <text:p text:style-name="P1"><text:span text:style-name="T7">Double avgSalary = q.</text:span><text:alphabetical-index-mark-start text:id="IMark9865862408" text:main-entry="true"/><text:span text:style-name="T7">executeResultUnique</text:span><text:alphabetical-index-mark-end text:id="IMark9865862408"/><text:span text:style-name="T7">(Double.class</text:span><text:span text:style-name="T7">);</text:span></text:p>
      <text:p text:style-name="P10"><text:soft-page-break/></text:p>
      <text:p text:style-name="P22">This is the JDOQLTyped version of the query:</text:p>
      <text:p text:style-name="P3">QEmployee cand = Q<text:change-start text:change-id="ct105553169643392"/>E<text:change-end text:change-id="ct105553169643392"/><text:change text:change-id="ct105553169643584"/>mployee.candidate(<text:change-start text:change-id="ct105553169643776"/>"this"<text:change-end text:change-id="ct105553169643776"/>);</text:p>
      <text:p text:style-name="P3">JDOQLTypedQuery&lt;Employee&gt; q = pm.newJDOQLTypedQuery(Employee.class)</text:p>
      <text:p text:style-name="P3"><text:tab/>.result(false, cand.salary.avg());</text:p>
      <text:p text:style-name="P3">StringExpression deptName = q.stringParameter("deptName");</text:p>
      <text:p text:style-name="P3">q.filter(cand.department.name.eq(deptName));</text:p>
      <text:p text:style-name="P3">Map&lt;String, Object&gt; paramValues = new HashMap&lt;&gt;();</text:p>
      <text:p text:style-name="P3">paramValues.put("deptName", "R&amp;D");</text:p>
      <text:p text:style-name="P3">q.setParameters(paramValues);</text:p>
      <text:p text:style-name="P3">Double avgSalary = q.executeResultUnique(Double.class);</text:p>
      <text:h text:style-name="P69" text:outline-level="3"><text:span text:style-name="T14">Aggregation</text:span> of Multiple Fields and Expressions</text:h>
      <text:p text:style-name="P16">This query averages and sums the salaries of Employees who work in the parameter department:</text:p>
      <text:p text:style-name="code">select avg(salary), sum(salary) from com.xyz.hr.Employee </text:p>
      <text:p text:style-name="code">where department.name == :deptName</text:p>
      <text:p text:style-name="code"/>
      <text:p text:style-name="P1">Query<text:change-start text:change-id="ct105553169643968"/>&lt;Employee&gt;<text:change-end text:change-id="ct105553169643968"/> q = pm.newQuery<text:change text:change-id="ct105553169644160"/>(Employee.class, "dept.name == deptName");</text:p>
      <text:p text:style-name="P1">q.declareParameters<text:change text:change-id="ct105553169644736"/>("String deptName");</text:p>
      <text:p text:style-name="P1">q.setResult("avg(salary), sum(salary)");</text:p>
      <text:p text:style-name="P1"><text:span text:style-name="T7">q.</text:span><text:span text:style-name="T7">setParameters</text:span><text:span text:style-name="T7">("R&amp;D"</text:span><text:span text:style-name="T7">);</text:span></text:p>
      <text:p text:style-name="P8"><text:span text:style-name="T8">Object[] avgSum = q.</text:span><text:span text:style-name="T8">executeResultUnique</text:span><text:span text:style-name="T8">(Object[].class</text:span><text:span text:style-name="T8">);</text:span></text:p>
      <text:p text:style-name="P1">Double average = (Double)avgSum[0];</text:p>
      <text:p text:style-name="P1">Double sum = (Double)avgSum[1];</text:p>
      <text:p text:style-name="P1"/>
      <text:p text:style-name="P17">This is <text:span text:style-name="T15">the</text:span> JDOQLTyped version of the query:</text:p>
      <text:p text:style-name="code">QEmployee cand = Q<text:change-start text:change-id="ct105553169644928"/>E<text:change-end text:change-id="ct105553169644928"/><text:change text:change-id="ct105553169645120"/>mployee.candidate(<text:change-start text:change-id="ct105553169645312"/>"this"<text:change-end text:change-id="ct105553169645312"/>);</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16">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1">Query<text:change-start text:change-id="ct105553169724160"/>&lt;Employee&gt;<text:change-end text:change-id="ct105553169724160"/> q = pm.newQuery<text:change text:change-id="ct105553169726656"/>(Employee.class);</text:p>
      <text:p text:style-name="P1">q.setResult("avg(salary), sum(salary), department.name");</text:p>
      <text:p text:style-name="P1">q.<text:alphabetical-index-mark-start text:id="IMark9865862408" text:main-entry="true"/>setGrouping<text:alphabetical-index-mark-end text:id="IMark9865862408"/>("department.name having count(department.name) &gt; 1");</text:p>
      <text:p text:style-name="P1">List&lt;Object[]&gt; results = q.executeResultList(Object[]class);</text:p>
      <text:p text:style-name="P1">for (Object[] info : results) {</text:p>
      <text:p text:style-name="P1"><text:tab/>Double average = (Double)info[0];</text:p>
      <text:p text:style-name="P1"><text:tab/>Double sum = (Double)info[1];</text:p>
      <text:p text:style-name="P1"><text:tab/>String deptName = (String)info[2];</text:p>
      <text:p text:style-name="P1"><text:tab/>...</text:p>
      <text:p text:style-name="P1">}</text:p>
      <text:p text:style-name="P1"><text:soft-page-break/></text:p>
      <text:p text:style-name="body"/>
      <text:p text:style-name="P16">The same query might be defined as named query in the JDO metadata; e.g. in a file package.jdo as part of the metadata for the class Employee:</text:p>
      <text:p text:style-name="P1">&lt;query name="grouping"&gt;</text:p>
      <text:p text:style-name="P1"><text:tab/>&lt;![CDATA[</text:p>
      <text:p text:style-name="P1"><text:tab/><text:tab/>select avg(salary), sum(salary), department.name</text:p>
      <text:p text:style-name="P1"><text:tab/><text:tab/>group by department.name having count(department.name) &gt; 1</text:p>
      <text:p text:style-name="P1"><text:tab/>]]&gt;</text:p>
      <text:p text:style-name="P1">&lt;/query&gt;</text:p>
      <text:p text:style-name="P53">Running the named query would look like:</text:p>
      <text:p text:style-name="P1">Query&lt;Employee&gt; q = pm.newNamedQuery(Employee.class, "grouping");</text:p>
      <text:p text:style-name="P1">List&lt;Object[]&gt; results = q.executeResultList(Object[].class);</text:p>
      <text:p text:style-name="P1"/>
      <text:p text:style-name="P17">This is <text:span text:style-name="T15">the</text:span> JDOQLTyped version of the query:</text:p>
      <text:p text:style-name="code">QEmployee cand = Q<text:change-start text:change-id="ct105553169612800"/>E<text:change-end text:change-id="ct105553169612800"/><text:change text:change-id="ct105553169612992"/>mployee.candidate(<text:change-start text:change-id="ct105553169613184"/>"this"<text:change-end text:change-id="ct105553169613184"/>);</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16">This query returns a single instance of Employee:</text:p>
      <text:p text:style-name="code">select unique this from com.xyz.hr.Employee where firstname == :empName</text:p>
      <text:p text:style-name="code"/>
      <text:p text:style-name="P1">Query<text:change-start text:change-id="ct105553169613376"/>&lt;Employee&gt;<text:change-end text:change-id="ct105553169613376"/> q = pm.newQuery<text:change text:change-id="ct105553169613568"/>(Employee.class, "firstname == empName");</text:p>
      <text:p text:style-name="P1">q.declareParameters<text:change text:change-id="ct105553169613760"/>("String empName");</text:p>
      <text:p text:style-name="P1">q.<text:alphabetical-index-mark-start text:id="IMark9865862408" text:main-entry="true"/>setUnique<text:alphabetical-index-mark-end text:id="IMark9865862408"/>(true);</text:p>
      <text:p text:style-name="P1">q.setParameters("Michael");</text:p>
      <text:p text:style-name="P1">Employee emp = q.<text:alphabetical-index-mark-start text:id="IMark9865862408" text:main-entry="true"/>executeUnique<text:alphabetical-index-mark-end text:id="IMark9865862408"/>();</text:p>
      <text:p text:style-name="P1"/>
      <text:p text:style-name="P17">This is <text:span text:style-name="T15">the</text:span> JDOQLTyped version of the query:</text:p>
      <text:p text:style-name="code">QEmployee cand = Q<text:change-start text:change-id="ct105553169613952"/>E<text:change-end text:change-id="ct105553169613952"/><text:change text:change-id="ct105553169614144"/>mployee.candidate(<text:change-start text:change-id="ct105553169614336"/>"this"<text:change-end text:change-id="ct105553169614336"/>);</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16">This query returns a single field of a single Employee:</text:p>
      <text:p text:style-name="code">select unique salary from com.xyz.hr.Employee where firstname == :empName</text:p>
      <text:p text:style-name="code"/>
      <text:p text:style-name="P1">Query<text:change-start text:change-id="ct105553169614528"/>&lt;Employee&gt;<text:change-end text:change-id="ct105553169614528"/> q = pm.newQuery<text:change text:change-id="ct105553169614720"/>(Employee.class, "firstname == empName");</text:p>
      <text:p text:style-name="P1">q.declareParameters<text:change text:change-id="ct105553169614912"/>("String empName");</text:p>
      <text:p text:style-name="P1">q.setResult("salary");</text:p>
      <text:p text:style-name="P1"><text:soft-page-break/>q.setResultClass(Double.class);</text:p>
      <text:p text:style-name="P1">q.setParamaters("Michael");</text:p>
      <text:p text:style-name="P1">Double salary = <text:change text:change-id="ct105553169615104"/>q.executeResultUnique (Double.class);</text:p>
      <text:p text:style-name="P1"/>
      <text:p text:style-name="P17">This is <text:span text:style-name="T15">the</text:span> JDOQLTyped version of the query:</text:p>
      <text:p text:style-name="code">QEmployee cand = Q<text:change-start text:change-id="ct105553169615296"/>E<text:change-end text:change-id="ct105553169615296"/><text:change text:change-id="ct105553169615488"/>mployee.candidate(<text:change-start text:change-id="ct105553169615680"/>"this"<text:change-end text:change-id="ct105553169615680"/>);</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17"/>
      <text:h text:style-name="Heading_20_3" text:outline-level="3">Projection of “this” to User-defined Result Class with Matching Field</text:h>
      <text:p text:style-name="P16">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1">class EmpWrapper {</text:p>
      <text:p text:style-name="P1"><text:tab/>public Employee Employee;</text:p>
      <text:p text:style-name="P1">}</text:p>
      <text:p text:style-name="P1"/>
      <text:p text:style-name="P1">Query<text:change-start text:change-id="ct105553169615872"/>&lt;Employee&gt;<text:change-end text:change-id="ct105553169615872"/> q = pm.newQuery<text:change text:change-id="ct105553169616064"/>(Employee.class, "salary &gt; sal");</text:p>
      <text:p text:style-name="P1">q.declareParameters ("Double sal");</text:p>
      <text:p text:style-name="P1">q.setParameters(30000.);</text:p>
      <text:p text:style-name="P1">List&lt;EmpWrapper&gt; infos = q.executeResultList(EmpWrapper.class);</text:p>
      <text:p text:style-name="P1">for (EmpWrapper info : infos) {</text:p>
      <text:p text:style-name="P1"><text:tab/>Employee e = info.Employee;</text:p>
      <text:p text:style-name="P1"><text:tab/>...</text:p>
      <text:p text:style-name="P1">}</text:p>
      <text:p text:style-name="P1"/>
      <text:p text:style-name="P17">This is <text:span text:style-name="T15">the</text:span> JDOQLTyped version of the query:</text:p>
      <text:p text:style-name="code">QEmployee cand = Q<text:change-start text:change-id="ct105553169616256"/>E<text:change-end text:change-id="ct105553169616256"/><text:change text:change-id="ct105553169616448"/>mployee.candidate(<text:change-start text:change-id="ct105553169616640"/>"this"<text:change-end text:change-id="ct105553169616640"/>);</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16">This query selects instances of Employee who make more than the parameter salary and stores the result in a user-defined class:</text:p>
      <text:p text:style-name="code">select into com.xyz.hr.EmpInfo from com.xyz.hr.Employee where salary &gt; :sal</text:p>
      <text:p text:style-name="code"/>
      <text:p text:style-name="P1">class EmpInfo {</text:p>
      <text:p text:style-name="P1"><text:soft-page-break/><text:tab/>private Employee worker;</text:p>
      <text:p text:style-name="P1"><text:tab/>public Employee getWorker() {return worker;}</text:p>
      <text:p text:style-name="P1"><text:tab/>public void setEmployee(Employee e) {worker = e;}</text:p>
      <text:p text:style-name="P1">}</text:p>
      <text:p text:style-name="P1"/>
      <text:p text:style-name="P1">Query<text:change-start text:change-id="ct105553169617216"/>&lt;Employee&gt;<text:change-end text:change-id="ct105553169617216"/> q = pm.newQuery<text:change text:change-id="ct105553169617408"/>(Employee.class, "salary &gt; sal");</text:p>
      <text:p text:style-name="P1">q.declareParameters<text:change text:change-id="ct105553169617600"/>("Double sal");</text:p>
      <text:p text:style-name="P1">q.setParameters(30000.);</text:p>
      <text:p text:style-name="P1">List&lt;EmpInfo&gt; infos = q.executeResultList(EmpInfo.class);</text:p>
      <text:p text:style-name="P1">for (EmpInfo info : infos) {</text:p>
      <text:p text:style-name="P1"><text:tab/>Employee e = info.getWorker();</text:p>
      <text:p text:style-name="P1"><text:tab/>...</text:p>
      <text:p text:style-name="P1">}</text:p>
      <text:p text:style-name="P1"/>
      <text:p text:style-name="P17">This is <text:span text:style-name="T15">the</text:span> JDOQLTyped version of the query:</text:p>
      <text:p text:style-name="code">QEmployee cand = Q<text:change-start text:change-id="ct105553169617792"/>e<text:change-end text:change-id="ct105553169617792"/><text:change text:change-id="ct105553169617984"/>mployee.candidate(<text:change-start text:change-id="ct105553169618176"/>"this"<text:change-end text:change-id="ct105553169618176"/>);</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16">This query returns the names of all Employees of all "R&amp;D" departments:</text:p>
      <text:p text:style-name="code">select e.firstname from com.xyz.hr.Department <text:line-break/>where name.startsWith('R&amp;D') &amp;&amp; employees.contains(e) <text:line-break/>variables com.xyz.hr.Employee e</text:p>
      <text:p text:style-name="P16"/>
      <text:p text:style-name="P1">Query<text:change-start text:change-id="ct105553169618368"/>&lt;Department&gt;<text:change-end text:change-id="ct105553169618368"/> q = pm.newQuery(Department.class);</text:p>
      <text:p text:style-name="P1">q.declareVariables("com.xyz.hr.Employee e");</text:p>
      <text:p text:style-name="P1">q.setFilter("name.startsWith('R&amp;D') &amp;&amp; employees.contains(e)");</text:p>
      <text:p text:style-name="P1">q.setResult(<text:span text:style-name="T22">"</text:span>e.firstname<text:span text:style-name="T22">"</text:span>);</text:p>
      <text:p text:style-name="P1">List&lt;String&gt; names = q.executeResultList(String.class);</text:p>
      <text:p text:style-name="P1">for (String firstname : names) {</text:p>
      <text:p text:style-name="P1"><text:tab/>...</text:p>
      <text:p text:style-name="P1">}</text:p>
      <text:p text:style-name="P1"/>
      <text:p text:style-name="body"><text:change text:change-id="ct105553169618560"/>The same query might be defined as named query in the JDO metadata; e.g. in a file package.jdo as part of the metadata for the class Department:</text:p>
      <text:p text:style-name="P1">&lt;query name="projectingVariables"&gt;</text:p>
      <text:p text:style-name="P1"><text:tab/>&lt;![CDATA[</text:p>
      <text:p text:style-name="P1"><text:tab/><text:tab/>select e.firstname</text:p>
      <text:p text:style-name="P1"><text:tab/><text:tab/>where name.startsWith('R&amp;D') &amp;&amp; employees.contains(e)</text:p>
      <text:p text:style-name="P1"><text:tab/><text:tab/>variables com.xyz.hr.Employee e</text:p>
      <text:p text:style-name="P1"><text:tab/>]]&gt;</text:p>
      <text:p text:style-name="P1">&lt;/query&gt;</text:p>
      <text:p text:style-name="P53">Running the named query would look like:</text:p>
      <text:p text:style-name="P1"><text:soft-page-break/>Query&lt;Department&gt; q = pm.newNamedQuery(Department.class, "projectingVariables");</text:p>
      <text:p text:style-name="P1">List&lt;String&gt; names = q.executeResultList(String.class);</text:p>
      <text:p text:style-name="P1"/>
      <text:p text:style-name="P17">This is <text:span text:style-name="T15">the</text:span> JDOQLTyped version of the query:</text:p>
      <text:p text:style-name="code">QDepartment cand = Q<text:change-start text:change-id="ct105553169618752"/>D<text:change-end text:change-id="ct105553169618752"/><text:change text:change-id="ct105553169618944"/>epartment.candidate(<text:change-start text:change-id="ct105553169619136"/>"this"<text:change-end text:change-id="ct105553169619136"/>);</text:p>
      <text:p text:style-name="code">QEmployee e = <text:change-start text:change-id="ct105553169619328"/>QE<text:change-end text:change-id="ct105553169619328"/><text:change text:change-id="ct105553169619712"/><text:change text:change-id="ct105553169619520"/>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9865862408" text:main-entry="true"/>Non-correlated subquery<text:alphabetical-index-mark-end text:id="IMark9865862408"/></text:h>
      <text:p text:style-name="P16">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14">// subquery instance form</text:p>
      <text:p text:style-name="P14">Query&lt;Employee&gt; subq = pm.newQuery(Employee.class);</text:p>
      <text:p text:style-name="P13">subq.setResult("avg(weeklyhours)");</text:p>
      <text:p text:style-name="P13">Query&lt;Employee&gt; q = pm.newQuery(Employee.class);</text:p>
      <text:p text:style-name="P13">q.setFilter("this.weeklyhours &gt; average_hours");</text:p>
      <text:p text:style-name="P13">q.setResult("this.firstname");</text:p>
      <text:p text:style-name="P13">q.addSubquery(subq, "double average_hours", null);</text:p>
      <text:p text:style-name="P13">List&lt;String&gt; names = q.executeResultList(String.class);</text:p>
      <text:p text:style-name="P13">for (String name : names) {</text:p>
      <text:p text:style-name="P13"><text:tab/>...</text:p>
      <text:p text:style-name="P13">}</text:p>
      <text:p text:style-name="P13"/>
      <text:p text:style-name="P16">This is <text:span text:style-name="T15">the</text:span> JDOQLTyped version of the query:</text:p>
      <text:p text:style-name="code">QEmployee cand = Q<text:change-start text:change-id="ct105553169619904"/>E<text:change-end text:change-id="ct105553169619904"/><text:change text:change-id="ct105553169620096"/>mployee.candidate(<text:change-start text:change-id="ct105553169620288"/>"this"<text:change-end text:change-id="ct105553169620288"/>);</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9865862408" text:main-entry="true"/>Correlated subquery<text:alphabetical-index-mark-end text:id="IMark9865862408"/></text:h>
      <text:p text:style-name="P16">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14">// subquery instance form</text:p>
      <text:p text:style-name="P14">Query&lt;Employee&gt; subq = pm.newQuery(Employee.class);</text:p>
      <text:p text:style-name="P14">subq.setFilter("this.manager == :manager");</text:p>
      <text:p text:style-name="P14">subq.setResult("avg(weeklyhours)");</text:p>
      <text:p text:style-name="P14"><text:soft-page-break/>Query&lt;Employee&gt; q = pm.newQuery(Employee.class);</text:p>
      <text:p text:style-name="P14">q.setFilter("this.weeklyhours &gt; average_hours");</text:p>
      <text:p text:style-name="P14">q.setResult("firstname");</text:p>
      <text:p text:style-name="P14">q.<text:alphabetical-index-mark-start text:id="IMark9865862408"/>addSubquery<text:alphabetical-index-mark-end text:id="IMark9865862408"/>(subq, "double average_hours","this.department.employees",</text:p>
      <text:p text:style-name="P14"><text:tab/>"this.manager");</text:p>
      <text:p text:style-name="P13">List&lt;String&gt; names = q.executeResultList(String.class);</text:p>
      <text:p text:style-name="P13">for (String name : names) {</text:p>
      <text:p text:style-name="P13"><text:tab/>...</text:p>
      <text:p text:style-name="P13">}</text:p>
      <text:p text:style-name="P13"/>
      <text:p text:style-name="P16">This is <text:span text:style-name="T15">the</text:span> JDOQLTyped version of the query:</text:p>
      <text:p text:style-name="code">QEmployee cand = Q<text:change-start text:change-id="ct105553169620480"/>E<text:change-end text:change-id="ct105553169620480"/><text:change text:change-id="ct105553169620672"/>mployee.candidate(<text:change-start text:change-id="ct105553169620864"/>"this"<text:change-end text:change-id="ct105553169620864"/>);</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16">This query deletes all Employees who make more than the parameter salary.</text:p>
      <text:p text:style-name="P1">Query q = pm.newQuery (Employee.class, "salary &gt; sal");</text:p>
      <text:p text:style-name="P1">q.declareParameters ("Float sal");</text:p>
      <text:p text:style-name="P1">q.<text:alphabetical-index-mark-start text:id="IMark9865862408"/>deletePersistentAll<text:alphabetical-index-mark-end text:id="IMark9865862408"/>(new Float(30000.));</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12</meta:editing-cycles>
    <meta:creation-date>2012-06-24T15:53:04.69</meta:creation-date>
    <meta:editing-duration>P78DT22H53M35S</meta:editing-duration>
    <meta:generator>OpenOffice/4.1.15$Unix OpenOffice.org_project/4115m2$Build-9813</meta:generator>
    <dc:title>JDO_Chapter</dc:title>
    <dc:date>2025-01-27T16:21:21</dc:date>
    <dc:creator>Michael Bouschen</dc:creator>
    <meta:document-statistic meta:table-count="5" meta:image-count="12" meta:object-count="0" meta:page-count="55" meta:paragraph-count="1545" meta:word-count="16553" meta:character-count="1175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